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F4000001CE87A6945F.png" manifest:media-type="image/png"/>
  <manifest:file-entry manifest:full-path="Pictures/10000000000000E40000005F7CF5DC82.png" manifest:media-type="image/png"/>
  <manifest:file-entry manifest:full-path="Pictures/10000000000003B70000015F53633C1F.png" manifest:media-type="image/png"/>
  <manifest:file-entry manifest:full-path="Pictures/1000000100000282000001B028C7C944.png" manifest:media-type="image/png"/>
  <manifest:file-entry manifest:full-path="Pictures/10000000000001A00000006B03319F84.png" manifest:media-type="image/png"/>
  <manifest:file-entry manifest:full-path="Pictures/10000001000000C80000009F66170CEB.gif" manifest:media-type="image/gif"/>
  <manifest:file-entry manifest:full-path="Pictures/100000010000028200000101600AF1BB.png" manifest:media-type="image/png"/>
  <manifest:file-entry manifest:full-path="Pictures/10000001000003220000027455E3E695.png" manifest:media-type="image/png"/>
  <manifest:file-entry manifest:full-path="Pictures/100000010000028600000075A176C942.png" manifest:media-type="image/png"/>
  <manifest:file-entry manifest:full-path="Pictures/1000000000000231000000D9E17DD36C.png" manifest:media-type="image/png"/>
  <manifest:file-entry manifest:full-path="Pictures/10000001000003C2000000B43CDF79D8.png" manifest:media-type="image/png"/>
  <manifest:file-entry manifest:full-path="Pictures/1000000000000124000001C5B3A25485.png" manifest:media-type="image/png"/>
  <manifest:file-entry manifest:full-path="Pictures/1000000000000267000001F70F2E2F09.png" manifest:media-type="image/png"/>
  <manifest:file-entry manifest:full-path="Pictures/1000000000000267000001546B259EA8.png" manifest:media-type="image/png"/>
  <manifest:file-entry manifest:full-path="Pictures/10000000000002690000016E8B18D3DC.png" manifest:media-type="image/png"/>
  <manifest:file-entry manifest:full-path="Pictures/100000010000026C0000013717B330A5.png" manifest:media-type="image/png"/>
  <manifest:file-entry manifest:full-path="Pictures/100000010000026A0000013358F79FCA.png" manifest:media-type="image/png"/>
  <manifest:file-entry manifest:full-path="Pictures/10000000000005CA000002FAFBFB53BA.jpg" manifest:media-type="image/jpeg"/>
  <manifest:file-entry manifest:full-path="Pictures/100000000000026A0000017842F2DD0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4"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text-align="center" style:justify-single-word="false" fo:break-before="pag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Times New Roman" fo:language="en" fo:country="US" fo:font-style="normal" fo:font-weight="normal" officeooo:rsid="031a0908" officeooo:paragraph-rsid="031a0908"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en" fo:country="US" fo:font-style="normal" fo:font-weight="normal" officeooo:rsid="031a0908" officeooo:paragraph-rsid="031a0908"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4" style:family="paragraph" style:parent-style-name="Standard">
      <style:paragraph-properties fo:text-align="justify"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7" style:family="paragraph" style:parent-style-name="Standard">
      <style:paragraph-properties fo:text-align="start"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8" style:family="paragraph" style:parent-style-name="Standard">
      <style:paragraph-properties fo:text-align="center" style:justify-single-word="false" fo:break-before="pag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19"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2" style:family="paragraph" style:parent-style-name="Table_20_Contents">
      <style:text-properties fo:language="hr" fo:country="HR" fo:font-weight="bold" officeooo:rsid="000d3e88" officeooo:paragraph-rsid="000d3e88" style:font-weight-asian="bold" style:font-weight-complex="bold"/>
    </style:style>
    <style:style style:name="P33" style:family="paragraph" style:parent-style-name="Table_20_Contents">
      <style:text-properties fo:language="hr" fo:country="HR" officeooo:rsid="000d3e88" officeooo:paragraph-rsid="000d3e88"/>
    </style:style>
    <style:style style:name="P34" style:family="paragraph" style:parent-style-name="Table_20_Contents">
      <style:text-properties fo:language="hr" fo:country="HR" officeooo:rsid="000e60ac" officeooo:paragraph-rsid="000e60ac"/>
    </style:style>
    <style:style style:name="P35" style:family="paragraph" style:parent-style-name="Table_20_Contents">
      <style:text-properties fo:language="hr" fo:country="HR" fo:font-weight="bold" officeooo:rsid="000e60ac" officeooo:paragraph-rsid="000e60ac" style:font-weight-asian="bold" style:font-weight-complex="bold"/>
    </style:style>
    <style:style style:name="P36" style:family="paragraph" style:parent-style-name="Table_20_Contents">
      <style:text-properties fo:language="hr" fo:country="HR" fo:font-weight="normal" officeooo:rsid="000e60ac" officeooo:paragraph-rsid="000e60ac" style:font-weight-asian="normal" style:font-weight-complex="normal"/>
    </style:style>
    <style:style style:name="P37" style:family="paragraph" style:parent-style-name="Table_20_Contents">
      <style:paragraph-properties fo:text-align="end" style:justify-single-word="false"/>
      <style:text-properties fo:language="hr" fo:country="HR" officeooo:rsid="000e60ac" officeooo:paragraph-rsid="000e60ac"/>
    </style:style>
    <style:style style:name="P3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9" style:family="paragraph" style:parent-style-name="Standard">
      <style:paragraph-properties fo:margin-left="0.8752in" fo:margin-right="0in" fo:text-align="justify" style:justify-single-word="false" fo:text-indent="-0.8752in" style:auto-text-indent="false"/>
      <style:text-properties officeooo:paragraph-rsid="03059c1e"/>
    </style:style>
    <style:style style:name="P40" style:family="paragraph" style:parent-style-name="Footnote">
      <style:text-properties style:font-name="Courier New1"/>
    </style:style>
    <style:style style:name="P41"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42"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3"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4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text-align="justify" style:justify-single-word="false" fo:text-indent="0in" style:auto-text-indent="false"/>
    </style:style>
    <style:style style:name="P4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5bbfb4" officeooo:paragraph-rsid="035bbfb4" style:font-size-asian="11pt" style:font-style-asian="normal" style:font-weight-asian="normal" style:font-size-complex="11pt" style:font-style-complex="normal" style:font-weight-complex="normal"/>
    </style:style>
    <style:style style:name="P48"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49"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50" style:family="paragraph" style:parent-style-name="Footnote">
      <style:text-properties fo:language="hr" fo:country="HR" officeooo:rsid="01a2a291" officeooo:paragraph-rsid="01a2a291"/>
    </style:style>
    <style:style style:name="P51"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officeooo:rsid="031a0908" officeooo:paragraph-rsid="031a0908" style:font-size-asian="11pt" style:font-style-asian="normal" style:font-weight-asian="normal" style:font-size-complex="11pt" style:font-style-complex="normal" style:font-weight-complex="normal"/>
    </style:style>
    <style:style style:name="P52"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3"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5"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b65dc" style:font-size-asian="11pt" style:font-style-asian="normal" style:font-weight-asian="normal" style:font-size-complex="11pt" style:font-style-complex="normal" style:font-weight-complex="normal"/>
    </style:style>
    <style:style style:name="P5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b65dc" style:font-size-asian="11pt" style:font-style-asian="normal" style:font-weight-asian="bold" style:font-size-complex="11pt" style:font-style-complex="normal" style:font-weight-complex="bold"/>
    </style:style>
    <style:style style:name="P58" style:family="paragraph" style:parent-style-name="Standard">
      <style:paragraph-properties fo:margin-left="0in" fo:margin-right="0in" fo:text-align="center" style:justify-single-word="false" fo:text-indent="0in" style:auto-text-indent="false"/>
      <style:text-properties style:font-name="Times New Roman" fo:font-size="11pt" officeooo:paragraph-rsid="031b65dc" style:font-size-asian="11pt" style:font-size-complex="11pt"/>
    </style:style>
    <style:style style:name="P59" style:family="paragraph" style:parent-style-name="Standard">
      <style:paragraph-properties fo:margin-left="0in" fo:margin-right="0in" fo:text-align="justify" style:justify-single-word="false" fo:text-indent="0in" style:auto-text-indent="false"/>
      <style:text-properties style:font-name="Times New Roman" fo:font-size="11pt" officeooo:paragraph-rsid="031b65dc" style:font-size-asian="11pt" style:font-size-complex="11pt"/>
    </style:style>
    <style:style style:name="P60" style:family="paragraph" style:parent-style-name="Standard">
      <style:paragraph-properties fo:margin-left="0in" fo:margin-right="0in" fo:text-align="justify"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1" style:family="paragraph" style:parent-style-name="Standard">
      <style:paragraph-properties fo:margin-left="0in" fo:margin-right="0in" fo:text-align="center"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2" style:family="paragraph" style:parent-style-name="Standard">
      <style:paragraph-properties fo:margin-left="0in" fo:margin-right="0in" fo:text-align="center" style:justify-single-word="false" fo:text-indent="0in" style:auto-text-indent="false"/>
      <style:text-properties style:font-name="Times New Roman" fo:font-size="11pt" fo:font-style="italic" fo:font-weight="normal" officeooo:paragraph-rsid="031b65dc" style:font-size-asian="11pt" style:font-style-asian="italic" style:font-weight-asian="normal" style:font-size-complex="11pt" style:font-style-complex="italic"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paragraph-rsid="031b65dc" style:font-size-asian="11pt" style:font-style-asian="normal" style:font-weight-asian="normal" style:font-size-complex="11pt" style:font-style-complex="normal" style:font-weight-complex="normal"/>
    </style:style>
    <style:style style:name="P64"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rsid="0353886f" officeooo:paragraph-rsid="0353886f" style:font-size-asian="11pt" style:font-style-asian="normal" style:font-weight-asian="normal" style:font-size-complex="11pt" style:font-style-complex="normal" style:font-weight-complex="normal"/>
    </style:style>
    <style:style style:name="P65"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6" style:family="paragraph" style:parent-style-name="Standard">
      <style:paragraph-properties fo:margin-left="0in" fo:margin-right="0in" fo:text-align="center"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7" style:family="paragraph" style:parent-style-name="Footnote">
      <style:text-properties style:font-name="Courier New"/>
    </style:style>
    <style:style style:name="P68" style:family="paragraph" style:parent-style-name="Standard" style:list-style-name="WWNum1">
      <style:paragraph-properties fo:margin-left="0.5in" fo:margin-right="0in" fo:text-align="justify" style:justify-single-word="false" fo:text-indent="-0.25in" style:auto-text-indent="false"/>
    </style:style>
    <style:style style:name="P6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5bbfb4" style:font-size-asian="11pt" style:font-style-asian="normal" style:font-weight-asian="normal" style:font-size-complex="11pt" style:font-style-complex="normal" style:font-weight-complex="normal"/>
    </style:style>
    <style:style style:name="P70"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71" style:family="paragraph" style:parent-style-name="Footnote">
      <style:text-properties style:font-name="Courier New" fo:language="hr" fo:country="HR" officeooo:rsid="01c6e8b4" officeooo:paragraph-rsid="01c6e8b4"/>
    </style:style>
    <style:style style:name="P7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3"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4" style:family="paragraph" style:parent-style-name="Standard" style:list-style-name="WWNum1">
      <style:paragraph-properties fo:margin-left="0.5in" fo:margin-right="0in" fo:text-align="center" style:justify-single-word="false" fo:text-indent="-0.25in" style:auto-text-indent="false"/>
      <style:text-properties officeooo:rsid="0212e7af" officeooo:paragraph-rsid="0212e7af"/>
    </style:style>
    <style:style style:name="P75"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212e7af" officeooo:paragraph-rsid="031e8827" style:font-size-asian="11pt" style:font-style-asian="normal" style:font-weight-asian="normal" style:font-size-complex="11pt" style:font-style-complex="normal" style:font-weight-complex="normal"/>
    </style:style>
    <style:style style:name="P76"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31e8827"/>
    </style:style>
    <style:style style:name="P77" style:family="paragraph" style:parent-style-name="Standard" style:list-style-name="WWNum1">
      <style:paragraph-properties fo:margin-left="0.5in" fo:margin-right="0in" fo:text-align="start" style:justify-single-word="false" fo:text-indent="-0.25in" style:auto-text-indent="false"/>
      <style:text-properties style:font-name="Courier New" fo:font-size="11pt" fo:language="hr" fo:country="HR" fo:font-style="normal" fo:font-weight="normal" officeooo:rsid="034eb870" officeooo:paragraph-rsid="031e8827" style:font-size-asian="11pt" style:font-style-asian="normal" style:font-weight-asian="normal" style:font-size-complex="11pt" style:font-style-complex="normal" style:font-weight-complex="normal"/>
    </style:style>
    <style:style style:name="P7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5844f8" officeooo:paragraph-rsid="035844f8" style:font-size-asian="11pt" style:font-style-asian="normal" style:font-weight-asian="normal" style:font-size-complex="11pt" style:font-style-complex="normal" style:font-weight-complex="normal"/>
    </style:style>
    <style:style style:name="P79"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8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bea3a" officeooo:paragraph-rsid="034bea3a" style:font-size-asian="11pt" style:font-style-asian="normal" style:font-weight-asian="normal" style:font-size-complex="11pt" style:font-style-complex="normal" style:font-weight-complex="normal"/>
    </style:style>
    <style:style style:name="P81"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5c93ae" officeooo:paragraph-rsid="035c93ae" style:font-size-asian="11pt" style:font-style-asian="normal" style:font-weight-asian="normal" style:font-size-complex="11pt" style:font-style-complex="normal" style:font-weight-complex="normal"/>
    </style:style>
    <style:style style:name="P8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5c93ae" officeooo:paragraph-rsid="035c93ae" style:font-size-asian="11pt" style:font-style-asian="normal" style:font-weight-asian="normal" style:font-size-complex="11pt" style:font-style-complex="normal" style:font-weight-complex="normal"/>
    </style:style>
    <style:style style:name="P83" style:family="paragraph" style:parent-style-name="Standard" style:list-style-name="WWNum1">
      <style:paragraph-properties fo:margin-left="0.5in" fo:margin-right="0in" fo:text-align="justify" style:justify-single-word="false" fo:text-indent="-0.25in" style:auto-text-indent="false"/>
      <style:text-properties officeooo:rsid="031e8827" officeooo:paragraph-rsid="031e8827"/>
    </style:style>
    <style:style style:name="P84"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5" style:family="paragraph" style:parent-style-name="Footnote">
      <style:text-properties officeooo:rsid="010104cb" officeooo:paragraph-rsid="010104cb"/>
    </style:style>
    <style:style style:name="P86" style:family="paragraph" style:parent-style-name="Standard" style:list-style-name="WWNum1">
      <style:paragraph-properties fo:margin-left="0.75in" fo:margin-right="0in" fo:text-align="justify" style:justify-single-word="false" fo:text-indent="-0.25in" style:auto-text-indent="false"/>
    </style:style>
    <style:style style:name="P87" style:family="paragraph" style:parent-style-name="Standard">
      <style:paragraph-properties fo:margin-left="0.5in" fo:margin-right="0in" fo:text-align="justify" style:justify-single-word="false" fo:text-indent="0in" style:auto-text-indent="false"/>
    </style:style>
    <style:style style:name="P88"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6bb2d" officeooo:paragraph-rsid="0346bb2d" style:font-size-asian="11pt" style:font-style-asian="normal" style:font-weight-asian="normal" style:font-size-complex="11pt" style:font-style-complex="normal" style:font-weight-complex="normal"/>
    </style:style>
    <style:style style:name="P89"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90"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91"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92" style:family="paragraph" style:parent-style-name="Standard">
      <style:paragraph-properties fo:margin-left="0.5in" fo:margin-right="0in" fo:text-align="justify" style:justify-single-word="false" fo:text-indent="0in" style:auto-text-indent="false"/>
      <style:text-properties officeooo:rsid="0321c52e" officeooo:paragraph-rsid="0321c52e"/>
    </style:style>
    <style:style style:name="P93"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94" style:family="paragraph" style:parent-style-name="Standard">
      <style:paragraph-properties fo:margin-left="0.5in" fo:margin-right="0in" fo:text-align="justify" style:justify-single-word="false" fo:text-indent="0in" style:auto-text-indent="false"/>
      <style:text-properties style:font-name="Courier New"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officeooo:paragraph-rsid="03231e0b"/>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style:font-name="Courier New" officeooo:rsid="03231e0b" officeooo:paragraph-rsid="03231e0b"/>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officeooo:rsid="03231e0b" officeooo:paragraph-rsid="03231e0b"/>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107" style:family="paragraph" style:parent-style-name="Standard" style:list-style-name="WWNum1">
      <style:paragraph-properties fo:margin-left="0.5in" fo:margin-right="0in" fo:line-height="100%" fo:text-align="justify" style:justify-single-word="false" fo:text-indent="-0.25in" style:auto-text-indent="false"/>
      <style:text-properties officeooo:paragraph-rsid="0324c9ff"/>
    </style:style>
    <style:style style:name="P108" style:family="paragraph" style:parent-style-name="Preformatted_20_Text">
      <style:paragraph-properties fo:line-height="100%"/>
    </style:style>
    <style:style style:name="P109" style:family="paragraph" style:parent-style-name="Preformatted_20_Text">
      <style:paragraph-properties fo:margin-top="0in" fo:margin-bottom="0in" style:contextual-spacing="false" fo:line-height="100%"/>
      <style:text-properties officeooo:paragraph-rsid="0324c9ff"/>
    </style:style>
    <style:style style:name="P110" style:family="paragraph" style:parent-style-name="Preformatted_20_Text">
      <style:paragraph-properties fo:margin-top="0in" fo:margin-bottom="0in" style:contextual-spacing="false"/>
      <style:text-properties officeooo:paragraph-rsid="0324c9ff"/>
    </style:style>
    <style:style style:name="P111" style:family="paragraph" style:parent-style-name="Preformatted_20_Text">
      <style:paragraph-properties fo:margin-top="0in" fo:margin-bottom="0in" style:contextual-spacing="false" fo:text-align="justify" style:justify-single-word="false"/>
    </style:style>
    <style:style style:name="P112"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13"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14"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15"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11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17"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11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1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24c9ff" officeooo:paragraph-rsid="0324c9ff" style:font-size-asian="11pt" style:font-style-asian="normal" style:font-weight-asian="normal" style:font-size-complex="11pt" style:font-style-complex="normal" style:font-weight-complex="normal"/>
    </style:style>
    <style:style style:name="P12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3c57b" officeooo:paragraph-rsid="0333c57b" style:font-size-asian="11pt" style:font-style-asian="normal" style:font-weight-asian="normal" style:font-size-complex="11pt" style:font-style-complex="normal" style:font-weight-complex="normal"/>
    </style:style>
    <style:style style:name="P121"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5c5f7" officeooo:paragraph-rsid="0335c5f7" style:font-size-asian="11pt" style:font-style-asian="normal" style:font-weight-asian="normal" style:font-size-complex="11pt" style:font-style-complex="normal" style:font-weight-complex="normal"/>
    </style:style>
    <style:style style:name="P12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23"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24" style:family="paragraph">
      <loext:graphic-properties draw:fill="none" draw:fill-color="#39b2e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25"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8276e" officeooo:paragraph-rsid="0348276e" style:font-size-asian="11pt" style:font-style-asian="normal" style:font-weight-asian="normal" style:font-size-complex="11pt" style:font-style-complex="normal" style:font-weight-complex="normal"/>
    </style:style>
    <style:style style:name="P126" style:family="paragraph" style:parent-style-name="Standard">
      <style:paragraph-properties fo:text-align="justify" style:justify-single-word="false"/>
    </style:style>
    <style:style style:name="P127" style:family="paragraph" style:parent-style-name="Standard">
      <style:paragraph-properties fo:text-align="justify" style:justify-single-word="false"/>
      <style:text-properties officeooo:rsid="02c66063" officeooo:paragraph-rsid="02c66063"/>
    </style:style>
    <style:style style:name="P128" style:family="paragraph" style:parent-style-name="Standard">
      <style:paragraph-properties fo:text-align="justify" style:justify-single-word="false"/>
      <style:text-properties officeooo:rsid="00650adb" officeooo:paragraph-rsid="00650adb"/>
    </style:style>
    <style:style style:name="P129" style:family="paragraph" style:parent-style-name="Footnote">
      <style:text-properties officeooo:rsid="00bfc4d3" officeooo:paragraph-rsid="00bfc4d3"/>
    </style:style>
    <style:style style:name="P130" style:family="paragraph" style:parent-style-name="Standard">
      <style:paragraph-properties fo:text-align="justify" style:justify-single-word="false"/>
      <style:text-properties officeooo:paragraph-rsid="00cd934b"/>
    </style:style>
    <style:style style:name="P131" style:family="paragraph" style:parent-style-name="Footnote">
      <style:text-properties fo:language="hr" fo:country="HR" officeooo:rsid="00d1ae23" officeooo:paragraph-rsid="00d1ae23"/>
    </style:style>
    <style:style style:name="P132" style:family="paragraph" style:parent-style-name="Preformatted_20_Text">
      <style:paragraph-properties fo:text-align="justify" style:justify-single-word="false"/>
      <style:text-properties officeooo:paragraph-rsid="00cd934b"/>
    </style:style>
    <style:style style:name="P133" style:family="paragraph" style:parent-style-name="Preformatted_20_Text">
      <style:paragraph-properties fo:text-align="justify" style:justify-single-word="false"/>
      <style:text-properties officeooo:paragraph-rsid="00d63138"/>
    </style:style>
    <style:style style:name="P134"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35"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36"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137" style:family="paragraph" style:parent-style-name="Standard">
      <style:paragraph-properties fo:text-align="justify" style:justify-single-word="false"/>
      <style:text-properties officeooo:paragraph-rsid="00162eee"/>
    </style:style>
    <style:style style:name="P138" style:family="paragraph" style:parent-style-name="Slika">
      <style:text-properties fo:font-size="10pt" style:font-size-asian="10pt" style:font-size-complex="10pt"/>
    </style:style>
    <style:style style:name="P139" style:family="paragraph" style:parent-style-name="Standard">
      <style:paragraph-properties fo:text-align="justify" style:justify-single-word="false"/>
      <style:text-properties officeooo:paragraph-rsid="00141c20"/>
    </style:style>
    <style:style style:name="P140" style:family="paragraph" style:parent-style-name="Text">
      <style:paragraph-properties fo:text-align="justify" style:justify-single-word="false"/>
      <style:text-properties fo:font-size="10pt" style:font-size-asian="10pt" style:font-size-complex="10pt"/>
    </style:style>
    <style:style style:name="P141" style:family="paragraph" style:parent-style-name="Standard">
      <style:paragraph-properties fo:text-align="justify" style:justify-single-word="false"/>
      <style:text-properties officeooo:paragraph-rsid="001833b3"/>
    </style:style>
    <style:style style:name="P142" style:family="paragraph" style:parent-style-name="Slika">
      <style:paragraph-properties fo:text-align="justify" style:justify-single-word="false"/>
      <style:text-properties fo:font-size="10pt" style:font-size-asian="10pt" style:font-size-complex="10pt"/>
    </style:style>
    <style:style style:name="P143" style:family="paragraph" style:parent-style-name="Standard">
      <style:paragraph-properties fo:text-align="justify" style:justify-single-word="false"/>
      <style:text-properties officeooo:paragraph-rsid="00a2870f"/>
    </style:style>
    <style:style style:name="P144" style:family="paragraph" style:parent-style-name="Standard">
      <style:paragraph-properties fo:text-align="justify" style:justify-single-word="false"/>
      <style:text-properties officeooo:rsid="002098dd" officeooo:paragraph-rsid="002098dd"/>
    </style:style>
    <style:style style:name="P145"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46"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47"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48" style:family="paragraph" style:parent-style-name="Preformatted_20_Text">
      <style:paragraph-properties fo:margin-top="0in" fo:margin-bottom="0in" style:contextual-spacing="false" fo:line-height="100%"/>
    </style:style>
    <style:style style:name="P149" style:family="paragraph" style:parent-style-name="Standard">
      <style:paragraph-properties fo:text-align="justify" style:justify-single-word="false"/>
      <style:text-properties style:font-name="Times New Roman" officeooo:rsid="0226d724" officeooo:paragraph-rsid="0226d724"/>
    </style:style>
    <style:style style:name="P150" style:family="paragraph" style:parent-style-name="Standard">
      <style:paragraph-properties fo:text-align="justify" style:justify-single-word="false"/>
      <style:text-properties style:font-name="Times New Roman" officeooo:rsid="01e8e2a6" officeooo:paragraph-rsid="01e8e2a6"/>
    </style:style>
    <style:style style:name="P151" style:family="paragraph" style:parent-style-name="Standard">
      <style:paragraph-properties fo:text-align="justify" style:justify-single-word="false"/>
      <style:text-properties style:font-name="Times New Roman" officeooo:rsid="02693c51" officeooo:paragraph-rsid="02693c51"/>
    </style:style>
    <style:style style:name="P152" style:family="paragraph" style:parent-style-name="Standard">
      <style:paragraph-properties fo:text-align="justify" style:justify-single-word="false"/>
      <style:text-properties officeooo:rsid="03288acb" officeooo:paragraph-rsid="03288acb"/>
    </style:style>
    <style:style style:name="P153" style:family="paragraph" style:parent-style-name="Standard">
      <style:paragraph-properties fo:text-align="justify" style:justify-single-word="false"/>
      <style:text-properties style:font-name="Courier New" fo:font-size="11pt" fo:language="hr" fo:country="HR" fo:font-style="normal" fo:font-weight="normal" officeooo:rsid="0329a22d" officeooo:paragraph-rsid="03288acb" style:font-size-asian="11pt" style:font-style-asian="normal" style:font-weight-asian="normal" style:font-size-complex="11pt" style:font-style-complex="normal" style:font-weight-complex="normal"/>
    </style:style>
    <style:style style:name="P154" style:family="paragraph" style:parent-style-name="Standard">
      <style:paragraph-properties fo:text-align="justify" style:justify-single-word="false"/>
      <style:text-properties style:font-name="Times New Roman" officeooo:rsid="0329a22d" officeooo:paragraph-rsid="032f45c7"/>
    </style:style>
    <style:style style:name="P155" style:family="paragraph" style:parent-style-name="Standard">
      <style:paragraph-properties fo:text-align="center" style:justify-single-word="false"/>
      <style:text-properties style:font-name="Times New Roman" fo:font-size="11pt" fo:language="hr" fo:country="HR" fo:font-style="normal" fo:font-weight="normal" officeooo:rsid="032f45c7" officeooo:paragraph-rsid="032f45c7" style:font-size-asian="11pt" style:font-style-asian="normal" style:font-weight-asian="normal" style:font-size-complex="11pt" style:font-style-complex="normal" style:font-weight-complex="normal"/>
    </style:style>
    <style:style style:name="P156" style:family="paragraph" style:parent-style-name="Standard">
      <style:paragraph-properties fo:text-align="justify" style:justify-single-word="false"/>
      <style:text-properties officeooo:paragraph-rsid="032f45c7"/>
    </style:style>
    <style:style style:name="P157" style:family="paragraph" style:parent-style-name="Standard">
      <style:paragraph-properties fo:text-align="justify" style:justify-single-word="false"/>
      <style:text-properties officeooo:rsid="033370ff" officeooo:paragraph-rsid="033370ff"/>
    </style:style>
    <style:style style:name="P158" style:family="paragraph" style:parent-style-name="Standard">
      <style:paragraph-properties fo:text-align="justify" style:justify-single-word="false"/>
      <style:text-properties style:font-name="Courier New"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59" style:family="paragraph" style:parent-style-name="Standard">
      <style:paragraph-properties fo:text-align="justify" style:justify-single-word="false"/>
      <style:text-properties style:font-name="Times New Roman"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60" style:family="paragraph" style:parent-style-name="Standard">
      <style:paragraph-properties fo:text-align="justify" style:justify-single-word="false"/>
      <style:text-properties style:font-name="Times New Roman" fo:font-size="11pt" fo:language="hr" fo:country="HR" fo:font-style="normal" fo:font-weight="normal" officeooo:rsid="0353a5c9" officeooo:paragraph-rsid="0353a5c9" style:font-size-asian="11pt" style:font-style-asian="normal" style:font-weight-asian="normal" style:font-size-complex="11pt" style:font-style-complex="normal" style:font-weight-complex="normal"/>
    </style:style>
    <style:style style:name="P161" style:family="paragraph" style:parent-style-name="Standard">
      <style:paragraph-properties fo:text-align="justify" style:justify-single-word="false"/>
      <style:text-properties style:font-name="Times New Roman" fo:font-size="11pt" fo:language="hr" fo:country="HR" fo:font-style="normal" fo:font-weight="normal" officeooo:rsid="035b743d" officeooo:paragraph-rsid="035b743d" style:font-size-asian="11pt" style:font-style-asian="normal" style:font-weight-asian="normal" style:font-size-complex="11pt" style:font-style-complex="normal" style:font-weight-complex="normal"/>
    </style:style>
    <style:style style:name="P162" style:family="paragraph" style:parent-style-name="Standard">
      <style:paragraph-properties fo:text-align="justify" style:justify-single-word="false"/>
      <style:text-properties officeooo:paragraph-rsid="01052669"/>
    </style:style>
    <style:style style:name="P163"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64" style:family="paragraph" style:parent-style-name="Standard">
      <style:paragraph-properties fo:text-align="justify" style:justify-single-word="false"/>
      <style:text-properties officeooo:rsid="0003f69e" officeooo:paragraph-rsid="030cdd7c"/>
    </style:style>
    <style:style style:name="P165" style:family="paragraph" style:parent-style-name="Standard">
      <style:paragraph-properties fo:text-align="justify" style:justify-single-word="false"/>
      <style:text-properties officeooo:rsid="0131fa20" officeooo:paragraph-rsid="0131fa20"/>
    </style:style>
    <style:style style:name="P166"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67" style:family="paragraph" style:parent-style-name="Standard">
      <style:paragraph-properties fo:text-align="justify" style:justify-single-word="false"/>
      <style:text-properties style:font-name="Times New Roman" fo:font-size="11pt" fo:language="hr" fo:country="HR" fo:font-style="normal" fo:font-weight="normal" officeooo:rsid="02fc2025" officeooo:paragraph-rsid="02fc2025" style:font-size-asian="11pt" style:font-style-asian="normal" style:font-weight-asian="normal" style:font-size-complex="11pt" style:font-style-complex="normal" style:font-weight-complex="normal"/>
    </style:style>
    <style:style style:name="P168"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69" style:family="paragraph" style:parent-style-name="Footnote">
      <style:text-properties style:font-name="Courier New" fo:language="hr" fo:country="HR" officeooo:rsid="00f90194" officeooo:paragraph-rsid="00f90194"/>
    </style:style>
    <style:style style:name="P170"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71" style:family="paragraph" style:parent-style-name="Standard" style:master-page-name="">
      <loext:graphic-properties draw:fill="none"/>
      <style:paragraph-properties fo:margin-left="0.6866in" fo:margin-right="0in" fo:text-align="justify" style:justify-single-word="false" fo:orphans="2" fo:widows="2" fo:hyphenation-ladder-count="no-limit" fo:hyphenation-keep="auto" loext:hyphenation-keep-type="column" loext:hyphenation-keep-line="false"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172" style:family="paragraph" style:parent-style-name="Footnote">
      <style:text-properties style:font-name="Courier New" fo:language="hr" fo:country="HR" officeooo:rsid="0013748f" officeooo:paragraph-rsid="0013748f"/>
    </style:style>
    <style:style style:name="P173" style:family="paragraph" style:parent-style-name="Title">
      <style:paragraph-properties fo:margin-top="0.1665in" fo:margin-bottom="0.0835in" style:contextual-spacing="false" fo:break-before="page"/>
      <style:text-properties fo:language="hr" fo:country="HR" officeooo:paragraph-rsid="0013748f"/>
    </style:style>
    <style:style style:name="P174"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175"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176"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177" style:family="paragraph" style:parent-style-name="Footnote">
      <style:text-properties fo:language="hr" fo:country="HR"/>
    </style:style>
    <style:style style:name="P178"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179" style:family="paragraph" style:parent-style-name="Footnote">
      <style:text-properties fo:language="hr" fo:country="HR" officeooo:rsid="001e3faf" officeooo:paragraph-rsid="001e3faf"/>
    </style:style>
    <style:style style:name="P180"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fo:language="hr" fo:country="HR" fo:font-style="normal" officeooo:rsid="03417fe6" officeooo:paragraph-rsid="03417fe6" style:font-style-asian="normal" style:font-style-complex="normal" fo:hyphenate="true" fo:hyphenation-remain-char-count="2" fo:hyphenation-push-char-count="2" loext:hyphenation-no-caps="false" loext:hyphenation-no-last-word="false" loext:hyphenation-word-char-count="no-limit" loext:hyphenation-zone="no-limit"/>
    </style:style>
    <style:style style:name="P181"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3045779"/>
    </style:style>
    <style:style style:name="T2" style:family="text">
      <style:text-properties fo:language="hr" fo:country="HR"/>
    </style:style>
    <style:style style:name="T3" style:family="text">
      <style:text-properties fo:font-variant="normal" fo:text-transform="none" fo:color="#59636e" loext:opacity="100%" style:font-name="apple-system" fo:font-size="10.5pt" fo:letter-spacing="normal" fo:font-style="normal" fo:font-weight="normal"/>
    </style:style>
    <style:style style:name="T4" style:family="text">
      <style:text-properties fo:font-variant="normal" fo:text-transform="none" fo:color="#0969da" loext:opacity="100%" style:font-name="apple-system" fo:font-size="10.5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weight="bold" style:font-weight-asian="bold" style:font-weight-complex="bold"/>
    </style:style>
    <style:style style:name="T6"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9" style:family="text">
      <style:text-properties style:font-name="Times New Roman" officeooo:rsid="0318a5aa"/>
    </style:style>
    <style:style style:name="T10" style:family="text">
      <style:text-properties officeooo:rsid="0318a5aa"/>
    </style:style>
    <style:style style:name="T1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fo:font-weight="normal" officeooo:rsid="03599c5f" style:font-size-asian="11pt" style:font-style-asian="italic" style:font-weight-asian="normal" style:font-size-complex="11pt" style:font-style-complex="italic" style:font-weight-complex="normal"/>
    </style:style>
    <style:style style:name="T14" style:family="text">
      <style:text-properties style:font-name="Times New Roman" fo:font-size="11pt" fo:language="hr" fo:country="HR" fo:font-style="italic" fo:font-weight="normal" officeooo:rsid="035bbfb4" style:font-size-asian="11pt" style:font-style-asian="italic" style:font-weight-asian="normal" style:font-size-complex="11pt" style:font-style-complex="italic" style:font-weight-complex="normal"/>
    </style:style>
    <style:style style:name="T15" style:family="text">
      <style:text-properties style:font-name="Times New Roman" fo:font-size="11pt" fo:language="hr" fo:country="HR" fo:font-style="italic" fo:font-weight="normal" officeooo:rsid="03059c1e" style:font-size-asian="11pt" style:font-style-asian="italic" style:font-weight-asian="normal" style:font-size-complex="11pt" style:font-style-complex="italic" style:font-weight-complex="normal"/>
    </style:style>
    <style:style style:name="T16" style:family="text">
      <style:text-properties style:font-name="Times New Roman" fo:font-size="11pt" fo:language="hr" fo:country="HR" fo:font-style="italic" fo:font-weight="normal" officeooo:rsid="0305d8ba" style:font-size-asian="11pt" style:font-style-asian="italic" style:font-weight-asian="normal" style:font-size-complex="11pt" style:font-style-complex="italic" style:font-weight-complex="normal"/>
    </style:style>
    <style:style style:name="T17" style:family="text">
      <style:text-properties style:font-name="Times New Roman" fo:font-size="11pt" fo:language="hr" fo:country="HR" fo:font-style="italic" fo:font-weight="normal" officeooo:rsid="0318a5aa" style:font-size-asian="11pt" style:font-style-asian="italic" style:font-weight-asian="normal" style:font-size-complex="11pt" style:font-style-complex="italic" style:font-weight-complex="normal"/>
    </style:style>
    <style:style style:name="T18" style:family="text">
      <style:text-properties style:font-name="Times New Roman" fo:font-size="11pt" fo:language="hr" fo:country="HR" fo:font-style="italic" style:text-underline-style="none" fo:font-weight="normal" officeooo:rsid="0318a5aa" style:font-size-asian="11pt" style:font-style-asian="italic" style:font-weight-asian="normal" style:font-size-complex="11pt" style:font-style-complex="italic" style:font-weight-complex="normal"/>
    </style:style>
    <style:style style:name="T19" style:family="text">
      <style:text-properties style:font-name="Times New Roman" fo:font-size="11pt" fo:language="hr" fo:country="HR" fo:font-style="italic" fo:font-weight="normal" officeooo:rsid="03461b39" style:font-size-asian="11pt" style:font-style-asian="italic" style:font-weight-asian="normal" style:font-size-complex="11pt" style:font-style-complex="italic" style:font-weight-complex="normal"/>
    </style:style>
    <style:style style:name="T20" style:family="text">
      <style:text-properties style:font-name="Times New Roman" fo:font-size="11pt" fo:language="hr" fo:country="HR" fo:font-style="italic" fo:font-weight="normal" officeooo:rsid="034bea3a" style:font-size-asian="11pt" style:font-style-asian="italic" style:font-weight-asian="normal" style:font-size-complex="11pt" style:font-style-complex="italic" style:font-weight-complex="normal"/>
    </style:style>
    <style:style style:name="T21"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4"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5"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6"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27"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28"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30"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31"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33"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4"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5" style:family="text">
      <style:text-properties fo:language="hr" fo:country="HR" officeooo:rsid="00bb2803"/>
    </style:style>
    <style:style style:name="T36" style:family="text">
      <style:text-properties style:font-name="Times New Roman" fo:font-size="11pt" fo:language="hr" fo:country="HR" fo:font-style="normal" fo:font-weight="normal" officeooo:rsid="035bbfb4" style:font-size-asian="11pt" style:font-style-asian="normal" style:font-weight-asian="normal" style:font-size-complex="11pt" style:font-style-complex="normal" style:font-weight-complex="normal"/>
    </style:style>
    <style:style style:name="T37"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8" style:family="text">
      <style:text-properties style:font-name="Courier New"/>
    </style:style>
    <style:style style:name="T39"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2dcd3af" style:font-size-asian="11pt" style:font-style-asian="normal" style:font-weight-asian="normal" style:font-size-complex="11pt" style:font-style-complex="normal" style:font-weight-complex="normal"/>
    </style:style>
    <style:style style:name="T41" style:family="text">
      <style:text-properties officeooo:rsid="02890d0c"/>
    </style:style>
    <style:style style:name="T42" style:family="text">
      <style:text-properties fo:font-weight="normal" style:font-weight-asian="normal" style:font-weight-complex="normal"/>
    </style:style>
    <style:style style:name="T43" style:family="text">
      <style:text-properties fo:language="hr" fo:country="HR" officeooo:rsid="031b65dc"/>
    </style:style>
    <style:style style:name="T44" style:family="text">
      <style:text-properties fo:language="hr" fo:country="HR" fo:font-style="italic" officeooo:rsid="031b65dc" style:font-style-asian="italic" style:font-style-complex="italic"/>
    </style:style>
    <style:style style:name="T45" style:family="text">
      <style:text-properties fo:language="hr" fo:country="HR" fo:font-style="normal" officeooo:rsid="031b65dc" style:font-style-asian="normal" style:font-style-complex="normal"/>
    </style:style>
    <style:style style:name="T46" style:family="text">
      <style:text-properties fo:font-style="italic" style:font-style-asian="italic" style:font-style-complex="italic"/>
    </style:style>
    <style:style style:name="T47" style:family="text">
      <style:text-properties fo:language="hr" fo:country="HR" officeooo:rsid="031bae6d"/>
    </style:style>
    <style:style style:name="T48" style:family="text">
      <style:text-properties officeooo:rsid="0353886f"/>
    </style:style>
    <style:style style:name="T49" style:family="text">
      <style:text-properties officeooo:rsid="035844f8"/>
    </style:style>
    <style:style style:name="T50" style:family="text">
      <style:text-properties style:font-name="Courier New" officeooo:rsid="035844f8"/>
    </style:style>
    <style:style style:name="T51" style:family="text">
      <style:text-properties officeooo:rsid="031c9e47"/>
    </style:style>
    <style:style style:name="T52" style:family="text">
      <style:text-properties officeooo:rsid="03461b39"/>
    </style:style>
    <style:style style:name="T53" style:family="text">
      <style:text-properties fo:language="en" fo:country="US" officeooo:rsid="02890d0c"/>
    </style:style>
    <style:style style:name="T54" style:family="text">
      <style:text-properties fo:font-style="italic" officeooo:rsid="02890d0c" style:font-style-asian="italic" style:font-style-complex="italic"/>
    </style:style>
    <style:style style:name="T55" style:family="text">
      <style:text-properties style:font-name="Times New Roman" fo:font-style="italic" officeooo:rsid="029fbcd4" style:font-style-asian="italic" style:font-style-complex="italic"/>
    </style:style>
    <style:style style:name="T56" style:family="text">
      <style:text-properties style:font-name="Times New Roman" fo:language="hr" fo:country="HR" fo:font-style="italic" officeooo:rsid="029fbcd4" style:font-style-asian="italic" style:font-style-complex="italic"/>
    </style:style>
    <style:style style:name="T57" style:family="text">
      <style:text-properties style:font-name="Times New Roman" fo:language="hr" fo:country="HR" officeooo:rsid="029fbcd4"/>
    </style:style>
    <style:style style:name="T58" style:family="text">
      <style:text-properties style:font-name="Times New Roman" fo:language="hr" fo:country="HR" fo:font-style="normal" officeooo:rsid="029fbcd4" style:font-style-asian="normal" style:font-style-complex="normal"/>
    </style:style>
    <style:style style:name="T59" style:family="text">
      <style:text-properties officeooo:rsid="028d1438"/>
    </style:style>
    <style:style style:name="T60" style:family="text">
      <style:text-properties style:font-name="Times New Roman" fo:font-size="11pt" fo:language="hr" fo:country="HR" fo:font-style="normal" fo:font-weight="normal" officeooo:rsid="034024f2"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3417fe6"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italic" fo:font-weight="normal" officeooo:rsid="03417fe6" style:font-size-asian="11pt" style:font-style-asian="italic" style:font-weight-asian="normal" style:font-size-complex="11pt" style:font-style-complex="italic" style:font-weight-complex="normal"/>
    </style:style>
    <style:style style:name="T63"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31c9e47"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6" style:family="text">
      <style:text-properties style:font-name="Courier New"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3427a46"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italic" fo:font-weight="normal" officeooo:rsid="03427a46" style:font-size-asian="11pt" style:font-style-asian="italic" style:font-weight-asian="normal" style:font-size-complex="11pt" style:font-style-complex="italic" style:font-weight-complex="normal"/>
    </style:style>
    <style:style style:name="T70"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71"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73"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75" style:family="text">
      <style:text-properties style:font-name="Courier New" fo:font-size="11pt" fo:language="hr" fo:country="HR" fo:font-style="normal" fo:font-weight="normal" officeooo:rsid="035c93ae"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35c93ae" style:font-size-asian="11pt" style:font-style-asian="normal" style:font-weight-asian="normal" style:font-size-complex="11pt" style:font-style-complex="normal" style:font-weight-complex="normal"/>
    </style:style>
    <style:style style:name="T77" style:family="text">
      <style:text-properties style:font-name="Courier New" fo:font-size="11pt" fo:language="hr" fo:country="HR" fo:font-style="normal" fo:font-weight="normal" officeooo:rsid="035bbfb4"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79"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81"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85"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86"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91"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97"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99"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07"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108"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16"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19"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21"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23"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25"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129"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32"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36"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38"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39"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40"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143"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146"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italic" fo:font-weight="normal" officeooo:rsid="03130eec" style:font-size-asian="11pt" style:font-style-asian="italic" style:font-weight-asian="normal" style:font-size-complex="11pt" style:font-style-complex="italic" style:font-weight-complex="normal"/>
    </style:style>
    <style:style style:name="T150" style:family="text">
      <style:text-properties style:font-name="Courier New"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52" style:family="text">
      <style:text-properties style:font-name="Courier New"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53" style:family="text">
      <style:text-properties officeooo:rsid="03594d50" style:language-asian="hi" style:country-asian="IN" style:language-complex="hi" style:country-complex="IN"/>
    </style:style>
    <style:style style:name="T154" style:family="text">
      <style:text-properties fo:language="en" fo:country="US" officeooo:rsid="03594d50"/>
    </style:style>
    <style:style style:name="T155"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58"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60"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62"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64"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168"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171"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74"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75"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76"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78"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79"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80"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81"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182" style:family="text">
      <style:text-properties officeooo:rsid="035dd25e"/>
    </style:style>
    <style:style style:name="T183" style:family="text">
      <style:text-properties style:font-name="Times New Roman"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84" style:family="text">
      <style:text-properties style:font-name="Times New Roman" fo:font-size="11pt" fo:language="hr" fo:country="HR" fo:font-style="normal" fo:font-weight="normal" officeooo:rsid="0321c52e" style:font-size-asian="11pt" style:font-style-asian="normal" style:font-weight-asian="normal" style:font-size-complex="11pt" style:font-style-complex="normal" style:font-weight-complex="normal"/>
    </style:style>
    <style:style style:name="T185" style:family="text">
      <style:text-properties style:font-name="Times New Roman" fo:font-size="11pt" fo:language="hr" fo:country="HR" fo:font-style="italic" fo:font-weight="normal" officeooo:rsid="0320b285" style:font-size-asian="11pt" style:font-style-asian="italic" style:font-weight-asian="normal" style:font-size-complex="11pt" style:font-style-complex="italic" style:font-weight-complex="normal"/>
    </style:style>
    <style:style style:name="T186" style:family="text">
      <style:text-properties style:font-name="Courier New"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87" style:family="text">
      <style:text-properties style:font-name="Times New Roman"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88" style:family="text">
      <style:text-properties style:font-name="Courier New"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89" style:family="text">
      <style:text-properties style:font-name="Times New Roman" fo:font-size="11pt" fo:language="hr" fo:country="HR" fo:font-style="normal" fo:font-weight="normal" officeooo:rsid="0346bb2d" style:font-size-asian="11pt" style:font-style-asian="normal" style:font-weight-asian="normal" style:font-size-complex="11pt" style:font-style-complex="normal" style:font-weight-complex="normal"/>
    </style:style>
    <style:style style:name="T190"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91"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92"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95"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197"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199"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201"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203"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204" style:family="text">
      <style:text-properties style:font-name="Times New Roman" fo:font-size="11pt" fo:language="hr" fo:country="HR" fo:font-style="normal" fo:font-weight="normal" officeooo:rsid="03132427" style:font-size-asian="11pt" style:font-style-asian="normal" style:font-weight-asian="normal" style:font-size-complex="11pt" style:font-style-complex="normal" style:font-weight-complex="normal"/>
    </style:style>
    <style:style style:name="T205"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206"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207"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209"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211"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12"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215"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216"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217"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18"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19" style:family="text">
      <style:text-properties style:font-name="Times New Roman"/>
    </style:style>
    <style:style style:name="T220" style:family="text">
      <style:text-properties style:font-name="Times New Roman" style:font-size-complex="10pt"/>
    </style:style>
    <style:style style:name="T221" style:family="text">
      <style:text-properties style:font-name="Times New Roman" fo:font-style="italic" style:font-style-asian="italic" style:font-style-complex="italic"/>
    </style:style>
    <style:style style:name="T222" style:family="text">
      <style:text-properties style:font-name="Times New Roman" fo:font-style="normal" style:font-style-asian="normal" style:font-style-complex="normal"/>
    </style:style>
    <style:style style:name="T223" style:family="text">
      <style:text-properties style:font-name="Times New Roman" fo:font-style="normal" style:font-style-asian="normal" style:font-size-complex="10pt" style:font-style-complex="normal"/>
    </style:style>
    <style:style style:name="T224" style:family="text">
      <style:text-properties style:font-name="Times New Roman" fo:font-style="italic" style:text-underline-style="none" style:font-style-asian="italic" style:font-style-complex="italic"/>
    </style:style>
    <style:style style:name="T225" style:family="text">
      <style:text-properties style:font-name="Times New Roman" fo:language="hr" fo:country="HR" fo:font-style="normal" style:font-style-asian="normal" style:font-style-complex="normal"/>
    </style:style>
    <style:style style:name="T226" style:family="text">
      <style:text-properties style:font-name="Times New Roman" fo:language="hr" fo:country="HR" fo:font-style="normal" officeooo:rsid="01cd92a1" style:font-style-asian="normal" style:font-style-complex="normal"/>
    </style:style>
    <style:style style:name="T227" style:family="text">
      <style:text-properties style:font-name="Times New Roman" fo:language="hr" fo:country="HR" fo:font-style="italic" style:font-style-asian="italic" style:font-style-complex="italic"/>
    </style:style>
    <style:style style:name="T228" style:family="text">
      <style:text-properties style:font-name="Times New Roman" fo:language="hr" fo:country="HR" fo:font-style="normal" officeooo:rsid="0296a0a0" style:font-style-asian="normal" style:font-style-complex="normal"/>
    </style:style>
    <style:style style:name="T229" style:family="text">
      <style:text-properties style:font-name="Times New Roman" fo:language="hr" fo:country="HR" fo:font-style="italic" officeooo:rsid="0296a0a0" style:font-style-asian="italic" style:font-style-complex="italic"/>
    </style:style>
    <style:style style:name="T230" style:family="text">
      <style:text-properties style:font-name="Courier New" fo:language="hr" fo:country="HR" fo:font-style="normal" officeooo:rsid="0296a0a0" style:font-style-asian="normal" style:font-style-complex="normal"/>
    </style:style>
    <style:style style:name="T231" style:family="text">
      <style:text-properties style:font-name="Times New Roman" fo:language="hr" fo:country="HR" fo:font-style="normal" officeooo:rsid="029a22e4" style:font-style-asian="normal" style:font-style-complex="normal"/>
    </style:style>
    <style:style style:name="T232"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233"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34"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35"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36"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37"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38"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239"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40"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41"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42"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243"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244"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45"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246"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247"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248"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249" style:family="text">
      <style:text-properties style:font-name="Times New Roman"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50" style:family="text">
      <style:text-properties style:font-name="Courier New"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51" style:family="text">
      <style:text-properties officeooo:rsid="035044dc"/>
    </style:style>
    <style:style style:name="T252" style:family="text">
      <style:text-properties officeooo:rsid="03530491"/>
    </style:style>
    <style:style style:name="T253" style:family="text">
      <style:text-properties style:font-name="Courier New" officeooo:rsid="03530491"/>
    </style:style>
    <style:style style:name="T254"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255"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256"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57"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58"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59"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60"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61"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262"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63"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6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65"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66"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67"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68"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69"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270"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71"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72" style:family="text">
      <style:text-properties style:font-name="Times New Roman" fo:font-size="11pt" fo:font-style="normal" fo:font-weight="normal" officeooo:rsid="03153633" style:font-size-asian="11pt" style:font-style-asian="normal" style:font-weight-asian="normal" style:font-size-complex="11pt" style:font-style-complex="normal" style:font-weight-complex="normal"/>
    </style:style>
    <style:style style:name="T273" style:family="text">
      <style:text-properties style:font-name="Times New Roman" fo:font-size="11pt" fo:font-style="italic" fo:font-weight="normal" officeooo:rsid="03153633" style:font-size-asian="11pt" style:font-style-asian="italic" style:font-weight-asian="normal" style:font-size-complex="11pt" style:font-style-complex="italic" style:font-weight-complex="normal"/>
    </style:style>
    <style:style style:name="T274" style:family="text">
      <style:text-properties style:font-name="Times New Roman" fo:font-size="11pt" fo:language="hr" fo:country="HR" fo:font-style="normal" fo:font-weight="normal" officeooo:rsid="03153633" style:font-size-asian="11pt" style:font-style-asian="normal" style:font-weight-asian="normal" style:font-size-complex="11pt" style:font-style-complex="normal" style:font-weight-complex="normal"/>
    </style:style>
    <style:style style:name="T275" style:family="text">
      <style:text-properties style:font-name="Times New Roman"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76" style:family="text">
      <style:text-properties style:font-name="Times New Roman" fo:font-size="11pt" fo:language="hr" fo:country="HR" fo:font-style="normal" fo:font-weight="normal" officeooo:rsid="0348276e" style:font-size-asian="11pt" style:font-style-asian="normal" style:font-weight-asian="normal" style:font-size-complex="11pt" style:font-style-complex="normal" style:font-weight-complex="normal"/>
    </style:style>
    <style:style style:name="T277" style:family="text">
      <style:text-properties style:font-name="Times New Roman" fo:font-size="11pt" fo:language="hr" fo:country="HR" fo:font-style="italic" fo:font-weight="normal" officeooo:rsid="0348276e" style:font-size-asian="11pt" style:font-style-asian="italic" style:font-weight-asian="normal" style:font-size-complex="11pt" style:font-style-complex="italic" style:font-weight-complex="normal"/>
    </style:style>
    <style:style style:name="T278" style:family="text">
      <style:text-properties style:font-name="Courier New" fo:font-size="11pt" fo:font-style="normal" fo:font-weight="normal" officeooo:rsid="0324c9ff" style:font-size-asian="11pt" style:font-style-asian="normal" style:font-weight-asian="normal" style:font-size-complex="11pt" style:font-style-complex="normal" style:font-weight-complex="normal"/>
    </style:style>
    <style:style style:name="T279" style:family="text">
      <style:text-properties style:font-name="Courier New" fo:font-size="11pt" style:font-size-asian="11pt" style:font-size-complex="11pt"/>
    </style:style>
    <style:style style:name="T280" style:family="text">
      <style:text-properties style:font-name="Courier New"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81"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82"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83"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84"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285"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286"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87"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88"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289"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290"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91"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92"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93"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294"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295"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96"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297"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98"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99"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300"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301"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302"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303"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304"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305"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06"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07"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08"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09"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10"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311"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12"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13" style:family="text">
      <style:text-properties style:font-name="Times New Roman" fo:font-size="11pt" fo:language="hr" fo:country="HR" fo:font-weight="normal" style:font-size-asian="11pt" style:font-weight-asian="normal" style:font-size-complex="11pt" style:font-weight-complex="normal"/>
    </style:style>
    <style:style style:name="T314"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315" style:family="text">
      <style:text-properties officeooo:rsid="0201499a"/>
    </style:style>
    <style:style style:name="T316" style:family="text">
      <style:text-properties style:font-name="Times New Roman" officeooo:rsid="0348276e"/>
    </style:style>
    <style:style style:name="T317" style:family="text">
      <style:text-properties officeooo:rsid="0348276e"/>
    </style:style>
    <style:style style:name="T318" style:family="text">
      <style:text-properties fo:font-style="italic" officeooo:rsid="0348276e" style:font-style-asian="italic" style:font-style-complex="italic"/>
    </style:style>
    <style:style style:name="T319" style:family="text">
      <style:text-properties style:font-name="Times New Roman" officeooo:rsid="0335c5f7"/>
    </style:style>
    <style:style style:name="T320" style:family="text">
      <style:text-properties officeooo:rsid="0335c5f7"/>
    </style:style>
    <style:style style:name="T321" style:family="text">
      <style:text-properties style:font-name="Times New Roman" officeooo:rsid="034bea3a"/>
    </style:style>
    <style:style style:name="T322" style:family="text">
      <style:text-properties style:font-name="Times New Roman" officeooo:rsid="03599c5f"/>
    </style:style>
    <style:style style:name="T323" style:family="text">
      <style:text-properties officeooo:rsid="03599c5f"/>
    </style:style>
    <style:style style:name="T324" style:family="text">
      <style:text-properties style:font-name="Times New Roman" officeooo:rsid="03374d2c"/>
    </style:style>
    <style:style style:name="T325" style:family="text">
      <style:text-properties style:font-name="Times New Roman" officeooo:rsid="03381b79"/>
    </style:style>
    <style:style style:name="T326" style:family="text">
      <style:text-properties style:font-name="Times New Roman" fo:font-style="italic" officeooo:rsid="03381b79" style:font-style-asian="italic" style:font-style-complex="italic"/>
    </style:style>
    <style:style style:name="T327" style:family="text">
      <style:text-properties style:font-name="Times New Roman" officeooo:rsid="033c7c48"/>
    </style:style>
    <style:style style:name="T328" style:family="text">
      <style:text-properties style:font-name="Times New Roman" officeooo:rsid="03392a16"/>
    </style:style>
    <style:style style:name="T329" style:family="text">
      <style:text-properties officeooo:rsid="033a8082"/>
    </style:style>
    <style:style style:name="T330"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331"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332" style:family="text">
      <style:text-properties style:font-name="Times New Roman" fo:font-size="11pt" fo:language="hr" fo:country="HR" fo:font-style="italic" fo:font-weight="normal" officeooo:rsid="02e3ba1b" style:font-size-asian="11pt" style:font-style-asian="italic" style:font-weight-asian="normal" style:font-size-complex="11pt" style:font-style-complex="italic" style:font-weight-complex="normal"/>
    </style:style>
    <style:style style:name="T333" style:family="text">
      <style:text-properties style:font-name="Times New Roman" fo:font-size="11pt" fo:language="hr" fo:country="HR" fo:font-style="normal" fo:font-weight="normal" officeooo:rsid="02e3ba1b" style:font-size-asian="11pt" style:font-style-asian="normal" style:font-weight-asian="normal" style:font-size-complex="11pt" style:font-style-complex="normal" style:font-weight-complex="normal"/>
    </style:style>
    <style:style style:name="T334" style:family="text">
      <style:text-properties style:font-name="Times New Roman"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35" style:family="text">
      <style:text-properties style:font-name="Courier New"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36"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37"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38" style:family="text">
      <style:text-properties style:font-name="Times New Roman" fo:font-size="11pt" fo:language="hr" fo:country="HR" fo:font-style="normal" fo:font-weight="normal" officeooo:rsid="035525f3" style:font-size-asian="11pt" style:font-style-asian="normal" style:font-weight-asian="normal" style:font-size-complex="11pt" style:font-style-complex="normal" style:font-weight-complex="normal"/>
    </style:style>
    <style:style style:name="T339"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340"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341"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342"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43"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344"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45"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346"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347" style:family="text">
      <style:text-properties fo:font-style="normal" style:font-style-asian="normal" style:font-style-complex="normal"/>
    </style:style>
    <style:style style:name="T348" style:family="text">
      <style:text-properties fo:language="hr" fo:country="HR" fo:font-style="normal" style:font-style-asian="normal" style:font-style-complex="normal"/>
    </style:style>
    <style:style style:name="T349" style:family="text">
      <style:text-properties fo:language="hr" fo:country="HR" fo:font-style="italic" style:font-style-asian="italic" style:font-style-complex="italic"/>
    </style:style>
    <style:style style:name="T350" style:family="text">
      <style:text-properties style:font-name="Courier New" fo:language="hr" fo:country="HR" fo:font-style="normal" style:font-style-asian="normal" style:font-style-complex="normal"/>
    </style:style>
    <style:style style:name="T351"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352"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353"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354"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355"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356"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57"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358"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59"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60"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361"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362"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63"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364"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365"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366"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67"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368"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369"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70"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71"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372"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373"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374"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375"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76"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377"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378"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379"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80"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381"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382"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383"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384"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385" style:family="text">
      <style:text-properties officeooo:rsid="00b33d2f"/>
    </style:style>
    <style:style style:name="T386" style:family="text">
      <style:text-properties fo:color="#000000" loext:opacity="100%"/>
    </style:style>
    <style:style style:name="T387" style:family="text">
      <style:text-properties fo:color="#000000" loext:opacity="100%" officeooo:rsid="00b81050"/>
    </style:style>
    <style:style style:name="T388" style:family="text">
      <style:text-properties fo:color="#000000" loext:opacity="100%" style:font-name="Courier New1"/>
    </style:style>
    <style:style style:name="T389" style:family="text">
      <style:text-properties fo:color="#000000" loext:opacity="100%" fo:font-style="italic" style:font-style-asian="italic" style:font-style-complex="italic"/>
    </style:style>
    <style:style style:name="T390" style:family="text">
      <style:text-properties fo:color="#000000" loext:opacity="100%" style:font-name="Courier New1" style:font-family-complex="'Courier New'" style:font-family-generic-complex="system" style:font-pitch-complex="variable"/>
    </style:style>
    <style:style style:name="T391" style:family="text">
      <style:text-properties fo:color="#000000" loext:opacity="100%" officeooo:rsid="00b33d2f"/>
    </style:style>
    <style:style style:name="T392" style:family="text">
      <style:text-properties fo:color="#000000" loext:opacity="100%" fo:font-style="italic" officeooo:rsid="00b33d2f" style:font-style-asian="italic" style:font-style-complex="italic"/>
    </style:style>
    <style:style style:name="T393" style:family="text">
      <style:text-properties fo:color="#000000" loext:opacity="100%" officeooo:rsid="00e45dcc"/>
    </style:style>
    <style:style style:name="T394" style:family="text">
      <style:text-properties fo:color="#000000" loext:opacity="100%" officeooo:rsid="00e92387"/>
    </style:style>
    <style:style style:name="T395" style:family="text">
      <style:text-properties fo:color="#000000" loext:opacity="100%" style:font-name="Courier New" officeooo:rsid="00e45dcc"/>
    </style:style>
    <style:style style:name="T396" style:family="text">
      <style:text-properties style:font-name="Times New Roman" fo:font-size="11pt" fo:language="hr" fo:country="HR" fo:font-style="normal" fo:font-weight="normal" officeooo:rsid="035b743d" style:font-size-asian="11pt" style:font-style-asian="normal" style:font-weight-asian="normal" style:font-size-complex="11pt" style:font-style-complex="normal" style:font-weight-complex="normal"/>
    </style:style>
    <style:style style:name="T397" style:family="text">
      <style:text-properties officeooo:rsid="00162eee"/>
    </style:style>
    <style:style style:name="T398" style:family="text">
      <style:text-properties style:font-name="Times New Roman" fo:font-size="11pt" fo:language="hr" fo:country="HR" fo:font-style="normal" fo:font-weight="normal" style:font-family-asian="'Times New Roman'" style:font-family-generic-asian="system" style:font-pitch-asian="variable" style:font-size-asian="11pt" style:font-style-asian="normal" style:font-weight-asian="normal" style:font-style-complex="normal" style:font-weight-complex="normal"/>
    </style:style>
    <style:style style:name="T399" style:family="text">
      <style:text-properties officeooo:rsid="00141c20"/>
    </style:style>
    <style:style style:name="T400" style:family="text">
      <style:text-properties officeooo:rsid="0014d6d9"/>
    </style:style>
    <style:style style:name="T401"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402"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403"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404" style:family="text">
      <style:text-properties style:font-name="Times New Roman" fo:font-size="11pt" fo:language="hr" fo:country="HR" fo:font-style="normal" style:text-underline-style="none" fo:font-weight="normal" officeooo:rsid="0353a5c9" style:font-size-asian="11pt" style:font-style-asian="normal" style:font-weight-asian="normal" style:font-size-complex="11pt" style:font-style-complex="normal" style:font-weight-complex="normal"/>
    </style:style>
    <style:style style:name="T405" style:family="text">
      <style:text-properties style:font-name="Courier New" fo:font-size="11pt" fo:language="hr" fo:country="HR" fo:font-style="normal" style:text-underline-style="none" fo:font-weight="normal" officeooo:rsid="0353a5c9" style:font-size-asian="11pt" style:font-style-asian="normal" style:font-weight-asian="normal" style:font-size-complex="11pt" style:font-style-complex="normal" style:font-weight-complex="normal"/>
    </style:style>
    <style:style style:name="T406"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407"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408" style:family="text">
      <style:text-properties style:font-name="Times New Roman" fo:font-size="11pt" fo:language="hr" fo:country="HR" fo:font-style="normal" style:text-underline-style="none" fo:font-weight="normal" officeooo:rsid="03288acb" style:font-size-asian="11pt" style:font-style-asian="normal" style:font-weight-asian="normal" style:font-size-complex="11pt" style:font-style-complex="normal" style:font-weight-complex="normal"/>
    </style:style>
    <style:style style:name="T409"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410"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411"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412"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413"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414" style:family="text">
      <style:text-properties officeooo:rsid="0021a129"/>
    </style:style>
    <style:style style:name="T415" style:family="text">
      <style:text-properties fo:font-style="italic" officeooo:rsid="0021a129" style:font-style-asian="italic" style:font-style-complex="italic"/>
    </style:style>
    <style:style style:name="T416" style:family="text">
      <style:text-properties officeooo:rsid="01166c78"/>
    </style:style>
    <style:style style:name="T417" style:family="text">
      <style:text-properties officeooo:rsid="011693be"/>
    </style:style>
    <style:style style:name="T418" style:family="text">
      <style:text-properties officeooo:rsid="01183c95"/>
    </style:style>
    <style:style style:name="T419" style:family="text">
      <style:text-properties officeooo:rsid="0161ca96"/>
    </style:style>
    <style:style style:name="T420" style:family="text">
      <style:text-properties officeooo:rsid="011a7c68"/>
    </style:style>
    <style:style style:name="T421" style:family="text">
      <style:text-properties style:font-name="Courier New" officeooo:rsid="011a7c68"/>
    </style:style>
    <style:style style:name="T422" style:family="text">
      <style:text-properties fo:font-style="italic" officeooo:rsid="011a7c68" style:font-style-asian="italic" style:font-style-complex="italic"/>
    </style:style>
    <style:style style:name="T423" style:family="text">
      <style:text-properties officeooo:rsid="01631a8b"/>
    </style:style>
    <style:style style:name="T424" style:family="text">
      <style:text-properties fo:font-style="italic" officeooo:rsid="01631a8b" style:font-style-asian="italic" style:font-style-complex="italic"/>
    </style:style>
    <style:style style:name="T425" style:family="text">
      <style:text-properties officeooo:rsid="01650a04"/>
    </style:style>
    <style:style style:name="T426" style:family="text">
      <style:text-properties fo:font-style="italic" officeooo:rsid="01650a04" style:font-style-asian="italic" style:font-style-complex="italic"/>
    </style:style>
    <style:style style:name="T427" style:family="text">
      <style:text-properties fo:language="en" fo:country="US" fo:font-style="italic" officeooo:rsid="01631a8b" style:language-asian="hi" style:country-asian="IN" style:font-style-asian="italic" style:language-complex="hi" style:country-complex="IN" style:font-style-complex="italic"/>
    </style:style>
    <style:style style:name="T428" style:family="text">
      <style:text-properties officeooo:rsid="018e5134"/>
    </style:style>
    <style:style style:name="T429" style:family="text">
      <style:text-properties style:font-name="Courier New" fo:font-style="italic" officeooo:rsid="01650a04" style:font-style-asian="italic" style:font-style-complex="italic"/>
    </style:style>
    <style:style style:name="T430" style:family="text">
      <style:text-properties style:font-name="Courier New" officeooo:rsid="01650a04"/>
    </style:style>
    <style:style style:name="T431" style:family="text">
      <style:text-properties officeooo:rsid="0168eebf"/>
    </style:style>
    <style:style style:name="T432" style:family="text">
      <style:text-properties officeooo:rsid="018ef6ec"/>
    </style:style>
    <style:style style:name="T433" style:family="text">
      <style:text-properties fo:font-style="italic" officeooo:rsid="018ef6ec" style:font-style-asian="italic" style:font-style-complex="italic"/>
    </style:style>
    <style:style style:name="T434" style:family="text">
      <style:text-properties officeooo:rsid="018f3684"/>
    </style:style>
    <style:style style:name="T435" style:family="text">
      <style:text-properties fo:font-style="italic" officeooo:rsid="018f3684" style:font-style-asian="italic" style:font-style-complex="italic"/>
    </style:style>
    <style:style style:name="T436" style:family="text">
      <style:text-properties officeooo:rsid="01902353"/>
    </style:style>
    <style:style style:name="T437"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38"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39"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440"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41"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42"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43"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44"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45"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46"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47"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48"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49"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50"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51"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52"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53"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54"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55" style:family="text">
      <style:text-properties style:font-name="Times New Roman" fo:font-size="11pt" fo:language="hr" fo:country="HR" fo:font-style="italic" fo:font-weight="normal" officeooo:rsid="03293283" style:font-size-asian="11pt" style:font-style-asian="italic" style:font-weight-asian="normal" style:font-size-complex="11pt" style:font-style-complex="italic" style:font-weight-complex="normal"/>
    </style:style>
    <style:style style:name="T456" style:family="text">
      <style:text-properties style:font-name="Times New Roman" fo:font-size="11pt" fo:language="hr" fo:country="HR" fo:font-style="normal" fo:font-weight="normal" officeooo:rsid="03293283" style:font-size-asian="11pt" style:font-style-asian="normal" style:font-weight-asian="normal" style:font-size-complex="11pt" style:font-style-complex="normal" style:font-weight-complex="normal"/>
    </style:style>
    <style:style style:name="T457" style:family="text">
      <style:text-properties style:font-name="Times New Roman" fo:font-size="11pt" fo:language="hr" fo:country="HR" fo:font-style="normal" fo:font-weight="normal" officeooo:rsid="0329a22d" style:font-size-asian="11pt" style:font-style-asian="normal" style:font-weight-asian="normal" style:font-size-complex="11pt" style:font-style-complex="normal" style:font-weight-complex="normal"/>
    </style:style>
    <style:style style:name="T458" style:family="text">
      <style:text-properties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59" style:family="text">
      <style:text-properties fo:font-size="11pt" fo:language="hr" fo:country="HR" fo:font-style="normal" fo:font-weight="normal" officeooo:rsid="0330bf2e" style:font-size-asian="11pt" style:font-style-asian="normal" style:font-weight-asian="normal" style:font-size-complex="11pt" style:font-style-complex="normal" style:font-weight-complex="normal"/>
    </style:style>
    <style:style style:name="T460" style:family="text">
      <style:text-properties style:font-name="Times New Roman"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61" style:family="text">
      <style:text-properties style:font-name="Times New Roman" fo:font-size="11pt" fo:language="hr" fo:country="HR" fo:font-style="normal" fo:font-weight="normal" officeooo:rsid="0332126c" style:font-size-asian="11pt" style:font-style-asian="normal" style:font-weight-asian="normal" style:font-size-complex="11pt" style:font-style-complex="normal" style:font-weight-complex="normal"/>
    </style:style>
    <style:style style:name="T462"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463"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464"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465"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466"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467"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468"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69"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70"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471"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472" style:family="text">
      <style:text-properties officeooo:rsid="0329a22d"/>
    </style:style>
    <style:style style:name="T473" style:family="text">
      <style:text-properties officeooo:rsid="035b743d"/>
    </style:style>
    <style:style style:name="T474" style:family="text">
      <style:text-properties officeooo:rsid="01f0ee7c"/>
    </style:style>
    <style:style style:name="T475" style:family="text">
      <style:text-properties officeooo:rsid="01f356ff"/>
    </style:style>
    <style:style style:name="T476" style:family="text">
      <style:text-properties officeooo:rsid="01f912b6"/>
    </style:style>
    <style:style style:name="T477"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78"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79"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480"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481"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482"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483"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484"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485"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486"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487"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488"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489" style:family="text">
      <style:text-properties style:font-name="Times New Roman" fo:font-size="11pt" fo:language="en" fo:country="US" fo:font-style="normal" fo:font-weight="normal" officeooo:rsid="030cdd7c" style:font-size-asian="11pt" style:font-style-asian="normal" style:font-weight-asian="normal" style:font-size-complex="11pt" style:font-style-complex="normal" style:font-weight-complex="normal"/>
    </style:style>
    <style:style style:name="T490" style:family="text">
      <style:text-properties style:font-name="Times New Roman" fo:font-size="11pt" fo:language="hr" fo:country="HR" fo:font-style="normal" fo:font-weight="normal" officeooo:rsid="030cdd7c" style:font-size-asian="11pt" style:font-style-asian="normal" style:font-weight-asian="normal" style:font-size-complex="11pt" style:font-style-complex="normal" style:font-weight-complex="normal"/>
    </style:style>
    <style:style style:name="T491" style:family="text">
      <style:text-properties style:font-name="Times New Roman" fo:font-size="11pt" fo:language="hr" fo:country="HR" fo:font-style="italic" fo:font-weight="normal" officeooo:rsid="030cdd7c" style:font-size-asian="11pt" style:font-style-asian="italic" style:font-weight-asian="normal" style:font-size-complex="11pt" style:font-style-complex="italic" style:font-weight-complex="normal"/>
    </style:style>
    <style:style style:name="T492" style:family="text">
      <style:text-properties style:font-name="Times New Roman" fo:font-size="11pt" fo:language="hr" fo:country="HR" fo:font-style="normal" fo:font-weight="normal" officeooo:rsid="034381eb" style:font-size-asian="11pt" style:font-style-asian="normal" style:font-weight-asian="normal" style:font-size-complex="11pt" style:font-style-complex="normal" style:font-weight-complex="normal"/>
    </style:style>
    <style:style style:name="T493" style:family="text">
      <style:text-properties style:font-name="Times New Roman" fo:font-size="11pt" fo:language="hr" fo:country="HR" fo:font-style="italic" fo:font-weight="normal" officeooo:rsid="034381eb" style:font-size-asian="11pt" style:font-style-asian="italic" style:font-weight-asian="normal" style:font-size-complex="11pt" style:font-style-complex="italic" style:font-weight-complex="normal"/>
    </style:style>
    <style:style style:name="T494"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495"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96"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97"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498"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499"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500"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501"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502"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503" style:family="text">
      <style:text-properties officeooo:rsid="00276227"/>
    </style:style>
    <style:style style:name="T504" style:family="text">
      <style:text-properties officeooo:rsid="032df803"/>
    </style:style>
    <style:style style:name="T505" style:family="text">
      <style:text-properties officeooo:rsid="00f33bac"/>
    </style:style>
    <style:style style:name="T506" style:family="text">
      <style:text-properties officeooo:rsid="00f7f894"/>
    </style:style>
    <style:style style:name="T507" style:family="text">
      <style:text-properties officeooo:rsid="00f64a46"/>
    </style:style>
    <style:style style:name="T508" style:family="text">
      <style:text-properties officeooo:rsid="00f90194"/>
    </style:style>
    <style:style style:name="T509" style:family="text">
      <style:text-properties officeooo:rsid="011ccf83"/>
    </style:style>
    <style:style style:name="T510" style:family="text">
      <style:text-properties officeooo:rsid="02fc2025"/>
    </style:style>
    <style:style style:name="T511"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512" style:family="text">
      <style:text-properties fo:language="en" fo:country="US" fo:font-style="italic" style:font-style-asian="italic" style:font-style-complex="italic"/>
    </style:style>
    <style:style style:name="T513" style:family="text">
      <style:text-properties fo:language="hr" fo:country="HR" fo:font-style="italic" officeooo:rsid="000e60ac" style:font-style-asian="italic" style:font-style-complex="italic"/>
    </style:style>
    <style:style style:name="T514" style:family="text">
      <style:text-properties fo:language="en" fo:country="US" fo:font-style="italic" officeooo:rsid="001b1913" style:font-style-asian="italic" style:font-style-complex="italic"/>
    </style:style>
    <style:style style:name="T515" style:family="text">
      <style:text-properties fo:language="hr" fo:country="HR" fo:font-style="italic" officeooo:rsid="000fbdb8" style:font-style-asian="italic" style:font-style-complex="italic"/>
    </style:style>
    <style:style style:name="T516" style:family="text">
      <style:text-properties fo:language="hr" fo:country="HR" fo:font-style="italic" officeooo:rsid="01052669" style:font-style-asian="italic" style:font-style-complex="italic"/>
    </style:style>
    <style:style style:name="T517" style:family="text">
      <style:text-properties fo:language="hr" fo:country="HR" fo:font-style="italic" officeooo:rsid="035b743d" style:font-style-asian="italic" style:font-style-complex="italic"/>
    </style:style>
    <style:style style:name="T518" style:family="text">
      <style:text-properties fo:language="hr" fo:country="HR" fo:font-style="italic" officeooo:rsid="03078be5" style:font-style-asian="italic" style:font-style-complex="italic"/>
    </style:style>
    <style:style style:name="T519" style:family="text">
      <style:text-properties fo:language="en" fo:country="US" fo:font-style="italic" officeooo:rsid="03078be5" style:font-style-asian="italic" style:font-style-complex="italic"/>
    </style:style>
    <style:style style:name="T520" style:family="text">
      <style:text-properties fo:language="hr" fo:country="HR" fo:font-style="italic" officeooo:rsid="033ee948" style:font-style-asian="italic" style:font-style-complex="italic"/>
    </style:style>
    <style:style style:name="T521" style:family="text">
      <style:text-properties fo:language="hr" fo:country="HR" fo:font-style="italic" officeooo:rsid="034bea3a" style:font-style-asian="italic" style:font-style-complex="italic"/>
    </style:style>
    <style:style style:name="T522" style:family="text">
      <style:text-properties fo:language="hr" fo:country="HR" officeooo:rsid="00e92387"/>
    </style:style>
    <style:style style:name="T523" style:family="text">
      <style:text-properties fo:language="hr" fo:country="HR" fo:font-style="italic" style:font-style-asian="italic"/>
    </style:style>
    <style:style style:name="T524" style:family="text">
      <style:text-properties fo:language="hr" fo:country="HR" fo:font-style="normal" officeooo:rsid="0107f37f" style:font-style-asian="normal" style:font-style-complex="normal"/>
    </style:style>
    <style:style style:name="T525" style:family="text">
      <style:text-properties fo:language="hr" fo:country="HR" fo:font-style="italic" officeooo:rsid="0107f37f" style:font-style-asian="italic" style:font-style-complex="italic"/>
    </style:style>
    <style:style style:name="T526" style:family="text">
      <style:text-properties fo:language="hr" fo:country="HR" fo:font-style="normal" officeooo:rsid="010965ab" style:font-style-asian="normal" style:font-style-complex="normal"/>
    </style:style>
    <style:style style:name="T527" style:family="text">
      <style:text-properties fo:language="hr" fo:country="HR" officeooo:rsid="00edeeee"/>
    </style:style>
    <style:style style:name="T528" style:family="text">
      <style:text-properties fo:language="hr" fo:country="HR" officeooo:rsid="010965ab"/>
    </style:style>
    <style:style style:name="T529" style:family="text">
      <style:text-properties fo:language="hr" fo:country="HR" officeooo:rsid="00ed225a"/>
    </style:style>
    <style:style style:name="T530" style:family="text">
      <style:text-properties fo:language="hr" fo:country="HR" fo:font-style="italic" officeooo:rsid="01f912b6" style:font-style-asian="italic" style:font-style-complex="italic"/>
    </style:style>
    <style:style style:name="T531" style:family="text">
      <style:text-properties fo:language="hr" fo:country="HR" officeooo:rsid="01f912b6"/>
    </style:style>
    <style:style style:name="T532" style:family="text">
      <style:text-properties fo:language="hr" fo:country="HR" officeooo:rsid="0039b9c8"/>
    </style:style>
    <style:style style:name="T533" style:family="text">
      <style:text-properties fo:language="en" fo:country="US" fo:font-style="italic" officeooo:rsid="0107f37f" style:font-style-asian="italic" style:font-style-complex="italic"/>
    </style:style>
    <style:style style:name="T534" style:family="text">
      <style:text-properties fo:language="en" fo:country="US" fo:font-style="normal" officeooo:rsid="0107f37f" style:font-style-asian="normal" style:font-style-complex="normal"/>
    </style:style>
    <style:style style:name="T535" style:family="text">
      <style:text-properties fo:language="hr" fo:country="HR" fo:font-style="normal" officeooo:rsid="0123c1dd" style:font-style-asian="normal" style:font-style-complex="normal"/>
    </style:style>
    <style:style style:name="T536" style:family="text">
      <style:text-properties fo:language="hr" fo:country="HR" fo:font-style="italic" officeooo:rsid="0123c1dd" style:font-style-asian="italic" style:font-style-complex="italic"/>
    </style:style>
    <style:style style:name="T537" style:family="text">
      <style:text-properties fo:language="hr" fo:country="HR" fo:font-style="italic" officeooo:rsid="027143bd" style:font-style-asian="italic" style:font-style-complex="italic"/>
    </style:style>
    <style:style style:name="T538" style:family="text">
      <style:text-properties fo:language="hr" fo:country="HR" fo:font-style="normal" officeooo:rsid="027143bd" style:font-style-asian="normal" style:font-style-complex="normal"/>
    </style:style>
    <style:style style:name="T539" style:family="text">
      <style:text-properties style:font-name="Liberation Serif" fo:font-size="10pt" style:font-size-asian="10pt" style:font-family-complex="'Courier New'" style:font-family-generic-complex="system" style:font-pitch-complex="variable"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run-through="foreground" style:wrap="none" style:vertical-pos="top" style:vertical-rel="baseline" style:horizontal-pos="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7"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draw:stroke-dash="Dashed_20__28_var_29__20_2" svg:stroke-width="0.0193in" svg:stroke-color="#009bdd" draw:marker-start="" draw:marker-start-width="0.1374in" draw:marker-start-center="false" draw:marker-end="" draw:marker-end-width="0.1374in" draw:marker-end-center="false" draw:fill="none" draw:fill-color="#39b2e5" draw:textarea-horizontal-align="center" draw:textarea-vertical-align="middle" draw:auto-grow-height="false" fo:padding-top="0.0492in" fo:padding-bottom="0.0492in" fo:padding-left="0.0984in" fo:padding-right="0.0984in" draw:shadow="hidden" draw:shadow-offset-x="0.0118in" draw:shadow-offset-y="0.0118in" draw:shadow-color="#77caee" draw:color-mode="standard" draw:luminance="0%" draw:contrast="0%" draw:gamma="100%" draw:red="0%" draw:green="0%" draw:blue="0%" fo:clip="rect(0in, 0in, 0in, 0in)" draw:image-opacity="100%" style:mirror="none" loext:decorative="false" style:run-through="foreground" style:wrap="none"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
      <text:p text:style-name="P1">SVEUČILIŠTE JOSIPA JURJA STROSSMAYERA U OSIJEKU</text:p>
      <text:p text:style-name="P1">FAKULTET ELEKTROTEHNIKE, RAČUNARSTVA I INFORMACIJSKIH TEHNOLOGIJA</text:p>
      <text:p text:style-name="P1"/>
      <text:p text:style-name="P1"/>
      <text:p text:style-name="P1"/>
      <text:p text:style-name="P1"><text:span text:style-name="T1">Preddiplomski s</text:span>veučilišni studij</text:p>
      <text:p text:style-name="P1"/>
      <text:p text:style-name="P1"/>
      <text:p text:style-name="P1"/>
      <text:p text:style-name="P1"/>
      <text:p text:style-name="P2"/>
      <text:p text:style-name="P1">SIMULATOR PICOBLAZE RAČUNALA U JAVASCRIPTU</text:p>
      <text:p text:style-name="P2"/>
      <text:p text:style-name="P1">Završni rad</text:p>
      <text:p text:style-name="P3"/>
      <text:p text:style-name="P4"/>
      <text:p text:style-name="P4"/>
      <text:p text:style-name="P4"/>
      <text:p text:style-name="P4"/>
      <text:p text:style-name="P4"/>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6">O legalnosti hostanja ove dokumentacije na mojoj web-stranici</text:p>
      <text:p text:style-name="P7"/>
      <text:p text:style-name="P8">Pitao sam SRCE e-mailom o tome smijem li hostati ovu dokumentaciju na svojoj web-stranici, uz to <text:span text:style-name="T2">što se hosta na DABAR-u. Evo što su mi odgovorili:</text:span></text:p>
      <text:p text:style-name="P9"><text:span text:style-name="T2"/></text:p>
      <text:p text:style-name="P10">Poštovani,</text:p>
      <text:p text:style-name="P11"><text:span text:style-name="T3">što se tiče Dabra, na repozitoriju FERIT-a u sustavu Dabar je pohranjen vaš završni rad koji se u tom repozitoriju (dakle, ovdje: </text:span><text:a xlink:type="simple" xlink:href="https://urn.nsk.hr/urn:nbn:hr:200:113512" text:style-name="Internet_20_link" text:visited-style-name="Visited_20_Internet_20_Link"><text:span text:style-name="T4">https://urn.nsk.hr/urn:nbn:hr:200:113512</text:span></text:a><text:span text:style-name="T3">) ne može mijenjati jer se u repozitorije Dabra pohranjuju konačne i obranjene verzije završnih radova.</text:span></text:p>
      <text:p text:style-name="P12">Što se tiče daljnje korištenja tog rada, s obzirom da ste vi autor, autorska prava pripadaju vama (osim ako s Fakultetom nije drugačije dogovoreno!) te ga možete koristiti u daljnje svrhe prema potrebi.</text:p>
      <text:p text:style-name="P13">Srdačno</text:p>
      <text:p text:style-name="P14">Također sam pitao dekana fakulteta, i evo što mi je odgovorio:</text:p>
      <text:p text:style-name="P15">Kolega Samaržija,<text:line-break/>nema zapreke da postavite svoj rad i na vašoj stranici te da ga dalje razvijate.</text:p>
      <text:p text:style-name="P16">Srdačan pozdrav,<text:line-break/>Tomislav Matić</text:p>
      <text:p text:style-name="P17">Iz tog razloga smatram da je hostanje ove dokumentacije na mojoj web-stranici najvjerojatnije legalno.</text:p>
      <text:p text:style-name="P18"/>
      <text:p text:style-name="P4"/>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1" draw:name="Image1" text:anchor-type="as-char" svg:width="3.3339in" svg:height="1.2307in" draw:z-index="0"><draw:image xlink:href="Pictures/10000000000003B70000015F53633C1F.png" xlink:type="simple" xlink:show="embed" xlink:actuate="onLoad" draw:mime-type="image/png"/></draw:frame></text:p>
          </table:table-cell>
          <table:covered-table-cell/>
        </table:table-row>
        <table:table-row>
          <table:table-cell table:style-name="Table1.A2" table:number-columns-spanned="2" office:value-type="string">
            <text:p text:style-name="P19">Obrazac D1: Obrazac za imenovanje Povjerenstva za završni rad</text:p>
          </table:table-cell>
          <table:covered-table-cell/>
        </table:table-row>
        <table:table-row>
          <table:table-cell table:style-name="Table1.A2" table:number-columns-spanned="2" office:value-type="string">
            <text:p text:style-name="P20">Osijek, 29. 8. 2022.</text:p>
          </table:table-cell>
          <table:covered-table-cell/>
        </table:table-row>
        <table:table-row>
          <table:table-cell table:style-name="Table1.A2" table:number-columns-spanned="2" office:value-type="string">
            <text:p text:style-name="P21">Odboru za završne i diplomske radove</text:p>
          </table:table-cell>
          <table:covered-table-cell/>
        </table:table-row>
        <table:table-row>
          <table:table-cell table:style-name="Table1.A2" table:number-columns-spanned="2" office:value-type="string">
            <text:p text:style-name="P22">Imenovanje Povjerenstva za završni rad</text:p>
          </table:table-cell>
          <table:covered-table-cell/>
        </table:table-row>
        <table:table-row>
          <table:table-cell table:style-name="Table1.A6" office:value-type="string">
            <text:p text:style-name="P23">Ime i prezime Pristupnika:</text:p>
          </table:table-cell>
          <table:table-cell table:style-name="Table1.A2" office:value-type="string">
            <text:p text:style-name="P24">Teo Samaržija</text:p>
          </table:table-cell>
        </table:table-row>
        <table:table-row>
          <table:table-cell table:style-name="Table1.A6" office:value-type="string">
            <text:p text:style-name="P23">Studij, smjer:</text:p>
          </table:table-cell>
          <table:table-cell table:style-name="Table1.A2" office:value-type="string">
            <text:p text:style-name="P24">Preddiplomski sveučilišni studij Računarstvo</text:p>
          </table:table-cell>
        </table:table-row>
        <table:table-row>
          <table:table-cell table:style-name="Table1.A6" office:value-type="string">
            <text:p text:style-name="P23">Mat. br. Pristupnika, godina upisa:</text:p>
          </table:table-cell>
          <table:table-cell table:style-name="Table1.A2" office:value-type="string">
            <text:p text:style-name="P24">N/A, 2018</text:p>
          </table:table-cell>
        </table:table-row>
        <table:table-row>
          <table:table-cell table:style-name="Table1.A6" office:value-type="string">
            <text:p text:style-name="P23">OIB studenta:</text:p>
          </table:table-cell>
          <table:table-cell table:style-name="Table1.A2" office:value-type="string">
            <text:p text:style-name="P24">50107259317</text:p>
          </table:table-cell>
        </table:table-row>
        <table:table-row>
          <table:table-cell table:style-name="Table1.A6" office:value-type="string">
            <text:p text:style-name="P23">Mentor:</text:p>
          </table:table-cell>
          <table:table-cell table:style-name="Table1.A2" office:value-type="string">
            <text:p text:style-name="P24">Izv. prof. dr. sc. Ivan Aleksi</text:p>
          </table:table-cell>
        </table:table-row>
        <table:table-row>
          <table:table-cell table:style-name="Table1.A6" office:value-type="string">
            <text:p text:style-name="P25">Sumentor:</text:p>
          </table:table-cell>
          <table:table-cell table:style-name="Table1.A2" office:value-type="string">
            <text:p text:style-name="P26">N/A</text:p>
          </table:table-cell>
        </table:table-row>
        <table:table-row>
          <table:table-cell table:style-name="Table1.A6" office:value-type="string">
            <text:p text:style-name="P25">Sumentor iz tvrtke:</text:p>
          </table:table-cell>
          <table:table-cell table:style-name="Table1.A2" office:value-type="string">
            <text:p text:style-name="P26">N/A</text:p>
          </table:table-cell>
        </table:table-row>
        <table:table-row>
          <table:table-cell table:style-name="Table1.A6" office:value-type="string">
            <text:p text:style-name="P25">Predsjednik povjerenstva:</text:p>
          </table:table-cell>
          <table:table-cell table:style-name="Table1.A2" office:value-type="string">
            <text:p text:style-name="P26"/>
          </table:table-cell>
        </table:table-row>
        <table:table-row>
          <table:table-cell table:style-name="Table1.A6" office:value-type="string">
            <text:p text:style-name="P25">Član povjerenstva 1:</text:p>
          </table:table-cell>
          <table:table-cell table:style-name="Table1.A2" office:value-type="string">
            <text:p text:style-name="P26">Izv. prof. dr. sc. Ivan Aleksi</text:p>
          </table:table-cell>
        </table:table-row>
        <table:table-row>
          <table:table-cell table:style-name="Table1.A6" office:value-type="string">
            <text:p text:style-name="P25">Član povjerenstva 2:</text:p>
          </table:table-cell>
          <table:table-cell table:style-name="Table1.A2" office:value-type="string">
            <text:p text:style-name="P26"/>
          </table:table-cell>
        </table:table-row>
        <table:table-row>
          <table:table-cell table:style-name="Table1.A6" office:value-type="string">
            <text:p text:style-name="P25">Naslov završnog rada:</text:p>
          </table:table-cell>
          <table:table-cell table:style-name="Table1.A2" office:value-type="string">
            <text:p text:style-name="P26">Simulator PicoBlaze računala u JavaScriptu</text:p>
          </table:table-cell>
        </table:table-row>
        <table:table-row>
          <table:table-cell table:style-name="Table1.A6" office:value-type="string">
            <text:p text:style-name="P25">Znanstvena grana završnog rada:</text:p>
          </table:table-cell>
          <table:table-cell table:style-name="Table1.A2" office:value-type="string">
            <text:p text:style-name="P26">Arhitektura računala (zn. polje računarstvo)</text:p>
          </table:table-cell>
        </table:table-row>
        <table:table-row>
          <table:table-cell table:style-name="Table1.A18" office:value-type="string">
            <text:p text:style-name="P25">Zadatak završnog rada:</text:p>
          </table:table-cell>
          <table:table-cell table:style-name="Table1.A2" office:value-type="string">
            <text:p text:style-name="P26">Napraviti simulator PicoBlaze računala koji se može vrtjeti u internetskom pregledniku.</text:p>
          </table:table-cell>
        </table:table-row>
        <table:table-row>
          <table:table-cell table:style-name="Table1.A18" office:value-type="string">
            <text:p text:style-name="P27">Prijedlog ocjene pismenog dijela ispita (završnog rada):</text:p>
          </table:table-cell>
          <table:table-cell table:style-name="Table1.A2" office:value-type="string">
            <text:p text:style-name="P26"/>
          </table:table-cell>
        </table:table-row>
        <table:table-row>
          <table:table-cell table:style-name="Table1.A18" office:value-type="string">
            <text:p text:style-name="P27">Kratko obrazloženje ocjene prema Kriterijima za ocjenjivanje završnih i diplomskih radova:</text:p>
          </table:table-cell>
          <table:table-cell table:style-name="Table1.A2" office:value-type="string">
            <text:p text:style-name="P26"/>
          </table:table-cell>
        </table:table-row>
        <table:table-row>
          <table:table-cell table:style-name="Table1.A18" office:value-type="string">
            <text:p text:style-name="P27">Datum prijedloga ocjene od strane mentora:</text:p>
          </table:table-cell>
          <table:table-cell table:style-name="Table1.A2" office:value-type="string">
            <text:p text:style-name="P26"/>
          </table:table-cell>
        </table:table-row>
        <table:table-row>
          <table:table-cell table:style-name="Table1.A18" table:number-rows-spanned="2" office:value-type="string">
            <text:p text:style-name="P28">Potvrda mentora o predaji konačne verzije rada:</text:p>
          </table:table-cell>
          <table:table-cell table:style-name="Table1.A2" office:value-type="string">
            <text:p text:style-name="P26"/>
          </table:table-cell>
        </table:table-row>
        <table:table-row>
          <table:covered-table-cell table:style-name="Table1.A18"/>
          <table:table-cell table:style-name="Table1.A2" office:value-type="string">
            <text:p text:style-name="P29">Datum:</text:p>
          </table:table-cell>
        </table:table-row>
      </table:table>
      <text:p text:style-name="P30"/>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1" draw:name="Image2" text:anchor-type="as-char" svg:width="3.3118in" svg:height="1.222in" draw:z-index="1"><draw:image xlink:href="Pictures/10000000000003B70000015F53633C1F.png" xlink:type="simple" xlink:show="embed" xlink:actuate="onLoad" draw:mime-type="image/png"/></draw:frame></text:p>
          </table:table-cell>
          <table:covered-table-cell/>
        </table:table-row>
        <table:table-row>
          <table:table-cell table:style-name="Table2.A2" table:number-columns-spanned="2" office:value-type="string">
            <text:p text:style-name="P31">IZJAVA O ORIGINALNOSTI RADA</text:p>
          </table:table-cell>
          <table:covered-table-cell/>
        </table:table-row>
        <table:table-row>
          <table:table-cell table:style-name="Table2.A2" table:number-columns-spanned="2" office:value-type="string">
            <text:p text:style-name="P32">Osijek, 29. 8. 2022.</text:p>
          </table:table-cell>
          <table:covered-table-cell/>
        </table:table-row>
        <table:table-row>
          <table:table-cell table:style-name="Table2.A4" office:value-type="string">
            <text:p text:style-name="P32">Ime i prezime studenta:</text:p>
          </table:table-cell>
          <table:table-cell table:style-name="Table2.A2" office:value-type="string">
            <text:p text:style-name="P33">Teo Samaržija</text:p>
          </table:table-cell>
        </table:table-row>
        <table:table-row>
          <table:table-cell table:style-name="Table2.A4" office:value-type="string">
            <text:p text:style-name="P32">Studij:</text:p>
          </table:table-cell>
          <table:table-cell table:style-name="Table2.A2" office:value-type="string">
            <text:p text:style-name="P33">Preddiplomski sveučilišni studij Računarstvo</text:p>
          </table:table-cell>
        </table:table-row>
        <table:table-row>
          <table:table-cell table:style-name="Table2.A4" office:value-type="string">
            <text:p text:style-name="P32">Mat. br. studenta, godina upisa:</text:p>
          </table:table-cell>
          <table:table-cell table:style-name="Table2.A2" office:value-type="string">
            <text:p text:style-name="P34">N/A, 2018.</text:p>
          </table:table-cell>
        </table:table-row>
        <table:table-row>
          <table:table-cell table:style-name="Table2.A4" office:value-type="string">
            <text:p text:style-name="P35">Turnitin podudaranje [%]:</text:p>
          </table:table-cell>
          <table:table-cell table:style-name="Table2.A2" office:value-type="string">
            <text:p text:style-name="P34">8</text:p>
          </table:table-cell>
        </table:table-row>
        <table:table-row>
          <table:table-cell table:style-name="Table2.A2" table:number-columns-spanned="2" office:value-type="string">
            <text:p text:style-name="P34">Ovom izjavom izjavljujem da je rad pod nazivom: <text:span text:style-name="T5">Simulator PicoBlaze računala u JavaScriptu</text:span></text:p>
            <text:p text:style-name="P36">izrađen pod vodstvom mentora izv. prof. dr. sc. Ivan Aleksi</text:p>
            <text:p text:style-name="P36">moj vlastiti rad i prema mom najboljem znanju ne sadrži prethodno objavljene ili neobjavljene pisane materijale drugih osoba, osim onih koji su izričito priznati navođenjem literature ili drugih izvora informacija.</text:p>
            <text:p text:style-name="P36">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37">Potpis studenta:</text:p>
            <text:p text:style-name="P37"><draw:frame draw:style-name="fr1" draw:name="Image3" text:anchor-type="as-char" svg:width="1.8575in" svg:height="0.4783in" draw:z-index="2"><draw:image xlink:href="Pictures/10000000000001A00000006B03319F84.png" xlink:type="simple" xlink:show="embed" xlink:actuate="onLoad" draw:mime-type="image/png"/></draw:frame></text:p>
          </table:table-cell>
          <table:covered-table-cell/>
        </table:table-row>
      </table:table>
      <text:p text:style-name="P30"/>
      <text:p text:style-name="P38"/>
      <text:p text:style-name="P39"><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8"><text:note text:id="ftn1" text:note-class="footnote"><text:note-citation>1</text:note-citation><text:note-body><text:p text:style-name="P40"><text:span text:style-name="T9">Front-end-only verzija dostupna je ovdje: </text:span><text:a xlink:type="simple" xlink:href="https://flatassembler.github.io/PicoBlaze/PicoBlaze.html" text:style-name="Internet_20_link" text:visited-style-name="Visited_20_Internet_20_Link">https://flatassembler.github.io/PicoBlaze/PicoBlaze.html</text:a><text:line-break/><text:span text:style-name="T9">Verzija s back-endom dostupna je ovdje: </text:span><text:span text:style-name="T10">https://picoblaze-simulator.sourceforge.io/</text:span></text:p></text:note-body></text:note></text:span><text:span text:style-name="T7"> (autor misli da je najstariji internetski preglednik u kojem simulator funkcionira kako treba Firefox 52, posljednja verzija Firefoxa koja se može vrtjeti na Windows XP-u, </text:span><text:span text:style-name="T11">te je to također verzija Firefoxa koja se dobije uz operativni sustav Solaris 11.4, koji je danas najnovija verzija Solarisa</text:span><text:span text:style-name="T7">). U tekstu slijede detalji o tome kako je autor napravio svoj simulator te koje su prednosti i mane tog simulatora u usporedbi s već postojećim simulatorima. </text:span><text:span text:style-name="T12">Autor također uspoređuje dijelove simulatora s odgovarajućim dijelovima nekih drugih programa koje je prije napravio (najviše s compilerom koji prevodi njegov programski jezik na WebAssembly).</text:span><text:span text:style-name="T7"> Nisu korišteni nikakvi radni okviri (frameworksi), kôd je pisan uglavnom u VIM-u (za manje izmjene) i Eclipseu (za veće izmjene), za uređivanje slika korišteni su GIMP i Inkscape, za traženje pogrešaka u programu korišteni su alati za programiranje koji se dobiju uz Firefox i </text:span><text:span text:style-name="T13">(danas nažalost </text:span><text:span text:style-name="T14">zauvijek </text:span><text:span text:style-name="T13">ugasli)</text:span><text:span text:style-name="T7"> internetski servis LGTM. Za formatiranje koda korišteni su Prettier (za HTML i CSS) i ClangFormat (za JavaScript). </text:span><text:span text:style-name="T15">Posljednja verzija koju sam sâm napravio je v2.8.</text:span><text:span text:style-name="T16">3</text:span><text:span text:style-name="T15">, nedugo nakon toga dobio sam suradnika koji tvrdi da koristi taj moj simulator PicoBlazea na sveučilištu u Argentini, </text:span><text:span text:style-name="T17">GitHub korisnik pod nadimkom </text:span><text:span text:style-name="T18">Agustiza, Agustin Izaguirre</text:span><text:span text:style-name="T15">. </text:span><text:span text:style-name="T17">A kasnije sam dobio suradnika iz Turske, Abidina Durdua, koji je napravio back-end </text:span><text:span text:style-name="T19">koristeći PHP i MySQL</text:span><text:span text:style-name="T17">. </text:span><text:span text:style-name="T20">Još kasnije sam dobio suradnika iz Yorubalanda iz Nigerije poznatog na GitHubu kao Gb-JS, a na Discordu kao JoshScript.</text:span></text:p>
      <text:p text:style-name="P41"/>
      <text:p text:style-name="P42">Uvod</text:p>
      <text:p text:style-name="P43"><text:span text:style-name="T21">PicoBlaze (od latinskog</text:span><text:span text:style-name="T7"> piccus</text:span><text:span text:style-name="T21">, rupica na igli, u prenesenom značenju </text:span><text:span text:style-name="T7">nešto maleno</text:span><text:span text:style-name="T21">, i engleskog</text:span><text:span text:style-name="T7"> blaze</text:span><text:span text:style-name="T21">, plamen</text:span><text:span text:style-name="T7">.</text:span><text:span text:style-name="T21"> Latinska riječ </text:span><text:span text:style-name="T7">piccus</text:span><text:span text:style-name="T21"> možda je povezana s </text:span><text:span text:style-name="T7">picus</text:span><text:span text:style-name="T21">, </text:span><text:span text:style-name="T7">djetlić</text:span><text:span text:style-name="T21">, jer djetlić svojim kljunom buši drvo. Engleska riječ </text:span><text:span text:style-name="T7">blaze</text:span><text:span text:style-name="T21"> dijeli isti korijen kao i latinski </text:span><text:span text:style-name="T7">flamma.</text:span><text:span text:style-name="T21"> Od latinske riječi</text:span><text:span text:style-name="T7"> flamma </text:span><text:span text:style-name="T21">dolazi, preko francuskog, danas daleko poznatija engleska riječ za plamen, </text:span><text:span text:style-name="T7">flame. </text:span><text:span text:style-name="T21">Hrvatska riječ </text:span><text:span text:style-name="T7">plamen</text:span><text:span text:style-name="T21"> vjerojatno nije povezana s latinskim </text:span><text:span text:style-name="T7">flamma</text:span><text:span text:style-name="T21">, </text:span><text:span text:style-name="T22">jer latinsko</text:span><text:span text:style-name="T23"> f</text:span><text:span text:style-name="T22"> dolazi od indoeuropskog</text:span><text:span text:style-name="T23"> b</text:span><text:span text:style-name="T24">h</text:span><text:span text:style-name="T22"> ili</text:span><text:span text:style-name="T23"> d</text:span><text:span text:style-name="T24">h</text:span><text:span text:style-name="T25"> </text:span><text:span text:style-name="T26">i odgovara hrvatskom i engleskom </text:span><text:span text:style-name="T27">b</text:span><text:span text:style-name="T26"> i </text:span><text:span text:style-name="T27">d</text:span><text:span text:style-name="T22">,</text:span><text:span text:style-name="T7"> </text:span><text:span text:style-name="T28">nego latinska riječ </text:span><text:span text:style-name="T29">flamma</text:span><text:span text:style-name="T28"> vjerojatno dijeli isti korijen kao hrvatska riječ </text:span><text:span text:style-name="T29">bijel</text:span><text:span text:style-name="T21">.)</text:span><text:span text:style-name="T7"> </text:span><text:span text:style-name="T21">je malo računalo koji proizvodi tvrtka Xilinx. Koristi se u ugrađenim sustavima, te kao primjer jednostavnog računala na kolegiju </text:span><text:span text:style-name="T7">Arhitektura računala</text:span><text:span text:style-name="T21"> na FERIT-u. Njegov je procesor dizajniran tako da se u cijelosti može implementirati programibilnim elektroničkim sklopovima (FPGA-ovima, ASIC-ima...), te je pisan u programskom jeziku VHDL (VHDL je kratica od </text:span><text:span text:style-name="T30">V</text:span><text:span text:style-name="T7">ery High Speed Integrated Circuits </text:span><text:span text:style-name="T30">H</text:span><text:span text:style-name="T7">ardware </text:span><text:span text:style-name="T30">D</text:span><text:span text:style-name="T7">escription </text:span><text:span text:style-name="T30">L</text:span><text:span text:style-name="T7">anguage</text:span><text:span text:style-name="T21">, što znači </text:span><text:span text:style-name="T7">jezik za opis strojne opreme (hardware) od integriranih krugova jako velike brzine</text:span><text:span text:style-name="T31">. Među studentima elektrotehnike česta je šala, s kojom se i ja slažem, da je VHDL zapravo kratica od </text:span><text:span text:style-name="T32">V</text:span><text:span text:style-name="T33">ery </text:span><text:span text:style-name="T32">H</text:span><text:span text:style-name="T33">ard </text:span><text:span text:style-name="T32">D</text:span><text:span text:style-name="T33">ifficult </text:span><text:span text:style-name="T32">L</text:span><text:span text:style-name="T33">anguage</text:span><text:span text:style-name="T31"> – </text:span><text:span text:style-name="T33">vrlo čvrsto težak jezik</text:span><text:span text:style-name="T34"><text:note text:id="ftn2" text:note-class="footnote"><text:note-citation>2</text:note-citation><text:note-body><text:p text:style-name="Footnote">A, da sam upisao latinski (o <text:span text:style-name="T2">čemu sam i razmišljao prije studija), sada bi mi čitanje Cicerona bilo čvrsto teško nedokučivo.</text:span></text:p></text:note-body></text:note></text:span><text:span text:style-name="T21">). Takvi procesori, koji su namijenjeni da se sintetiziraju na FPGA-ovima ili ASIC-ima, zovu se mekani procesori (</text:span><text:span text:style-name="T7">soft processor</text:span><text:span text:style-name="T21">).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21"> znači</text:span><text:span text:style-name="T7"> onaj koji kopira ili imitira</text:span><text:span text:style-name="T21">, dolazi iz latinskog i prvi put se spominje u Ovidijevim Metamorfozama (11. poglavlje, 634. stih). Dolazi od</text:span><text:span text:style-name="T7"> simulare</text:span><text:span text:style-name="T21"> (pretvarati se), od </text:span><text:span text:style-name="T7">similis</text:span><text:span text:style-name="T21">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43"/>
      <text:p text:style-name="P43"><draw:frame draw:style-name="fr2"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66170CEB.gif" xlink:type="simple" xlink:show="embed" xlink:actuate="onLoad" draw:mime-type="image/gif"/></draw:frame>Slika <text:sequence text:ref-name="refSlika0" text:name="Slika" text:formula="ooow:Slika+1" style:num-format="1">1</text:sequence>: PicoBlaze računalo <text:span text:style-name="T35">(fotografija koju je profesor Ivan Aleksi uključio u svoju prezentaciju)</text:span></text:p></draw:text-box></draw:frame><text:soft-page-break/></text:p>
      <text:p text:style-name="P44">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45"/>
      <text:p text:style-name="P42">Eclipse</text:p>
      <text:p text:style-name="P46"><text:span text:style-name="T21">Eclipse (nazvan po grčkoj riječi za pomrčinu) je besplatan IDE (</text:span><text:span text:style-name="T7">integrated developing environment</text:span><text:span text:style-name="T21">,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45"/>
      <text:p text:style-name="P42">VIM</text:p>
      <text:p text:style-name="P46"><text:span text:style-name="T21">VIM (od </text:span><text:span text:style-name="T7">VI Improved</text:span><text:span text:style-name="T21">, poboljšani </text:span><text:span text:style-name="T7">VI</text:span><text:span text:style-name="T21">, jer je</text:span><text:span text:style-name="T7"> VI</text:span><text:span text:style-name="T21">,</text:span><text:span text:style-name="T7"> Visual Interface</text:span><text:span text:style-name="T21">,</text:span><text:span text:style-name="T7"> </text:span><text:span text:style-name="T21">bio često korišteni tekstualni editor na računalima 1980-ih)</text:span><text:span text:style-name="T7"> </text:span><text:span text:style-name="T21">je tekstualni editor koji se dobije uz gotovo sve verzije Linuxa i sličnih operativnih sustava (FreeBSD, MacOS...). Prva verzija </text:span><text:span text:style-name="T36">VIM-a</text:span><text:span text:style-name="T21"> je napravljena 1991. </text:span><text:span text:style-name="T36">godine (a VI je napravljen još pradavne 1976. godine).</text:span><text:span text:style-name="T2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47">Kad sam prešao s operacijskog sustava Linux na operacijski sustav Windows, počeo sam koristiti NeoVim, klon od VIM-a koji na operacijskom sustavu Windows radi znatno bolje nego što radi VIM. NeoVim također <text:soft-page-break/>točnije boja programski kod nego što to radi VIM, te, osim VimScripta, kao programski jezik za pisanje dodataka podržava i programski jezik Lua.</text:p>
      <text:p text:style-name="P45"/>
      <text:p text:style-name="P42">GIMP</text:p>
      <text:p text:style-name="P48"><text:span text:style-name="T21">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21">).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49"/>
      <text:p text:style-name="P42">Inkscape</text:p>
      <text:p text:style-name="P49">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49"/>
      <text:p text:style-name="P42">Firefox</text:p>
      <text:p text:style-name="P49">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49"/>
      <text:p text:style-name="P42">Prettier</text:p>
      <text:p text:style-name="P48"><text:span text:style-name="T21">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7">PicoBlaze.html</text:span><text:span text:style-name="T21">. Po meni, on ne daje baš lijepe rezultate, no takve tvrdnje već spadaju u subjektivni dio programiranja.</text:span></text:p>
      <text:p text:style-name="P49"/>
      <text:p text:style-name="P42">ClangFormat</text:p>
      <text:p text:style-name="P48"><text:span text:style-name="T21">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7">:=</text:span><text:span text:style-name="T21"> operator pridruživanja u mom programskom jeziku, a ne oznaka za label plus operator </text:span><text:span text:style-name="T37">=</text:span><text:span text:style-name="T37"><text:note text:id="ftn3" text:note-class="footnote"><text:note-citation>3</text:note-citation><text:note-body><text:p text:style-name="P50">Otvorio sam pitanje na forumu o izradi programskih jezika o tome: <text:span text:style-name="T38">https://langdev.stackexchange.com/q/1695/330</text:span></text:p></text:note-body></text:note></text:span><text:span text:style-name="T21">, no tokenizer za moj programski jezik ignorira razmake koje </text:span><text:span text:style-name="T39">ClangFormat</text:span><text:span text:style-name="T21"> stavlja između </text:span><text:span text:style-name="T37">:</text:span><text:span text:style-name="T21"> </text:span><text:soft-page-break/><text:span text:style-name="T21">i </text:span><text:span text:style-name="T37">=</text:span><text:span text:style-name="T21">). Po meni, on daje lijepe rezultate za JavaScript. Mana mu je što ne može formatirati HTML i CSS niti JavaScript spremljen u HTML datoteci.</text:span></text:p>
      <text:p text:style-name="P48"/>
      <text:p text:style-name="P42">LGTM</text:p>
      <text:p text:style-name="P48"><text:span text:style-name="T21">LGTM (</text:span><text:span text:style-name="T7">Looks Good To Me</text:span><text:span text:style-name="T21">)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21">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21">),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51">LGTM je danas, nažalost, zauvijek ugašen.</text:p>
      <text:p text:style-name="P49"/>
      <text:p text:style-name="P42">Mane današnjih simulatora PicoBlazea</text:p>
      <text:p text:style-name="P45">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45">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46"><text:span text:style-name="T21">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7">/usr/bin</text:span><text:span text:style-name="T21">),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21">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text:span><text:soft-page-break/><text:span text:style-name="T21">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40">Uz mnoge verzije Linuxa dobije se besplatni antivirusni program ClamAV i on je poznat po tome da svako malo za neki bezazleni program kaže da je virus. Ja sam si ga isključio, jer mislim da je bolje nemati antivirusni program nego imati takav, pogotovo na Linuxu.</text:span><text:span text:style-name="T21"> Uostalom, rijetko se koji novi virus može detektirati zastarjelim algoritmima ugrađenima u antivirusne programe, kriminalci koji rade računalne viruse znaju kako ti algoritmi funkcioniraju i kako ih prevariti.</text:span></text:p>
      <text:p text:style-name="P45">Simulator PicoBlazea u JavaScriptu otvorenog je koda, to jest, kôd je dostupan javno na GitHubu (i, budući da je web-aplikacija, ne može učiniti ništa loše računalu ukoliko se pokrene u sigurnom internetskom pregledniku) <text:span text:style-name="T41">i pod MIT-jevom je licencom</text:span>, velik je svega 196KB, i ne zahtijeva nikakve instalacije.</text:p>
      <text:p text:style-name="P45"/>
      <text:p text:style-name="P52">Više o ostalim simulatorima PicoBlazea</text:p>
      <text:p text:style-name="P53">Evo što znam o preostalim simulatorima PicoBlazea:</text:p>
      <text:p text:style-name="P54"><text:span text:style-name="T42"/></text:p>
      <text:p text:style-name="P54">FIDEx simulator </text:p>
      <text:p text:style-name="P55"><draw:frame draw:style-name="fr4" draw:name="Image13" text:anchor-type="as-char" svg:width="3.2772in" svg:height="2.0028in" draw:z-index="19"><draw:image xlink:href="Pictures/10000001000002F4000001CE87A6945F.png" xlink:type="simple" xlink:show="embed" xlink:actuate="onLoad" draw:mime-type="image/png"/></draw:frame></text:p>
      <text:p text:style-name="P55"/>
      <text:p text:style-name="P56">FIDEx simulator za PicoBlaze je zatvorenog koda, što mu je nedostatak. Značajna prednost pred simulatorom PicoBlazea napravljenog za ovaj rad je što može prikazivati imenovane registre, a ne samo nazive registara s0-sf, te također može prikazivati imenovane ulaze i izlaze imenom koje se koristi u asemblerskom kodu. Može simulirati različite verzije PicoBlazea: PicoBlaze 3 i PicoBlaze 6 te Lattice Mico 8.</text:p>
      <text:p text:style-name="P56"/>
      <text:p text:style-name="P57">PicoBlaze Debugger</text:p>
      <text:p text:style-name="P58"><text:soft-page-break/><draw:frame draw:style-name="fr4" draw:name="Image14" text:anchor-type="as-char" svg:width="3.1661in" svg:height="1.2673in" draw:z-index="20"><draw:image xlink:href="Pictures/100000010000028200000101600AF1BB.png" xlink:type="simple" xlink:show="embed" xlink:actuate="onLoad" draw:mime-type="image/png"/></draw:frame></text:p>
      <text:p text:style-name="P59"/>
      <text:p text:style-name="P59">PicoBlaze Debugger je dodatak Siemensovom programu ModelSim. Zatvorenog je koda. Može se skinuti u ZIP datoteci (ali moramo, da bismo ga koristili, već imati instaliran ModelSim). Kao i u PicoBlaze simulatoru napravljenom za ovaj rad, nedavno promijenjeni registri i flagovi obojeni su različitom bojom (da nam ne bi promaknula neočekivana promjena vrijednosti registra).<text:span text:style-name="T2"> </text:span><text:span text:style-name="T43">U PicoBlaze simulatoru napravljenom za ovaj rad, to bojanje nedavno promijenjenih registara različitom bojom radi se tehnikom programiranja </text:span><text:span text:style-name="T44">DOM as a state</text:span><text:span text:style-name="T45">, što vjerojatno nije najbolje rješenje.</text:span><text:span text:style-name="T2"> </text:span>Prednost mu je nad PicoBlaze simulatorom napravljenim za ovaj rad da se prijelazom miša na konstantu ili ime varijable (named registers) u asemblerskom kodu otvori pop-up prozor koji pokazuje relevantne informacije. On ima dvije vrste breakpointova: permanent i temporary. Simulator izrađen za ovaj rad podržava samo jednu vrstu breakpointova – permanent. </text:p>
      <text:p text:style-name="P59"/>
      <text:p text:style-name="P60">PicoBlaze IDE</text:p>
      <text:p text:style-name="P61"/>
      <text:p text:style-name="P61"><draw:frame draw:style-name="fr4" draw:name="Image15" text:anchor-type="as-char" svg:width="5.3835in" svg:height="0.9752in" draw:z-index="21"><draw:image xlink:href="Pictures/100000010000028600000075A176C942.png" xlink:type="simple" xlink:show="embed" xlink:actuate="onLoad" draw:mime-type="image/png"/></draw:frame><text:s/></text:p>
      <text:p text:style-name="P62">PBlaze IDE koristi asemblersku sintaksu nekompatibilnu s tradicionalnom </text:p>
      <text:p text:style-name="P62"/>
      <text:p text:style-name="P63">Tvrtka Mediatronix nekada je proizvodila simulator PicoBlazea zvan PBlaze IDE. On je bio pisan u Delphiju (dijalektu Pascala) i koristio je SynEdit framework. Simulirao je PicoBlaze 1, PicoBlaze 2, PicoBlaze 3 i CoolBlaze. Jedna od njegovih prednosti je da on highlightira linije asemblerskog koda u kojima se nalaze greške, dok PicoBlaze Simulator napravljen za ovaj rad greške u asemblerskom kodu javlja pomoću alerta tipa „<text:span text:style-name="T46">Line #2: The AST node "load" should have exactly three child nodes (a comma is also a child node).</text:span>”. PBlaze IDE također podržava automatsko formatiranje asemblerskog koda, što PicoBlaze Simulator napravljen za ovaj rad ne podržava. Kao i simulator PicoBlazea napravljen za ovaj rad, podržava aritmetičke izraze u konstantama, uključujući i izraze sa zagradama. Nedostatak mu je što nije kompatibilan sa Xilinxovim asemblerom za PicoBlaze, recimo, u njemu su konstante po defaultu dekadske i mora ih se prefiksirati sa znakom $ da bi bile interpretirane kao heksadekadske. PicoBlaze Simulator napravljen za ovaj rad cilja da može asemblirati sve programe koje može i Xilinxov asembler (uz to što dodaje nove značajke, kao što su aritmetički izrazi u konstantama, if-grananja i while-petlje u pretprocesoru, <text:span text:style-name="T43">te naredbe </text:span><text:span text:style-name="T44">base_decimal </text:span><text:span text:style-name="T43">i </text:span><text:span text:style-name="T44">base_hexadecimal</text:span><text:span text:style-name="T43"> koje omogućuju korisniku da izmijeni kako se interpretiraju numerički literali bez eksplicitno označene brojevne baze</text:span>). Danas se PBlaze IDE nigdje na internetu ne može downloadati. </text:p>
      <text:p text:style-name="P64">Tvrtka Mediatronix danas (2025. godine) na svojoj web-stranici ima link na BitBucket na kojem se nalazi nekakav asembler i emulator za PicoBlaze zvan <text:span text:style-name="T2">PBlazAsm, pisan u kombinaciji C++-a i JavaScripta i koristi Qt framework, ali ja ga ni uz najbolju volju na svom računalu nisam uspio pokrenuti, ponajprije zato što se on oslanja na Qt modul zvan Script, koji je bio JavaScript engine baziran na WebKitCoreu (isti onaj koji se koristi u Safariju), ali on je uklonjen iz novijih verzija Qt frameworka i zamijenjen s V4, koji ima različit API.</text:span></text:p>
      <text:p text:style-name="P65"/>
      <text:p text:style-name="P65">KPicoSim </text:p>
      <text:p text:style-name="P65"/>
      <text:p text:style-name="P66"><text:soft-page-break/><draw:frame draw:style-name="fr4" draw:name="Image16" text:anchor-type="as-char" svg:width="4.1874in" svg:height="3.2791in" draw:z-index="22"><draw:image xlink:href="Pictures/10000001000003220000027455E3E695.png" xlink:type="simple" xlink:show="embed" xlink:actuate="onLoad" draw:mime-type="image/png"/></draw:frame></text:p>
      <text:p text:style-name="P66"/>
      <text:p text:style-name="P63">KPicoSim je otvorenog koda, što mu je prednost. Napravio ga je Mark Six. Može eksportirati i VHDL, i HEX i MEM datoteke, a PicoBlaze Simulator rađen za ovaj rad može eksportirati samo HEX (odnosno, ne može ni HEX ako se pokrene u WebPositiveu, a vjerojatno ne može ni u Safariju). Nedostatak KPicoSima je komplicirana instalacija, naime mora se compilirati iz izvornog koda da bi se koristio. Podjednako je funkcionalan kao PBlaze IDE. Posljednja verzija mu je izdana 2009. godine i ne spominje se podrška za <text:span text:style-name="T2">P</text:span><text:span text:style-name="T47">i</text:span><text:span text:style-name="T2">coBlaze</text:span> 6. To znači da npr. ne simulira regbanke niti <text:span text:style-name="T38">jump@</text:span> instrukciju i njoj srodne instrukcije. </text:p>
      <text:p text:style-name="P63"/>
      <text:p text:style-name="P65">Open PicoBlaze Assembler (Opbasm) </text:p>
      <text:p text:style-name="P45">Opbasm je asembler za PicoBlaze pisan u Pythonu. Napravljen je zato što je korištenje Xilinxovih asemblera na Linuxu izuzetno sporo. Koristi m4 pretprocesorske makronaredbe da prevodi npr. aritmetičke izraze na asemblerski jezik. Sadrži optimizator koji identificira mrtav kod. <text:span text:style-name="T48">Opcionalno, uz njega se može koristiti OpbSim, emulator za PicoBlaze pisan u programskom jeziku Nim (mora ga se compilirati iz source codea da bi ga se moglo koristiti, ali to teče bez većih problema). Taj emulator je command-line, to jest, nema grafičko sučelje, ali ga se može koristiti iz terminala, i on zahtijeva MEM datoteku </text:span><text:span text:style-name="T49">(u biti, HEX datoteka s početkom </text:span><text:span text:style-name="T50">@000</text:span><text:span text:style-name="T49"> i znakom za novi red)</text:span><text:span text:style-name="T48">.</text:span></text:p>
      <text:p text:style-name="P45"/>
      <text:p text:style-name="P42">Struktura simulatora za PicoBlaze u JavaScriptu</text:p>
      <text:p text:style-name="P45"><text:span text:style-name="T51">Prva verzija simulatora PicoBlazea nije imala back-end, već se sav kod, uključujući i asembler, vrtio u internetskom pregledniku (dakle, u front-endu). </text:span><text:span text:style-name="T52">I danas se asembler vrti u front-endu.</text:span><text:span text:style-name="T51"> Naknadno je </text:span><text:span text:style-name="T52">Abidin Durdu</text:span><text:span text:style-name="T51"> d</text:span><text:span text:style-name="T52">odao</text:span><text:span text:style-name="T51"> back-end i JavaScript potreban za komunikaciju front-enda i back-enda. K</text:span>ôd <text:span text:style-name="T51">od PicoBlaze Simulatora</text:span> podijeljen je u <text:span text:style-name="T51">10</text:span> datoteka, ukupno <text:span text:style-name="T51">4'000</text:span> redaka <text:span text:style-name="T53">(</text:span><text:span text:style-name="T41">dakle, balansirao sam između pravila koje smo učili na kolegiju</text:span><text:span text:style-name="T54"> Razvoj programske podrške po objektivno orijentiranim načelima, </text:span><text:span text:style-name="T41">da jedna datoteka treba biti najviše 100 redaka koda, i sugestije korisnika foruma </text:span><text:span text:style-name="T54">Philosophical Vegan</text:span><text:span text:style-name="T41"> zvanog </text:span><text:span text:style-name="T54">TelepathyConspiracy</text:span><text:span text:style-name="T41">, da sav kôd stavim u jednu datoteku</text:span><text:span text:style-name="T41"><text:note text:id="ftn4" text:note-class="footnote"><text:note-citation>4</text:note-citation><text:note-body><text:p text:style-name="P67"><text:a xlink:type="simple" xlink:href="https://philosophicalvegan.com/viewtopic.php?p=51387#p51387" text:style-name="Internet_20_link" text:visited-style-name="Visited_20_Internet_20_Link">https://philosophicalvegan.com/viewtopic.php?p=51387#p51387</text:a> <text:span text:style-name="T55">Tele</text:span><text:span text:style-name="T56">pathyConspiracy</text:span><text:span text:style-name="T57">, poznat na mnogim drugim internetskim forumima kao </text:span><text:span text:style-name="T56">PoliticalVegan</text:span><text:span text:style-name="T57">, misli da se pravilo „</text:span><text:span text:style-name="T56">Jedna datoteka treba sadržavati najviše 100 redaka koda.</text:span><text:span text:style-name="T57">” odnosi na davno vrijeme dok editori još nisu podržavali </text:span><text:span text:style-name="T56">folding</text:span><text:span text:style-name="T58">, a da danas sav kôd treba biti u jednoj datoteci i da trebamo koristiti </text:span><text:span text:style-name="T56">folding</text:span><text:span text:style-name="T58"> da se snađemo u toj datoteci.</text:span></text:p></text:note-body></text:note></text:span><text:span text:style-name="T41">, radio sam nešto između, </text:span><text:span text:style-name="T59">kao i u compileru za svoj programski jezik</text:span><text:span text:style-name="T53">)</text:span>:</text:p>
      <text:list text:style-name="WWNum1">
        <text:list-item>
          <text:p text:style-name="P68"><text:span text:style-name="T37">PicoBlaze.html</text:span><text:span text:style-name="T21">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21">) te za dohvaćanje primjera asemblerskog koda s autorovoga GitHub profila. Naknadno je dodana mogućnost dodavanja točaka prekida (</text:span><text:span text:style-name="T7">breakpoints</text:span><text:span text:style-name="T21">), mogućnost skidanja heksadekadske datoteke koju proizvodi assembler (koja se uz pomoć alata za programiranje PicoBlazea veoma lako pretvori u binarni format koji treba PicoBlazeu), zoran prikaz sedam-segmentnih pokaznika (</text:span><text:span text:style-name="T7">seven-segment display</text:span><text:span text:style-name="T21">) i prekidača (</text:span><text:span text:style-name="T7">switches</text:span><text:span text:style-name="T21">, ovdje reagiraju na pritisak miša) pomoću SVG-a generiranog u </text:span><text:soft-page-break/><text:span text:style-name="T21">JavaScriptu,</text:span><text:span text:style-name="T60"> te to da se osvježeni registri i flagovi u tablici bojaju različitom bojom od onih koji nisu nedavno promijenili vrijednost </text:span><text:span text:style-name="T61">(što se radi pomoću </text:span><text:span text:style-name="T62">DOM as a state</text:span><text:span text:style-name="T61">, što vjerojatno nije najbolje rješenje)</text:span><text:span text:style-name="T21">. Skidanje heksadekadske datoteke radi se preko standardnih JavaScript klasa </text:span><text:span text:style-name="T37">HTMLAnchorElement</text:span><text:span text:style-name="T21"> (svojstvo </text:span><text:span text:style-name="T37">download</text:span><text:span text:style-name="T21"> i metoda za stvaranje eventa iz JavaScripta </text:span><text:span text:style-name="T37">click</text:span><text:span text:style-name="T21">), </text:span><text:span text:style-name="T37">Uint8Array</text:span><text:span text:style-name="T21">, </text:span><text:span text:style-name="T37">URL</text:span><text:span text:style-name="T21"> i </text:span><text:span text:style-name="T37">Blob</text:span><text:span text:style-name="T21">, bilo je relativno komplicirano za napraviti </text:span><text:span text:style-name="T63">(Jedan od nedostataka pravljenja web-aplikacija je to što su takve stvari, koje se lagano naprave u drugim okruženjima, na webu radi sigurnosti teške za napraviti.), </text:span><text:span text:style-name="T64">i, na žalost, ne radi ispravno u browserima baziranima na WebKitu (Safari i WebPositive)</text:span><text:span text:style-name="T21">. Točke prekida rade se tako da se brojevi linija koda nalaze u zasebnim HTML elementima </text:span><text:span text:style-name="T37">&lt;div&gt;</text:span><text:span text:style-name="T21"> koje generira JavaScript i ti elementi osim brojeva linija koda sadržavaju i ikone koje predstavljaju točke prekida koje su po defaultu nevidljive. Globalni objekt </text:span><text:span text:style-name="T37">machineCode</text:span><text:span text:style-name="T21">, osim heksadekadskih stringova koje predstavljaju naredbe u strojnom kodu, čuva i podatke o linijama asemblerskog koda iz kojih dolaze naredbe. </text:span><text:span text:style-name="T65">Naknadno je dodano da </text:span><text:span text:style-name="T66">machineCode</text:span><text:span text:style-name="T65"> sadrži i polje </text:span><text:span text:style-name="T66">disableBreakpoint</text:span><text:span text:style-name="T21">, </text:span><text:span text:style-name="T65">koje, ako sadrži true, sprječava da se breakpoint okine na toj instrukciji, jer to ne želimo da se dogodi za sve naredbe u strojnom kodu koje dolaze od </text:span><text:span text:style-name="T66">print_string</text:span><text:span text:style-name="T65">, već samo za prvu naredbu koja dolazi od nje. </text:span><text:span text:style-name="T67">Točke prekida dodao sam na prijedlog profesora Tomislava Matića </text:span><text:span text:style-name="T68">mlađeg (koji predaje Digitalnu elektroniku)</text:span><text:span text:style-name="T67">.</text:span><text:span text:style-name="T21"> Datoteka </text:span><text:span text:style-name="T37">PicoBlaze.html</text:span><text:span text:style-name="T21"> ima 1'320 redaka koda. CSS koji se koristi je relativno primitivan (recimo, </text:span><text:span text:style-name="T68">medijski upiti koriste se samo za postavljanje pozadine i ribbona „</text:span><text:span text:style-name="T69">Fork me on GitHub</text:span><text:span text:style-name="T68">” ovisno o širini zaslona, ali ne i za pozicioniranje elemenata na stranicu, a čak i ti medijski upiti koji postoje u CSS-u dodani su naknadno</text:span><text:span text:style-name="T21">), za pozicioniranje elemenata na ekranu uglavnom se koristi JavaScript. Iskreno, ne da mi se učiti napredni CSS kad izgleda da mogu i bez toga. U CSS-u se koriste varijable, no dodan je i </text:span><text:span text:style-name="T7">fallback</text:span><text:span text:style-name="T21">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7">innerHTML</text:span><text:span text:style-name="T21">.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7">createElementNS</text:span><text:span text:style-name="T21">, </text:span><text:span text:style-name="T37">setAttribute</text:span><text:span text:style-name="T21"> i </text:span><text:span text:style-name="T37">appendChild</text:span><text:span text:style-name="T21">. U datoteci </text:span><text:span text:style-name="T37">PicoBlaze.html</text:span><text:span text:style-name="T21">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70">Naknadno sam datoteku </text:span><text:span text:style-name="T71">PicoBlaze.html</text:span><text:span text:style-name="T70"> razdijelio u datoteke </text:span><text:span text:style-name="T71">PicoBlaze.html</text:span><text:span text:style-name="T70"> (koja sada sadrži samo HTML te samo onaj JavaScript koji je potreban da se sakrije moja e-mail adresa od spambotova), </text:span><text:span text:style-name="T71">styles.css</text:span><text:span text:style-name="T70"> (koja sadrži CSS), </text:span><text:span text:style-name="T71">headerScript.js</text:span><text:span text:style-name="T70"> (koja sadrži deklaracije potrebne drugim datotekama te skriptu za ponovno postavljanje layouta ako prozor promijeni veličinu) i </text:span><text:span text:style-name="T71">footerScript.js</text:span><text:span text:style-name="T70"> (koja sadrži funkcije za počinjanje i završavanje simulacije te JavaScript koji stvara SVG-ove). </text:span><text:span text:style-name="T72">A 22. kolovoza 2023. godine izdvojio sam nizove s mnemonikama i pretprocesorskim direktivama iz datoteke </text:span><text:span text:style-name="T73">headerScript.js</text:span><text:span text:style-name="T72"> u zasebnu datoteku </text:span><text:span text:style-name="T74">koju sam nazvao</text:span><text:span text:style-name="T72"> </text:span><text:span text:style-name="T73">list_of_directives.js</text:span><text:span text:style-name="T72">, da bih si olakšao pravljenje automatskih testova parsera. </text:span><text:span text:style-name="T36">Od verzije v6.0.0 potprogram headerScript.js ispod tablice s flagovima crta i tablicu u kojoj se vidi sadržaj </text:span><text:span text:style-name="T14">call stack</text:span><text:span text:style-name="T36">a, što je stog na koji se prije izvršavanja naredbe </text:span><text:span text:style-name="T75">call</text:span><text:span text:style-name="T36"> sprema stara vrijednost registra Program Counter </text:span><text:span text:style-name="T76">(PC), i iz kojeg naredba </text:span><text:span text:style-name="T75">return</text:span><text:span text:style-name="T76"> vadi novu vrijednost PC-a</text:span><text:span text:style-name="T36">. Naletio sam na problem da Firefox 52 </text:span><text:span text:style-name="T76">(prva verzija Firefoxa u kojoj je moj asembler i emulator za PicoBlaze do tada funkcionirao)</text:span><text:span text:style-name="T36"> ne podržava JavaScriptinu naredbu </text:span><text:span text:style-name="T77">toReversed</text:span><text:span text:style-name="T36">, koja stvara novi niz s preokrenutim sadržajem nekog niza, ali to sam riješio monkey-patchingom </text:span><text:span text:style-name="T76">tipičnim za programski jezik JavaScript</text:span><text:span text:style-name="T36">, ovako:</text:span></text:p>
          <text:p text:style-name="P69"><text:s text:c="2"/>if (typeof Array.prototype.toReversed !== "function")</text:p>
          <text:p text:style-name="P69"><text:s text:c="4"/>Array.prototype.toReversed = function() {</text:p>
          <text:p text:style-name="P69"><text:s text:c="6"/>const arrayToBeReturned = [];</text:p>
          <text:p text:style-name="P69"><text:s text:c="6"/>for (let i = this.length - 1; i &gt;= 0; i--)</text:p>
          <text:p text:style-name="P69"><text:s text:c="8"/>arrayToBeReturned.push(this[i]);</text:p>
          <text:p text:style-name="P69"><text:s text:c="6"/>return arrayToBeReturned;</text:p>
          <text:p text:style-name="P69"><text:s text:c="4"/>};</text:p>
          <text:p text:style-name="P70"><text:soft-page-break/><text:span text:style-name="T70">P</text:span><text:span text:style-name="T78">ri pisanju datoteke </text:span><text:span text:style-name="T79">PicoBlaze.html</text:span><text:span text:style-name="T78"> naletio sam na, koliko se sjećam, tri ozbiljnija problema. Prvi je bio to što sam u JavaScriptu pokušao napraviti da moj program sintaksno oboji (</text:span><text:span text:style-name="T80">syntax highlight</text:span><text:span text:style-name="T78">,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80">Highlight Assembly</text:span><text:span text:style-name="T78">” </text:span><text:span text:style-name="T81">koji korisnik stisne kad želi da mu se sintaksno oboji program, što je </text:span><text:span text:style-name="T82">relativno</text:span><text:span text:style-name="T81"> lagano za isprogramirati. </text:span><text:span text:style-name="T83">Otvorio sam pitanje o tom problemu na forumu o izradi programskih jezika</text:span><text:span text:style-name="T83"><text:note text:id="ftn5" text:note-class="footnote"><text:note-citation>5</text:note-citation><text:note-body><text:p text:style-name="P67">https://languagedesign.stackexchange.com/q/1681/330</text:p></text:note-body></text:note></text:span><text:span text:style-name="T83"> (jer pretpostavljam da su mnogi koji su izradili programski jezik napravili i editor za njega u JavaScriptu, pa su možda naletjeli na isti problem i uspjeli ga riješiti, pa će mi moći pomoći), pa su se moderatori žalili da mi je pitanje </text:span><text:span text:style-name="T84">off-topic</text:span><text:span text:style-name="T83">, i na forumu o programiranju općenito</text:span><text:span text:style-name="T83"><text:note text:id="ftn6" text:note-class="footnote"><text:note-citation>6</text:note-citation><text:note-body><text:p text:style-name="P67">https://stackoverflow.com/q/76566400/8902065</text:p></text:note-body></text:note></text:span><text:span text:style-name="T83">, na </text:span><text:span text:style-name="T85">kojem skoro tjedan dana</text:span><text:span text:style-name="T83"> nisam dobio nikakav odgovor. </text:span><text:span text:style-name="T85">Odgovor koji sam dobio na forumu o programiranju općenito predlaže mi da iskoristim to što je asemblerski kod u monospace fontu, pa da dodam još jedan transparentan </text:span><text:span text:style-name="T86">&lt;pre&gt;</text:span><text:span text:style-name="T85"> element ispred tog </text:span><text:span text:style-name="T86">&lt;pre&gt;</text:span><text:span text:style-name="T85"> elementa u koji se ukucava asemblerski kod, te da u tom transparentnom </text:span><text:span text:style-name="T86">&lt;pre&gt;</text:span><text:span text:style-name="T85"> elementu prikazujem highlightirani asemblerski kod. </text:span><text:span text:style-name="T87">Ne sviđa mi se baš ta ideja. Ako to napravim, sigurno ću slomiti kompatibilnost s WebPositiveom (jer on ignorira CSS naredbe da prikazuje asemblerski kod u monospace fontu), ako ne i s Firefoxom 52 </text:span><text:span text:style-name="T88">(u kojem monospace fontovi, kako se meni čini, nisu zapravo monospace)</text:span><text:span text:style-name="T87">.</text:span><text:span text:style-name="T81"> Druga dva problema </text:span><text:span text:style-name="T85">na koja sam naletio pišući </text:span><text:span text:style-name="T86">PicoBlaze.html</text:span><text:span text:style-name="T81"> bila su da su različiti internetski preglednici različito interpretirali CSS koji sam napisao. </text:span><text:span text:style-name="T89">Prvi od njih bilo je da su se </text:span><text:span text:style-name="T90">tooltipsi </text:span><text:span text:style-name="T89">koji se pojave kada korisnik prijeđe mišem preko gumba sa slikom (</text:span><text:span text:style-name="T90">play</text:span><text:span text:style-name="T89">, </text:span><text:span text:style-name="T90">pause</text:span><text:span text:style-name="T89">, </text:span><text:span text:style-name="T90">stop</text:span><text:span text:style-name="T89">, </text:span><text:span text:style-name="T90">single step</text:span><text:span text:style-name="T89"> i </text:span><text:span text:style-name="T90">fast forward</text:span><text:span text:style-name="T89">) dobro prikazivali u Firefoxu, ali su u Chromeu bili pomaknuti znatno u lijevo. Netko mi je na internetskom forumu predložio da to jednostavno mogu riješiti tako da u CSS pravila za gumbe dodam pravilo „</text:span><text:span text:style-name="T91">position: relative</text:span><text:span text:style-name="T89">”</text:span><text:span text:style-name="T89"><text:note text:id="ftn7" text:note-class="footnote"><text:note-citation>7</text:note-citation><text:note-body><text:p text:style-name="P67">https://stackoverflow.com/a/64995638/8902065</text:p></text:note-body></text:note></text:span><text:span text:style-name="T89">. Ne razumijem kako to rješenje funkcionira, ali izgleda da funkcionira. A drugi problem bio </text:span><text:span text:style-name="T92">je</text:span><text:span text:style-name="T89"> da WebPositive, internetski preglednik koji se dobije uz operativni sustav Haiku, blisko srodan Safariju </text:span><text:span text:style-name="T82">(i WebPositive i Safari baziraju se na WebKitu)</text:span><text:span text:style-name="T89">, nije stavljao onu svijetlosivu pozadinu na gumbe, pa su slova </text:span><text:span text:style-name="T92">na gumbima</text:span><text:span text:style-name="T89"> (</text:span><text:span text:style-name="T93">jer su onda to bila </text:span><text:span text:style-name="T89">crna slova na ljubičastoj pozadini) u njemu bila nečitka. No, kad sam u CSS </text:span><text:span text:style-name="T65">pravila za gumbove</text:span><text:span text:style-name="T89"> dodao „</text:span><text:span text:style-name="T91">background: #cccccc;</text:span><text:span text:style-name="T89">”, radilo je kako treba. </text:span><text:span text:style-name="T94">WebPositive još uvijek renderira neke stvari u mom PicoBlaze Simulatoru pogrešno, recimo, on asemblerske programe ne renderira u monospace fontu, i nema očitog načina da mu se zada da to napravi. </text:span><text:span text:style-name="T95">Isto tako, WebPositive krivo renderira SVG gradijente u ikonama</text:span><text:span text:style-name="T96"> play, pause, fast forward</text:span><text:span text:style-name="T95"> i</text:span><text:span text:style-name="T96"> single step</text:span><text:span text:style-name="T95">. </text:span><text:span text:style-name="T97">I to nije samo u mom simulatoru PicoBlazea, nego i drugdje na mojoj web-stranici, recimo, u WebPositiveu su strelice na dnu mog SVG PacMana</text:span><text:span text:style-name="T97"><text:note text:id="ftn8" text:note-class="footnote"><text:note-citation>8</text:note-citation><text:note-body><text:p text:style-name="P71">https://flatassembler.github.io/pacman.html</text:p></text:note-body></text:note></text:span><text:span text:style-name="T97"> nevidljive dok se na njih ne prijeđe mišem.</text:span><text:span text:style-name="T98"> </text:span><text:span text:style-name="T99">No, t</text:span><text:span text:style-name="T100">e stvari</text:span><text:span text:style-name="T99"> ne spriječava</text:span><text:span text:style-name="T100">ju</text:span><text:span text:style-name="T99">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01">(iako u </text:span><text:span text:style-name="T102">Otteru</text:span><text:span text:style-name="T101">, </text:span><text:span text:style-name="T103">na primjer,</text:span><text:span text:style-name="T101"> moj SVG PacMan radi bez problema)</text:span><text:span text:style-name="T99">. </text:span><text:span text:style-name="T100">Nisam isprobao svoj PicoBlaze Simulator u Safariju i Operi, no ne očekujem tamo velike probleme. U svakom slučaju, mislim da svatko tko želi koristiti moj PicoBlaze Simulator </text:span><text:span text:style-name="T104">lako</text:span><text:span text:style-name="T100"> može na svoje računalo instalirati neki internetski preglednik u kojem se on može pokrenuti. </text:span><text:span text:style-name="T105">U svim preglednicima na mobilnom operacijskom sustavu Androidu u kojima sam isprobao svoj PicoBlaze Simulator, osim u Dolphinu (Dolphin se bazira na WebKitu, kao i Safari i WebPositive), </text:span><text:span text:style-name="T106">layout</text:span><text:span text:style-name="T105"> se pokida kad se prijeđe u </text:span><text:span text:style-name="T106">lan</text:span><text:span text:style-name="T107">d</text:span><text:span text:style-name="T106">scape</text:span><text:span text:style-name="T105"> (pejzažni) način rada </text:span><text:span text:style-name="T108">(kad mobitel okrenemo horizontalno umjesto vertikalno)</text:span><text:span text:style-name="T105">. Mislim da razumijem zašto, ali ne znam kako to popraviti. Pretpostavljam da bi netko tko zna napredni CSS to mogao popravi</text:span><text:span text:style-name="T109">ti</text:span><text:span text:style-name="T105">. </text:span><text:span text:style-name="T110">Otvorio sam pitanje o tom problemu na internetskom forumu</text:span><text:span text:style-name="T105"><text:note text:id="ftn9" text:note-class="footnote"><text:note-citation>9</text:note-citation><text:note-body><text:p text:style-name="P67">https://atheistforums.org/thread-61911-post-2009508.html#pid2009508</text:p></text:note-body></text:note></text:span><text:span text:style-name="T110">, ali nisam dobio nikakav smisleni odgovor. </text:span><text:span text:style-name="T111">S obzirom na to da se taj problem ne događa u Dolphinu, a Dolphin je bliski srodnik Safariju </text:span><text:span text:style-name="T112">(oboje se baziraju na WebKitu)</text:span><text:span text:style-name="T111">, pretpostavljam da se taj problem ne događa </text:span><text:span text:style-name="T113">ni</text:span><text:span text:style-name="T111"> u Safariju na iPhoneu, iako nisam isprobao.</text:span><text:span text:style-name="T105"> </text:span><text:span text:style-name="T114">U Firefoxu 52 ako se pokrene na Windowsima XP (ali, začudo, ne i ako se </text:span><text:span text:style-name="T115">ta ista verzija Firefoxa</text:span><text:span text:style-name="T114"> pokrene na Solarisu, </text:span><text:span text:style-name="T65">ili na ReactOS-u 0.4.15</text:span><text:span text:style-name="T114">) </text:span><text:span text:style-name="T116">&lt;div&gt;</text:span><text:span text:style-name="T114"> element s brojevima linija i </text:span><text:span text:style-name="T116">&lt;pre&gt;</text:span><text:span text:style-name="T114"> element u koji se ukucava asemblerski kôd imaju različite prorede, tako da linije koda i oznake </text:span><text:span text:style-name="T117">brojeva</text:span><text:span text:style-name="T114"> linija nisu </text:span><text:span text:style-name="T118">alignirane</text:span><text:span text:style-name="T114">. </text:span><text:span text:style-name="T63">Nisam to uspio riješiti, </text:span><text:span text:style-name="T119">i, ustvari, nemam osjećaj ni da bih to trebao riješiti</text:span><text:span text:style-name="T63">. </text:span><text:span text:style-name="T119">Mislim da to nije moj bug, niti </text:span><text:span text:style-name="T120">da</text:span><text:span text:style-name="T119"> je bug u Firefoxu, nego da je to bug u operativnom sustavu Windows XP.</text:span><text:span text:style-name="T114"> </text:span><text:soft-page-break/><text:span text:style-name="T115">Slično tako, u nekim starijim verzijama Microsoft Edgea, baziranima na EdgeHTML-u (moderne verzije Microsoft Edgea baziraju se na Blinku, kao i Chrome), </text:span><text:span text:style-name="T121">&lt;div&gt;</text:span><text:span text:style-name="T115"> element s brojevima linija ne </text:span><text:span text:style-name="T122">scrollira</text:span><text:span text:style-name="T115"> se zajedno s onim </text:span><text:span text:style-name="T121">&lt;pre&gt;</text:span><text:span text:style-name="T115"> elementom u koji se ukucava asemblerski program. </text:span><text:span text:style-name="T63">Nisam ni to uspio riješiti.</text:span><text:span text:style-name="T115"> Tako da se u Firefoxu 52 pokrenutom na Windows XP-u i u nekim starijim verzijama Microsoft Edgea, u kojima moj simulator PicoBlazea inače radi, ne mogu koristiti točke prekida (</text:span><text:span text:style-name="T122">breakpoints</text:span><text:span text:style-name="T115">). </text:span><text:span text:style-name="T123">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24">work-around</text:span><text:span text:style-name="T123">, koliko vidim, ne postoji u Microsoft Edgeu. </text:span><text:span text:style-name="T125">I još sam naletio na problem da sam, kad sam birao boje za 7-segmentne pokaznike, pazio da izgleda slično kao na pravom PicoBlazeu. I na ekranu na laptopu uistinu je tako izgledalo. Međutim, kad sam to isprobao na svom mobitelu </text:span><text:span text:style-name="T126">(na kojem je, izgleda, zasićenje boja znatno slabije)</text:span><text:span text:style-name="T125">,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27">Kad sam nakon tri godine pisao primjer „</text:span><text:span text:style-name="T128">Regbanks-Flags Test</text:span><text:span text:style-name="T127">”, naletio sam na još jedan problem sa sintaksnim bojanjem asemblerskog koda. Naime, on asemblerski kod:</text:span></text:p>
          <text:p text:style-name="P72">address 0</text:p>
          <text:p text:style-name="P72">load s0, 0</text:p>
          <text:p text:style-name="P72">load s0, a</text:p>
          <text:p text:style-name="P72">regbank a</text:p>
          <text:p text:style-name="P73">oboji ovako:</text:p>
          <text:p text:style-name="P74"><text:span text:style-name="T21"/></text:p>
          <text:p text:style-name="P75"><draw:frame draw:style-name="fr5" draw:name="Frame6" text:anchor-type="as-char" svg:width="1.9in" draw:z-index="23"><draw:text-box fo:min-height="0.7917in"><text:p text:style-name="Slika"><draw:frame draw:style-name="fr3" draw:name="Image10" text:anchor-type="paragraph" svg:width="1.9in" style:rel-width="100%" svg:height="0.7917in" style:rel-height="scale" draw:z-index="24"><draw:image xlink:href="Pictures/10000000000000E40000005F7CF5DC82.png" xlink:type="simple" xlink:show="embed" xlink:actuate="onLoad" draw:mime-type="image/png"/></draw:frame>Slika <text:sequence text:ref-name="refSlika1" text:name="Slika" text:formula="ooow:Slika+1" style:num-format="1">2</text:sequence>: Neispravno sintaksno bojanje koda</text:p></draw:text-box></draw:frame></text:p>
          <text:p text:style-name="P76"><text:span text:style-name="T21">Što je netočno. Token </text:span><text:span text:style-name="T129">a</text:span><text:span text:style-name="T21"> u naredbi „</text:span><text:span text:style-name="T129">load s0, a</text:span><text:span text:style-name="T21">” heksadekadska </text:span><text:span text:style-name="T130">je</text:span><text:span text:style-name="T21"> konstanta </text:span><text:span text:style-name="T131">(</text:span><text:span text:style-name="T132">a</text:span><text:span text:style-name="T131"> je heksadekadski 10)</text:span><text:span text:style-name="T21">, i treba biti obojena isto kao token </text:span><text:span text:style-name="T129">0</text:span><text:span text:style-name="T21"> u naredbi „</text:span><text:span text:style-name="T129">load s0, 0</text:span><text:span text:style-name="T21">”, a ne kao u „</text:span><text:span text:style-name="T129">regbank a</text:span><text:span text:style-name="T21">”, gdje je </text:span><text:span text:style-name="T129">a</text:span><text:span text:style-name="T21"> naziv regbanke. S obzirom na to kako je moj sintaksni bojač koda strukturiran, nema jednostavnog rješenja za taj problem. U IDE-u za x86 asembler FlatAssembler takve se diskrepancije ne mogu dogoditi, jer on za sintaksno bojanje ko</text:span><text:span text:style-name="T133">d</text:span><text:span text:style-name="T21">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34">Za sada postoji jednostavan </text:span><text:span text:style-name="T135">work-around</text:span><text:span text:style-name="T134">: Kada su tokeni </text:span><text:span text:style-name="T136">a</text:span><text:span text:style-name="T134">, </text:span><text:span text:style-name="T136">b</text:span><text:span text:style-name="T134"> i </text:span><text:span text:style-name="T136">c</text:span><text:span text:style-name="T134"> heksadekadske konstante, možemo umjesto njih pisati </text:span><text:span text:style-name="T136">0a</text:span><text:span text:style-name="T134">, </text:span><text:span text:style-name="T136">0b</text:span><text:span text:style-name="T134"> i </text:span><text:span text:style-name="T136">0c</text:span><text:span text:style-name="T134">, i bit će obojane točno. Korisnik Discorda </text:span><text:span text:style-name="T135">ahnfelt</text:span><text:span text:style-name="T134">, autor programskog jezika Firefly, kaže mi da je on naletio na sličan problem pri sintaksnom bojanju svog programskog jezika. Predlaže mi da u sintaksnom highlighteru deklariram globalnu varijablu </text:span><text:span text:style-name="T136">lastHighlightedMnemonic</text:span><text:span text:style-name="T134">, da u nju spremam mnemonike prije nego što ih highlightiram, te da tokene </text:span><text:span text:style-name="T136">a</text:span><text:span text:style-name="T134"> i </text:span><text:span text:style-name="T136">b</text:span><text:span text:style-name="T134"> highlightiram </text:span><text:span text:style-name="T137">CSS</text:span><text:span text:style-name="T134"> klasom </text:span><text:span text:style-name="T136">flag</text:span><text:span text:style-name="T134"> samo ako je </text:span><text:span text:style-name="T136">lastHighlightedMnemonic</text:span><text:span text:style-name="T134"> jednak </text:span><text:span text:style-name="T136">regbank</text:span><text:span text:style-name="T134">, a </text:span><text:span text:style-name="T136">c</text:span><text:span text:style-name="T134"> samo ako je </text:span><text:span text:style-name="T136">lastHighlightedMnemonic</text:span><text:span text:style-name="T134"> jednak </text:span><text:span text:style-name="T136">jump</text:span><text:span text:style-name="T134">, </text:span><text:span text:style-name="T136">return</text:span><text:span text:style-name="T134"> ili </text:span><text:span text:style-name="T136">call</text:span><text:span text:style-name="T134">. No, primijetite da sintaksno bojanje koda ni tada ne bi bilo točno. U naredbi „</text:span><text:span text:style-name="T136">jump c</text:span><text:span text:style-name="T134">”, token </text:span><text:span text:style-name="T136">c</text:span><text:span text:style-name="T134"> je heksadekadska konstanta (naredba znači „</text:span><text:span text:style-name="T135">Skoči na 13. naredbu u EPROM-u.</text:span><text:span text:style-name="T134">”, jer je </text:span><text:span text:style-name="T136">c</text:span><text:span text:style-name="T134"> heksadekadski broj 12, a naredbe se broje od nule), a u naredbi „</text:span><text:span text:style-name="T136">jump c, abort</text:span><text:span text:style-name="T134">” token </text:span><text:span text:style-name="T136">c</text:span><text:span text:style-name="T134"> je zastavica </text:span><text:span text:style-name="T135">carry </text:span><text:span text:style-name="T134">(naredba znači: „</text:span><text:span text:style-name="T135">Ako je zastavica carry postavljena u jedinicu, skoči na label koji se zove </text:span><text:span text:style-name="T138">abort</text:span><text:span text:style-name="T135">.</text:span><text:span text:style-name="T134">”). </text:span><text:span text:style-name="T139">Da bismo znali je li </text:span><text:span text:style-name="T140">c</text:span><text:span text:style-name="T139"> u PicoBlazeovom asemblerskom kodu heksadekadska konstanta ili zastavica, ne moramo samo znati prethodni token, nego i idući. Takve stvari ne smetaju parseru, ali su noćna mora za sintaksno bojanje koda. </text:span><text:span text:style-name="T141">Kad sam, nekoliko tjedana nakon što sam napisao „</text:span><text:span text:style-name="T142">Regbanks-Flags Test</text:span><text:span text:style-name="T141">”, pisao primjer „</text:span><text:span text:style-name="T142">Preprocessor Test</text:span><text:span text:style-name="T141">”, uočio sam i problem da sintaksni highlighter nakon znakova veće (</text:span><text:span text:style-name="T143">&gt;</text:span><text:span text:style-name="T141">) i manje (</text:span><text:span text:style-name="T143">&lt;</text:span><text:span text:style-name="T141">) umeće točka-zarez (</text:span><text:span text:style-name="T143">;</text:span><text:span text:style-name="T141">), čineći programe koji koriste te operatore sintaksno netočnima. Nisam točnije dijagnosticirao problem, samo sam o tome dodao upozorenje na početak programa </text:span><text:soft-page-break/><text:span text:style-name="T141">„</text:span><text:span text:style-name="T142">Preprocessor Test</text:span><text:span text:style-name="T141">”. </text:span><text:span text:style-name="T144">Naknadno sam još i dodao da </text:span><text:span text:style-name="T145">syntax highlighter</text:span><text:span text:style-name="T144"> odbija </text:span><text:span text:style-name="T145">highlightirati</text:span><text:span text:style-name="T144"> programe koji sadrže znakove </text:span><text:span text:style-name="T146">&lt;</text:span><text:span text:style-name="T144">, </text:span><text:span text:style-name="T146">&gt;</text:span><text:span text:style-name="T144"> i </text:span><text:span text:style-name="T146">&amp;</text:span><text:span text:style-name="T144">, s porukom o pogrešci: „</text:span><text:span text:style-name="T145">Sorry about that, but syntax highlighting of the programs containing `&lt;`, `&amp;`, and `&gt;` is not supported yet.</text:span><text:span text:style-name="T144">”, </text:span><text:span text:style-name="T147">te sam tražio pomoć s time na nekoliko internetskih foruma</text:span><text:span text:style-name="T147"><text:note text:id="ftn10" text:note-class="footnote"><text:note-citation>10</text:note-citation><text:note-body><text:p text:style-name="P67">https://www.reddit.com/r/PicoBlaze/comments/159chq6/problems_with_syntax_highlighting_picoblaze/?utm_source=share&amp;utm_medium=web3x&amp;utm_name=web3xcss&amp;utm_term=1&amp;utm_content=share_button</text:p></text:note-body></text:note></text:span><text:span text:style-name="T147"> </text:span><text:span text:style-name="T147"><text:note text:id="ftn11" text:note-class="footnote"><text:note-citation>11</text:note-citation><text:note-body><text:p text:style-name="P67">https://www.forum.hr/showpost.php?p=99274899</text:p></text:note-body></text:note></text:span><text:span text:style-name="T147"><text:s/></text:span><text:span text:style-name="T147"><text:note text:id="ftn12" text:note-class="footnote"><text:note-citation>12</text:note-citation><text:note-body><text:p text:style-name="P67">https://philosophicalvegan.com/viewtopic.php?p=51800#p51800</text:p></text:note-body></text:note></text:span><text:span text:style-name="T147">, ali tu pomoć za sada nisam dobio</text:span><text:span text:style-name="T144">. </text:span><text:span text:style-name="T148">Nedavno je moj suradnik sa sveučilišta u Argentini </text:span><text:span text:style-name="T149">agustiza</text:span><text:span text:style-name="T148"> otkrio još jedan problem u </text:span><text:span text:style-name="T150">PicoBlaze.html</text:span><text:span text:style-name="T148">-u, naime, da način na koji sam napisao CSS uzrokuje layout trashing i usporava cijeli program oko 12 puta, a više o tome možete pročitati na kraju ovog teksta. </text:span><text:span text:style-name="T151">Kasnije sam uočio da Firefox 52 ignorira CSS naredbu </text:span><text:span text:style-name="T152">margin-right</text:span><text:span text:style-name="T151"> na najdesnijem elementu u flexboxu, čineći time da on bude priljepljen za desni border. To sam riješio CSS pseudoelementima, ovako:</text:span></text:p>
          <text:p text:style-name="P77">.exampleCodeLink:last-child::after {<text:line-break/> /*<text:line-break/> Firefox 52, apparently, ignores margin-right on the last element of the<text:line-break/> flexbox. So, let's solve it somewhow differently.<text:line-break/> */<text:line-break/> content: " <text:s text:c="2"/>";<text:line-break/> display: block;<text:line-break/> width: 1px;<text:line-break/> flex-shrink: 0;<text:line-break/> white-space: pre;<text:line-break/>}</text:p>
          <text:p text:style-name="P78">Kasnije sam otkrio problem da Dolphin Browser na Androidu ne briše cookieje napravljene u JavaScriptu s defaultnim postavkama kad se browser zatvori i ponovno otvori, dok svi drugi browseri na Androidu to rade tako (i, koliko ja razumijem standard, tako bi i trebao). <text:span text:style-name="T153">Onaj banner za cookieje se u Dolphinu ne vidi opet sve dok se ručno ne obrišu svi cookieji.</text:span><text:span text:style-name="T154"> </text:span>Otvorio sam pitanje o tome na Quori<text:note text:id="ftn13" text:note-class="footnote"><text:note-citation>13</text:note-citation><text:note-body><text:p text:style-name="P67">https://qr.ae/pCt6Uv</text:p></text:note-body></text:note>.</text:p>
          <text:p text:style-name="P79"><text:span text:style-name="T113">Dok sam pisao potprogram </text:span><text:span text:style-name="T155">PicoBlaze.html</text:span><text:span text:style-name="T113">, b</text:span><text:span text:style-name="T21">ilo je i nekih problema za koje sam bio siguran da ću naletjeti na njih, a zapravo nisam naletio. Recimo, </text:span><text:span text:style-name="T156">bio</text:span><text:span text:style-name="T21"> sam </text:span><text:span text:style-name="T156">uvjeren</text:span><text:span text:style-name="T21"> da će TOR Browser odbijati </text:span><text:span text:style-name="T7">fetchati</text:span><text:span text:style-name="T21"> PicoBlazeove asemblerske programe s mog GitHub profila (s domene </text:span><text:span text:style-name="T129">raw.githubusercontent.com</text:span><text:span text:style-name="T21">) </text:span><text:span text:style-name="T157">iz JavaScripta koji se nalazi na mojoj web-stranici (na domeni </text:span><text:span text:style-name="T158">flatassembler.github.io</text:span><text:span text:style-name="T157">), da je to jedan od načina na koji TOR Browser štiti od </text:span><text:span text:style-name="T159">cross-site scripting</text:span><text:span text:style-name="T157"> napada. </text:span><text:span text:style-name="T160">Međutim, kada sam to </text:span><text:span text:style-name="T161">fetchanje</text:span><text:span text:style-name="T160"> primjera asemblerskih programa isprobao u TOR Browseru, radilo je. </text:span><text:span text:style-name="T162">Otvorio sam </text:span><text:span text:style-name="T163">thread</text:span><text:span text:style-name="T162"> na forumu o tome</text:span><text:span text:style-name="T162"><text:note text:id="ftn14" text:note-class="footnote"><text:note-citation>14</text:note-citation><text:note-body><text:p text:style-name="P67">https://www.reddit.com/r/TOR/comments/jv3dln/tor_browser_appears_to_allow_crosssite_scripting/?utm_source=share&amp;utm_medium=web2x&amp;context=3</text:p></text:note-body></text:note></text:span><text:span text:style-name="T162">. U svakom slučaju, TOR Browser ne pruža zaštitu koju sam mislio da pruža. </text:span><text:span text:style-name="T164">Mislim da je sigurnost koju pružaju internetski preglednici dosta nekonzistentna. </text:span><text:span text:style-name="T165">Izgleda, recimo, da je dohvaćanje JSON-a s primjerima s </text:span><text:span text:style-name="T166">nečijeg</text:span><text:span text:style-name="T165"> GitHub profila </text:span><text:span text:style-name="T166">(istina, internetski preglednik ne može znati da je to moj GitHub profil </text:span><text:span text:style-name="T167">i da ja imam kontrolu nad tim JSON-om</text:span><text:span text:style-name="T166">)</text:span><text:span text:style-name="T165"> toliko rizično da će svaki moderni internetski preglednik odbiti to napraviti </text:span><text:span text:style-name="T166">(morao sam </text:span><text:span text:style-name="T167">zbog tog</text:span><text:span text:style-name="T166"> taj JSON kopirati sa svog GitHub profila na svoju web-stranicu)</text:span><text:span text:style-name="T165">. </text:span><text:span text:style-name="T166">Ali dohvaćati PicoBlaze asemblerske programe s nečijeg GitHub profila i nesanitizirane ih postavljati kao </text:span><text:span text:style-name="T168">innerHTML</text:span><text:span text:style-name="T166"> toliko je sigurno da će to dopustiti čak i internetski preglednici koji su napravljeni da budu iznimno sigurni, kao što je TOR Browser. </text:span><text:span text:style-name="T169">Zar nije dohvaćati nešto što ćeš nesanitiz</text:span><text:span text:style-name="T170">i</text:span><text:span text:style-name="T169">rano postaviti kao </text:span><text:span text:style-name="T171">innerHTML</text:span><text:span text:style-name="T169"> iz nečega što se percipira kao nepouzdan izvor zapravo još opasnije nego dohvaćati JSON </text:span><text:span text:style-name="T172">iz tog izvora</text:span><text:span text:style-name="T169">? </text:span><text:span text:style-name="T173">Ja razumijem zabraniti </text:span><text:span text:style-name="T172">dohvaćati </text:span><text:span text:style-name="T173">JavaScript </text:span><text:span text:style-name="T172">koji nešto naređuje internetskom pregledniku</text:span><text:span text:style-name="T173"> iz nepouzdanih izvora, ali JSON nije skripta </text:span><text:span text:style-name="T172">koja nešto naređuje</text:span><text:span text:style-name="T173">. Ne vidim kako bi netko mogao napraviti cross-site scripting napad izmjenjivajući nečiji JSON, ali vidim kako bi to netko mogao napraviti izmjenjivajući nešto što se postavlja kao </text:span><text:span text:style-name="T174">innerHTML</text:span><text:span text:style-name="T173"> </text:span><text:span text:style-name="T172">(recimo, da u to umetne „</text:span><text:span text:style-name="T175">&lt;img src=</text:span><text:span text:style-name="T176">"X" onerror="alert('x')"&gt;</text:span><text:span text:style-name="T172">”)</text:span><text:span text:style-name="T173">. </text:span><text:span text:style-name="T172">Valjda ta odluka potječe iz vremena kada se JSON parsirao naredbom </text:span><text:span text:style-name="T175">eval</text:span><text:span text:style-name="T172">, </text:span><text:span text:style-name="T177">pa si uistinu mogao napraviti cross-site scripting napad tako </text:span><text:soft-page-break/><text:span text:style-name="T177">da umetneš neispravan JSON (kakav naredba </text:span><text:span text:style-name="T178">JSON.parse</text:span><text:span text:style-name="T177">, koja se danas koristi za parsiranje JSON-a, ne bi prihvatila, </text:span><text:span text:style-name="T179">ali </text:span><text:span text:style-name="T180">eval</text:span><text:span text:style-name="T179"> bi</text:span><text:span text:style-name="T177">). </text:span><text:span text:style-name="T181">Otvorio sam pitanje na forumu o tome</text:span><text:span text:style-name="T181"><text:note text:id="ftn15" text:note-class="footnote"><text:note-citation>15</text:note-citation><text:note-body><text:p text:style-name="P67">https://security.stackexchange.com/q/270915/249645</text:p></text:note-body></text:note></text:span><text:span text:style-name="T181">.</text:span></text:p>
          <text:p text:style-name="P80">20. svibnja 2025. godine dobio sam pull request od GitHub korisnika Gb-JS iz Yorubalanda iz Nigerije, poznatog na Discordu kao JoshScript (aktivan na WebAssembly serveru), koji sam prihvatio. Gb-JS radio je sitna refaktoriranja <text:span text:style-name="T38">headerScript.js</text:span> datoteke.</text:p>
          <text:p text:style-name="P81">Umjetna inteligencija GitHub Copilot upozorila me je da možda kršim autorska prava ovim dijelom datoteke <text:span text:style-name="T38">headerScript.js</text:span> koji služi za prikazivanje heksadekadskog broja na sedam-segmentnom pokazniku, jer se <text:span text:style-name="T182">gotovo identični</text:span> dijelovi programskog koda nalaze u nekim GitHub repozitorijima bez licence ili pod drugim licencama:</text:p>
          <text:p text:style-name="P82">function displayHexadecimalNumber(display, number) {</text:p>
          <text:p text:style-name="P82"><text:s text:c="2"/>if (!(display instanceof SVGElement) ||</text:p>
          <text:p text:style-name="P82"><text:s text:c="6"/>display.classList[0] !== "sevenSegmentDisplay") {</text:p>
          <text:p text:style-name="P82"><text:s text:c="4"/>if (playing)</text:p>
          <text:p text:style-name="P82"><text:s text:c="6"/>clearInterval(simulationThread);</text:p>
          <text:p text:style-name="P82"><text:s text:c="4"/>alert(</text:p>
          <text:p text:style-name="P82"><text:s text:c="8"/>"The simulator crashed! Some part of the simulator attempted to display a hexadecmal number on something that's not an HTML element suited for that.");</text:p>
          <text:p text:style-name="P82"><text:s text:c="4"/>return;</text:p>
          <text:p text:style-name="P82"><text:s text:c="2"/>}</text:p>
          <text:p text:style-name="P82"><text:s text:c="2"/>if (number &lt; 0 || number &gt; 15 || typeof number !== "number") {</text:p>
          <text:p text:style-name="P82"><text:s text:c="4"/>if (playing)</text:p>
          <text:p text:style-name="P82"><text:s text:c="6"/>clearInterval(simulationThread);</text:p>
          <text:p text:style-name="P82"><text:s text:c="4"/>alert(</text:p>
          <text:p text:style-name="P82"><text:s text:c="8"/>'The simulator crashed! Some part of the simulator tried to display "' +</text:p>
          <text:p text:style-name="P82"><text:s text:c="8"/>number + '" as a hexadecimal digit.');</text:p>
          <text:p text:style-name="P82"><text:s text:c="2"/>}</text:p>
          <text:p text:style-name="P82"><text:s text:c="2"/>number = Math.floor(number);</text:p>
          <text:p text:style-name="P82"><text:s text:c="2"/>const LEDs = [</text:p>
          <text:p text:style-name="P82"><text:s text:c="4"/>"1111110", // 0</text:p>
          <text:p text:style-name="P82"><text:s text:c="4"/>"0110000", // 1</text:p>
          <text:p text:style-name="P82"><text:s text:c="4"/>"1101101", // 2</text:p>
          <text:p text:style-name="P82"><text:s text:c="4"/>"1111001", // 3</text:p>
          <text:p text:style-name="P82"><text:s text:c="4"/>"0110011", // 4</text:p>
          <text:p text:style-name="P82"><text:s text:c="4"/>"1011011", // 5</text:p>
          <text:p text:style-name="P82"><text:s text:c="4"/>"1011111", // 6</text:p>
          <text:p text:style-name="P82"><text:s text:c="4"/>"1110000", // 7</text:p>
          <text:p text:style-name="P82"><text:s text:c="4"/>"1111111", // 8</text:p>
          <text:p text:style-name="P82"><text:s text:c="4"/>"1111011", // 9</text:p>
          <text:p text:style-name="P82"><text:s text:c="4"/>"1110111", // A</text:p>
          <text:p text:style-name="P82"><text:s text:c="4"/>"0011111", // b</text:p>
          <text:p text:style-name="P82"><text:s text:c="4"/>"1001110", // c</text:p>
          <text:p text:style-name="P82"><text:s text:c="4"/>"0111101", // d</text:p>
          <text:p text:style-name="P82"><text:s text:c="4"/>"1001111", // E</text:p>
          <text:p text:style-name="P82"><text:s text:c="4"/>"1000111", // F</text:p>
          <text:p text:style-name="P82"><text:s text:c="2"/>];</text:p>
          <text:p text:style-name="P82"><text:s text:c="2"/>const LED = LEDs[number];</text:p>
          <text:p text:style-name="P82"><text:s text:c="2"/>for (let i = 0; i &lt; display.children.length; i++)</text:p>
          <text:p text:style-name="P82"><text:s text:c="4"/>display.children[i].setAttribute("fill",</text:p>
          <text:p text:style-name="P82"><text:s text:c="37"/>LED[i] === "0" ? "#333333" : "#ffaaaa");</text:p>
          <text:p text:style-name="P82">}</text:p>
          <text:p text:style-name="P81">Mislim da se protiv te optužbe mogu braniti tvrdnjom da su jednostavno mnogi inženjeri računarstva došli na sličnu ideju, jer je to vjerojatno i najočitiji i najefikasniji način da se to napravi. Slični <text:soft-page-break/>dijelovi koda nalaze se i u priručniku za laboratorijsku vježbu za kolegij Digitalna elektronika koji smo koristili na nastavi.</text:p>
        </text:list-item>
        <text:list-item>
          <text:p text:style-name="P68"><text:span text:style-name="T37">TreeNode.js</text:span><text:span text:style-name="T21"> – sadrži JavaScript klasu pod nazivom </text:span><text:span text:style-name="T37">TreeNode</text:span><text:span text:style-name="T21">, koja sadrži metode vezane za evaluaciju parsiranih aritmetičkih izraza, metodu za ispis LISP-ovih izraza radi debugiranja parsera, te metode za pretragu struktura koje radi pretprocesor. Ta datoteka ima 100 redaka koda.</text:span></text:p>
          <text:p text:style-name="P83"><text:span text:style-name="T21">Naknadno je dodano da </text:span><text:span text:style-name="T183">taj potprogram</text:span><text:span text:style-name="T21"> pomoću algoritma Levenshtainove distance </text:span><text:span text:style-name="T184">(iz dinamičkog programiranja)</text:span><text:span text:style-name="T21"> </text:span><text:span text:style-name="T183">daje prijedloge za ono što smatra da su pogrešno napisana imena registara (nameregsova), konstanti, ili labela. Zapravo, isprva je, od verzije v5.1.0, to </text:span><text:span text:style-name="T184">taj potprogram radio</text:span><text:span text:style-name="T183"> samo za konstante i labele, a ne i za registre, jer asembler nekada ne može biti siguran da neki token uopće treba biti registar (recimo, drugi operand od naredbe </text:span><text:span text:style-name="T185">load</text:span><text:span text:style-name="T183">). Umjetna inteligencija Poe predložila mi je da taj problem riješim tako što za registre dodam neki threshold Levenshtainove distance za koje će se pokazivati sugestije. Tako da, od verzije v5.2.0, on prikazuje i sugestije za krivo napisana imena registara, ali jedino ako je udaljenost do najbližeg namerega jednaka jedinici. Tako da sada datoteka </text:span><text:span text:style-name="T186">TreeNode.js</text:span><text:span text:style-name="T183"> ima 340 redaka koda. </text:span><text:span text:style-name="T187">Jedno se vrijeme </text:span><text:span text:style-name="T188">TreeNode.js</text:span><text:span text:style-name="T187"> rušio ako se postavi da su drugi i treći operand operatora </text:span><text:span text:style-name="T188">?:</text:span><text:span text:style-name="T187"> labelsi </text:span><text:span text:style-name="T189">(jer je metoda za evaluaciju aritmetičkih izraza imala pristup samo konstantama, ali ne i labelsima)</text:span><text:span text:style-name="T187">, ali to je ispravljeno.</text:span></text:p>
        </text:list-item>
        <text:list-item>
          <text:p text:style-name="P68"><text:span text:style-name="T37">assembler.js</text:span><text:span text:style-name="T21"> – radi semantičku provjeru asemblerskog koda (recimo, je li prvi argument naredbe </text:span><text:span text:style-name="T37">load</text:span><text:span text:style-name="T21">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7">load</text:span><text:span text:style-name="T21"> zarez </text:span><text:span text:style-name="T189">(U ozbiljnijim compilerima takve bi stvari radio zaseban potprogram zvan semantički analizer.)</text:span><text:span text:style-name="T21">. Ima 1'050 redaka koda. Pretvoriti strojni kod u heksad</text:span><text:span text:style-name="T190">ekadsko</text:span><text:span text:style-name="T21">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90">Ali je zato strojni kôd u heksadekadskom obliku iznimno lagano pretvoriti u binarni kôd kakav razumije PicoBlaze pomoću Xilinxovih alata.</text:span><text:span text:style-name="T21"> Za razliku od ostalih potprograma, </text:span><text:span text:style-name="T37">assembler.js</text:span><text:span text:style-name="T21"> i </text:span><text:span text:style-name="T37">simulator.js</text:span><text:span text:style-name="T21"> svoje rezultate ne vraćaju kao povratnu vrijednost funkcije, nego ih pišu u globalne varijable. Potprogram </text:span><text:span text:style-name="T37">assembler.js</text:span><text:span text:style-name="T21"> piše svoje rezultate u globalni objekt </text:span><text:span text:style-name="T37">machineCode</text:span><text:span text:style-name="T21">, odakle ih potprogram </text:span><text:span text:style-name="T37">simulator.js</text:span><text:span text:style-name="T21"> čita. </text:span><text:span text:style-name="T191">Riječ </text:span><text:span text:style-name="T192">assembler</text:span><text:span text:style-name="T191"> znači </text:span><text:span text:style-name="T192">sastavljač</text:span><text:span text:style-name="T191">, dolazi, preko francuskog, od latinskog </text:span><text:span text:style-name="T192">assimulare </text:span><text:span text:style-name="T191">(sastaviti), od </text:span><text:span text:style-name="T192">ad</text:span><text:span text:style-name="T191"> (na) i </text:span><text:span text:style-name="T192">s</text:span><text:span text:style-name="T193">i</text:span><text:span text:style-name="T192">m</text:span><text:span text:style-name="T193">u</text:span><text:span text:style-name="T192">l</text:span><text:span text:style-name="T191"> (</text:span><text:span text:style-name="T194">zajedno</text:span><text:span text:style-name="T191">).</text:span></text:p>
        </text:list-item>
        <text:list-item>
          <text:p text:style-name="P84"><text:span text:style-name="T37">parser.js</text:span><text:span text:style-name="T21"> – Parser (od latinskog</text:span><text:span text:style-name="T7"> pars</text:span><text:span text:style-name="T21">, </text:span><text:span text:style-name="T7">dio</text:span><text:span text:style-name="T21">)</text:span><text:span text:style-name="T7"> </text:span><text:span text:style-name="T21">je dio compilera (u ovom slučaju, compilera za asemblerski jezik) koji drugim dijelovima compilera kaže koja je riječ u programskom jeziku gramatički povezana s kojom drugoj riječi. To radi tako što radi strukturu zvanu AST, </text:span><text:span text:style-name="T7">abstract syntax tree</text:span><text:span text:style-name="T21">, apstraktno sintaksno stablo. Kao objašnjenje zašto je to potrebno, uzmite u obzir sljedeću rečenicu iz Cezarovog </text:span><text:span text:style-name="T7">De Bello Gallico</text:span><text:span text:style-name="T21"> (koja je bila na županijskom natjecanju iz latinskog jezika 2016. godine, 6. svitak, 24. poglavlje):</text:span><text:span text:style-name="T7"> Ea, quae fertilissima totius Germaniae sunt, loca Graecis aliquibus </text:span><text:span text:style-name="T195">nota</text:span><text:span text:style-name="T7"> fama esse loquuntur. </text:span><text:span text:style-name="T21">S kojom je riječi povezana riječ</text:span><text:span text:style-name="T7"> nota </text:span><text:span text:style-name="T21">(poznata)? Ako znate samo malo latinskog, vjerojatno biste pomislili da je riječ </text:span><text:span text:style-name="T7">nota</text:span><text:span text:style-name="T21"> gramatički povezana s </text:span><text:span text:style-name="T7">fama</text:span><text:span text:style-name="T21"> (slava, glasina), da je to pleonazam i da riječ </text:span><text:span text:style-name="T7">nota</text:span><text:span text:style-name="T21"> treba zanemariti. No, to je krivo. Riječ </text:span><text:span text:style-name="T7">nota </text:span><text:span text:style-name="T21">povezana je s riječju </text:span><text:span text:style-name="T7">loca</text:span><text:span text:style-name="T21"> (mjesta, lokacije). Riječ </text:span><text:span text:style-name="T7">fama </text:span><text:span text:style-name="T21">je u ablativu jednine (ablativ je latinski padež koji odgovara hrvatskom lokativu, instrumentalu te genitivu u značenju </text:span><text:span text:style-name="T7">iz koga</text:span><text:span text:style-name="T21"> ili </text:span><text:span text:style-name="T7">iz čega</text:span><text:span text:style-name="T21">), a igrom slučaja na latinskom jeziku akuzativ množine u drugoj deklinaciji u srednjem rodu i ablativ jednine prve deklinacije imaju isti nastavak</text:span><text:span text:style-name="T7"> </text:span><text:span text:style-name="T21">(to jest, isti su u pisanom latinskom ako ne označavamo naglaske, inače je </text:span><text:span text:style-name="T7">a</text:span><text:span text:style-name="T21"> u nastavku u</text:span><text:span text:style-name="T7"> fama</text:span><text:span text:style-name="T21"> dugo, a u</text:span><text:span text:style-name="T7"> nota</text:span><text:span text:style-name="T21"> kratko). </text:span><text:span text:style-name="T196">R</text:span><text:span text:style-name="T21">ečenica znači:</text:span><text:span text:style-name="T7"> Kažu</text:span><text:span text:style-name="T21"> </text:span><text:span text:style-name="T7">(loquuntur)</text:span><text:span text:style-name="T21"> </text:span><text:span text:style-name="T7">da su (esse) ona (ea) mjesta, koja (quae) su (sunt) najplodnija (fertilissima) u cijeloj (totius) Germaniji, nekim (aliqu</text:span><text:span text:style-name="T197">i</text:span><text:span text:style-name="T7">bus) Grcima (Graecis) glasinom poznata.</text:span><text:span text:style-name="T21"> </text:span><text:span text:style-name="T198">Pridjev </text:span><text:span text:style-name="T199">fertilis</text:span><text:span text:style-name="T198"> (</text:span><text:span text:style-name="T199">plodan</text:span><text:span text:style-name="T198">) ima nepravilan superlativ</text:span><text:span text:style-name="T199"> fertilissimus</text:span><text:span text:style-name="T198"> umjesto</text:span><text:span text:style-name="T199"> fertillimus</text:span><text:span text:style-name="T198">, ne znam ima li još takvih pridjeva u latinskom jeziku</text:span><text:span text:style-name="T198"><text:note text:id="ftn16" text:note-class="footnote"><text:note-citation>16</text:note-citation><text:note-body><text:p text:style-name="P85">Otvorio sam pitanje o tome na forumu: <text:span text:style-name="T38">https://latin.stackexchange.com/q/21069/8533</text:span></text:p></text:note-body></text:note></text:span><text:span text:style-name="T198">.</text:span><text:span text:style-name="T199"> </text:span><text:span text:style-name="T200">Imenica </text:span><text:span text:style-name="T201">locus</text:span><text:span text:style-name="T200"> (mjesto) obično je muškog roda i množina joj je</text:span><text:span text:style-name="T201"> loci</text:span><text:span text:style-name="T200">, ali, kad označava neku površinu </text:span><text:span text:style-name="T202">(kao u ovom slučaju)</text:span><text:span text:style-name="T200">, onda je srednjeg roda i množina joj je</text:span><text:span text:style-name="T201"> loca</text:span><text:span text:style-name="T200">.</text:span><text:span text:style-name="T7"> </text:span><text:span text:style-name="T21">Glagol</text:span><text:span text:style-name="T7"> biti</text:span><text:span text:style-name="T21"> je jednom u prezentu (</text:span><text:span text:style-name="T7">sunt</text:span><text:span text:style-name="T21">), a jednom u infinitivu (</text:span><text:span text:style-name="T7">esse</text:span><text:span text:style-name="T21">), zbog jednog nevažnog detalja iz latinske sintakse koji se zove</text:span><text:span text:style-name="T7"> akuzativ s infinitivom</text:span><text:span text:style-name="T21">. Glagol</text:span><text:span text:style-name="T7"> loquuntur</text:span><text:span text:style-name="T21"> je takozvani deponentni glagol, morfološki je pasivan, a semantički aktivan (zato je nastavak </text:span><text:span text:style-name="T7">-untur</text:span><text:span text:style-name="T21">, a ne </text:span><text:span text:style-name="T7">-unt</text:span><text:span text:style-name="T21">). Pridjev</text:span><text:span text:style-name="T7"> totus</text:span><text:span text:style-name="T21"> (cijeli) ima nepravilni genitiv jednine na</text:span><text:span text:style-name="T7"> -ius </text:span><text:span text:style-name="T21">(</text:span><text:span text:style-name="T7">totius</text:span><text:span text:style-name="T21">), kao još nekolicina latinskih pridjeva. </text:span><text:span text:style-name="T203">Dobar su posao napravili oni koji su sastavljali taj test da nađu rečenicu s toliko mnogo nepravilnih riječi, i koju, kako kaže moj profesor, nitko nije točno preveo! </text:span><text:span text:style-name="T204">Mada, kaže mi moj profesor da su mi upravo moji prijevodi s latinskog na </text:span><text:soft-page-break/><text:span text:style-name="T204">hrvatski donijeli pobjedu na županijskom natjecanju.</text:span><text:span text:style-name="T21"> </text:span><text:span text:style-name="T205">Takve rečenice, </text:span><text:span text:style-name="T206">u kojima nije na prvi pogled očito koja je riječ gramatički povezana s kojom drugom riječi,</text:span><text:span text:style-name="T207"> </text:span><text:span text:style-name="T205">postoje i u programskim jezicima, i u takvim bi rečenicima</text:span><text:span text:style-name="T21"> parser spojio riječi </text:span><text:span text:style-name="T7">nota</text:span><text:span text:style-name="T21"> i </text:span><text:span text:style-name="T7">loca</text:span><text:span text:style-name="T21"> </text:span><text:span text:style-name="T208">da budu djeca jednog</text:span><text:span text:style-name="T21"> čvor</text:span><text:span text:style-name="T208">a</text:span><text:span text:style-name="T21"> sintaksnog stabla. Ta mi je rečenica ostala u sjećanju jer mi je profesor pričao da je ispravljao test neke učenice koja je tu rečenicu krivo prevela nešto kao</text:span><text:span text:style-name="T7"> Najplodnija Njemica...</text:span><text:span text:style-name="T21">, no to bi se već teško dalo objasniti kao rezultat pogrešnog parsiranja. Ta su se najplodnija mjesta u Germaniji nalazila oko nekakve šume. Kasnije je u tom tekstu bilo</text:span><text:span text:style-name="T7"> Ea (tamo = u toj šumi; </text:span><text:span text:style-name="T209">ea</text:span><text:span text:style-name="T210"> s kratkim </text:span><text:span text:style-name="T209">a</text:span><text:span text:style-name="T210"> je zamjenica </text:span><text:span text:style-name="T209">ona</text:span><text:span text:style-name="T210">, a </text:span><text:span text:style-name="T209">ea</text:span><text:span text:style-name="T210"> s dugim </text:span><text:span text:style-name="T209">a</text:span><text:span text:style-name="T210"> je prilog </text:span><text:span text:style-name="T209">tamo</text:span><text:span text:style-name="T7">) nascuntur (rađaju se) alces (sjeverni jeleni)...</text:span><text:span text:style-name="T21">, a ona je to navodno prevela s</text:span><text:span text:style-name="T7"> Ona rađa sjeverne jelene...</text:span><text:span text:style-name="T21">, a to opet nije stvar krivog parsiranja kad po morfologiji vidimo da je</text:span><text:span text:style-name="T7"> nascuntur</text:span><text:span text:style-name="T21"> pasiv i vidimo da je u množini </text:span><text:span text:style-name="T211">(</text:span><text:span text:style-name="T212">ra</text:span><text:span text:style-name="T213">đa</text:span><text:span text:style-name="T214"> </text:span><text:span text:style-name="T215">bi bilo</text:span><text:span text:style-name="T214"> </text:span><text:span text:style-name="T213">nascit</text:span><text:span text:style-name="T214">, </text:span><text:span text:style-name="T216">a ne </text:span><text:span text:style-name="T217">nascuntur</text:span><text:span text:style-name="T214">)</text:span><text:span text:style-name="T21">.</text:span><text:span text:style-name="T7"> </text:span><text:span text:style-name="T21">Parser za asemblerski jezik bio je mnogo lakši za napisati nego parser za AEC, moj programski jezik. Parser za moj programski jezik</text:span><text:span text:style-name="T218"><text:note text:id="ftn17" text:note-class="footnote"><text:note-citation>17</text:note-citation><text:note-body><text:p text:style-name="P40">https://raw.githubusercontent.com/FlatAssembler/AECforWebAssembly/master/parser.cpp</text:p></text:note-body></text:note></text:span><text:span text:style-name="T21"> dugačak je 950 redaka, dok datoteka </text:span><text:span text:style-name="T37">parser.js</text:span><text:span text:style-name="T21"> sadrži 125 redaka. Zapravo, jedino što je nužno parsirati u asembleru za PicoBlaze jesu aritmetički izrazi. Algoritam napisan u datoteci </text:span><text:span text:style-name="T37">parser.js</text:span><text:span text:style-name="T21"> ide ovako:</text:span></text:p>
          <text:list>
            <text:list-item>
              <text:p text:style-name="P86"><text:span text:style-name="T21">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7">parser.js</text:span><text:span text:style-name="T21"> zato za svaki par zagrada umeće čvor s tekstom </text:span><text:span text:style-name="T37">()</text:span><text:span text:style-name="T21">, i njegova su djeca (polje </text:span><text:span text:style-name="T37">children</text:span><text:span text:style-name="T21"> iz klase </text:span><text:span text:style-name="T37">TreeNode</text:span><text:span text:style-name="T21">) niz koji vrati rekurzija.</text:span></text:p>
            </text:list-item>
            <text:list-item>
              <text:p text:style-name="P86"><text:span text:style-name="T21">Prolazi kroz niz koji ti je dao tokenizer i za svaku riječ provjeri nalazi li se na popisu mnemonika (tako se tradicionalno zovu glagoli u asemblerskom jeziku</text:span><text:span text:style-name="T218"><text:note text:id="ftn18" text:note-class="footnote"><text:note-citation>18</text:note-citation><text:note-body><text:p text:style-name="Footnote"><text:span text:style-name="T219">Navodno se tako zovu jer ih je lakše zapamtiti </text:span><text:span text:style-name="T220">nego</text:span><text:span text:style-name="T219"> nizove nula </text:span><text:span text:style-name="T220">i</text:span><text:span text:style-name="T219"> jedinica u strojnom jeziku, od starogrčkog </text:span><text:span text:style-name="T221">μνημονικος</text:span><text:span text:style-name="T219"> (</text:span><text:span text:style-name="T221">mnemonikos</text:span><text:span text:style-name="T219">) što znači </text:span><text:span text:style-name="T221">pamćenje</text:span><text:span text:style-name="T222">. Morate se naviknuti da je informatika prepuna besmislenih imena. Uzmite u obzir </text:span><text:span text:style-name="T223">i</text:span><text:span text:style-name="T222"> da je ime </text:span><text:span text:style-name="T221">digitalna elektronika</text:span><text:span text:style-name="T222"> poprilično besmisleno, ono se prevodi kao </text:span><text:span text:style-name="T224">prst-jantar</text:span><text:span text:style-name="T222">. Nekome bi u antici, tko zna latinski </text:span><text:span text:style-name="T223">i</text:span><text:span text:style-name="T222"> grčki, to ime vjerojatno bilo smiješno. </text:span><text:span text:style-name="T225">Imam jednu anegdotu iz svog studentskog života o tome: Došla je knjižničarka na početku odmora u predavaonicu informirati profesora </text:span><text:span text:style-name="T226">Gorana </text:span><text:span text:style-name="T225">Martinovića da će biti nekakav simpozij gdje bi trebali doći profesori koji se bave humanističkim predmetima, a da misli da se to tiče profesora Martinovića jer on predaje kolegij zvan </text:span><text:span text:style-name="T227">Dizajn programske podrške</text:span><text:span text:style-name="T225">. A profesor Martinović joj odgovori: </text:span><text:span text:style-name="T227">Ah, kolegice, pa nije Vam to nikakav dizajn, to se samo tako zove. </text:span><text:span text:style-name="T225">Knjižničarka ga je, naravno, onda začuđeno pogledala. </text:span><text:span text:style-name="T228">Ili, kako je moderator Latin Language StackExchangea zvan </text:span><text:span text:style-name="T229">cmw</text:span><text:span text:style-name="T228"> komentirao na naziv „</text:span><text:span text:style-name="T229">objektivno orijentirano programiranje</text:span><text:span text:style-name="T228">”: „</text:span><text:span text:style-name="T229">Nije ga smišljao neki filolog, to je očito.</text:span><text:span text:style-name="T228">” (</text:span><text:a xlink:type="simple" xlink:href="https://latin.stackexchange.com/questions/20811/how-would-you-say-object-oriented-programming-in-latin#comment42987_20814" text:style-name="Internet_20_link" text:visited-style-name="Visited_20_Internet_20_Link"><text:span text:style-name="T230">https://latin.stackexchange.com/questions/20811/how-would-you-say-object-oriented-programming-in-latin#comment42987_20814</text:span></text:a><text:span text:style-name="T228">). </text:span><text:span text:style-name="T231">Ne slažete se s njime? Probajte nekome tko nije programer objasniti etimologiju tog naziva, mislim da će vam postati jasno o čemu priča.</text:span></text:p></text:note-body></text:note></text:span><text:span text:style-name="T21">) ili pretprocesorskih direktiva. Ti se popisi nalaze u datoteci </text:span><text:span text:style-name="T37">PicoBlaze.html</text:span><text:span text:style-name="T21">. Ako se riječ na koju si upravo naišao nalazi jednom od tih popisa, a nije da je riječ jednaka </text:span><text:span text:style-name="T37">enable</text:span><text:span text:style-name="T21"> ili </text:span><text:span text:style-name="T37">disable</text:span><text:span text:style-name="T21"> i da je dužina niza jednaka jedinici (jer </text:span><text:span text:style-name="T37">enable</text:span><text:span text:style-name="T21"> i </text:span><text:span text:style-name="T37">disable</text:span><text:span text:style-name="T21">, osim što mogu biti glagoli, mogu biti i, recimo to tako, prilozi glagola </text:span><text:span text:style-name="T37">returni</text:span><text:span text:style-name="T21">),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232">a većina se lingvista slaže da Daniel Everettov opis pirahanske gramatike proturječi Chomskyjevoj univerzalnoj gramatici i zbog toga misle da je netočan</text:span><text:span text:style-name="T21">) tvrde da je pirahanski jezik, slabo dokumentirani jezik iz Brazila, takav </text:span><text:span text:style-name="T233">(da u njemu ne postoje složene rečenice)</text:span><text:span text:style-name="T21">.</text:span></text:p>
            </text:list-item>
            <text:list-item>
              <text:p text:style-name="P86"><text:span text:style-name="T21">Parsiraj aritmetičke izraze. Prvo se baktaj s unarnim operatorima, njih se detektira kao tokeni </text:span><text:span text:style-name="T37">+</text:span><text:span text:style-name="T21"> (plus) i </text:span><text:span text:style-name="T37">–</text:span><text:span text:style-name="T21"> (minus) ispred kojih se ne nalazi ništa (prvi token u nizu), ili se ispred njih nalaze tokeni </text:span><text:span text:style-name="T37">,</text:span><text:span text:style-name="T21"> (zarez), </text:span><text:span text:style-name="T37">(</text:span><text:span text:style-name="T21"> (otvorena zagrada) ili token koji sadrži znak za novi red. Zatim konstruiraj lambda-funkciju </text:span><text:span text:style-name="T37">parseBinaryOperators</text:span><text:span text:style-name="T21"> koja prima niz operatora te prolazi originalni niz u potrazi za njima, i, kada ih nađe, njihove susjedne tokene proglašava njihovom djecom i briše iz niza. Ta se lambda-funkcija prvo poziva za niz samo s operatorom potenciranja, </text:span><text:span text:style-name="T37">^</text:span><text:span text:style-name="T21">, jer on ima </text:span><text:soft-page-break/><text:span text:style-name="T21">najveći prioritet, zatim se poziva za operatore množenja i dijeljenja, </text:span><text:span text:style-name="T37">*</text:span><text:span text:style-name="T21"> i </text:span><text:span text:style-name="T37">/</text:span><text:span text:style-name="T21">, te konačno za zbrajanje i oduzimanje, </text:span><text:span text:style-name="T37">+</text:span><text:span text:style-name="T21"> i </text:span><text:span text:style-name="T37">-</text:span><text:span text:style-name="T21">. Parser za moj programski jezik mora paziti na razliku između lijevo-asocijativnih operatora i desno-asocijativnih operatora </text:span><text:span text:style-name="T234">(kao što su ternarni uvjetni operator </text:span><text:span text:style-name="T235">?:</text:span><text:span text:style-name="T234">, operator pridruživanja </text:span><text:span text:style-name="T235">:=</text:span><text:span text:style-name="T234"> i skraćena pridruživanja </text:span><text:span text:style-name="T235">+=</text:span><text:span text:style-name="T234">, </text:span><text:span text:style-name="T235">-=</text:span><text:span text:style-name="T234">, </text:span><text:span text:style-name="T235">*=</text:span><text:span text:style-name="T234"> i </text:span><text:span text:style-name="T235">/=</text:span><text:span text:style-name="T234">)</text:span><text:span text:style-name="T21">. No, budući da su svi aritmetički operatori lijevo-asocijativni, to</text:span><text:span text:style-name="T236"> </text:span><text:span text:style-name="T237">u </text:span><text:span text:style-name="T238">parseru za asemblerski jezik</text:span><text:span text:style-name="T236"> </text:span><text:span text:style-name="T21">nije potrebno.</text:span></text:p>
            </text:list-item>
          </text:list>
        </text:list-item>
      </text:list>
      <text:p text:style-name="P87"><text:span text:style-name="T21">Na kraju bismo trebali dobiti asemblerski kod u obliku LISP-ovog S-izraza, koje JavaScript u <text:s/>datoteci </text:span><text:span text:style-name="T37">PicoBlaze.html</text:span><text:span text:style-name="T21"> za potrebe traženja grešaka u asembleru ispisuje na preglednikovu konzolu JavaScriptinom naredbom </text:span><text:span text:style-name="T37">console.log</text:span><text:span text:style-name="T21">.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8">Zanimljivo je da danas mnogi asembleri, ako ne i većina asemblera, koriste kombinaciju mog pristupa i pristupa koji je predlagao profesor Ivan Aleksi. Naime, parseri tih asemblera ne prave jedno veliko sintaksno stablo, nego dvodimenzionalno polje malih stabala, od kojih većina stabala ima samo jedan čvor. Samo se aritmetički izrazi i takve stvari pretvaraju u stabla s više čvorova.</text:p>
      <text:p text:style-name="P89"><text:span text:style-name="T21">Tri godine kasnije, na početak potprograma </text:span><text:span text:style-name="T129">parser.js</text:span><text:span text:style-name="T21"> dodao sam dio za parsiranje </text:span><text:span text:style-name="T129">if</text:span><text:span text:style-name="T21">-grananja, </text:span><text:span text:style-name="T129">if</text:span><text:span text:style-name="T21">-</text:span><text:span text:style-name="T129">else</text:span><text:span text:style-name="T21">-grananja i </text:span><text:span text:style-name="T129">while</text:span><text:span text:style-name="T21">-petlji, algoritmom u biti identičnim onim što ga koristim u compileru za svoj programski jezik, uz jedinu bitnu razliku da u </text:span><text:span text:style-name="T129">parser.js</text:span><text:span text:style-name="T21"> ne podržavam </text:span><text:span text:style-name="T129">elseif</text:span><text:span text:style-name="T21"> naredbu. </text:span><text:span text:style-name="T239">Zapravo, isprva sam mu zadao da izvrti dvije </text:span><text:span text:style-name="T240">for</text:span><text:span text:style-name="T239">-petlje, jednu koja parsira </text:span><text:span text:style-name="T240">if</text:span><text:span text:style-name="T239">-grananja, a drugu, poslije nje, koja parsira </text:span><text:span text:style-name="T240">while</text:span><text:span text:style-name="T239">-petlje. Također sam mu bio zadao da prije no što parsira </text:span><text:span text:style-name="T240">if</text:span><text:span text:style-name="T239">-grananje ili </text:span><text:span text:style-name="T240">while</text:span><text:span text:style-name="T239">-petlju, provjeri da ga nije roditeljska rekurzija već isparsirala, tako da provjeri da li je polje </text:span><text:span text:style-name="T240">children</text:span><text:span text:style-name="T239"> u čvoru s tekstom „</text:span><text:span text:style-name="T241">while</text:span><text:span text:style-name="T239">” ili „</text:span><text:span text:style-name="T241">if</text:span><text:span text:style-name="T239">” prazno, te da parsira samo ako je prazno. Kasnije sam to izmijenio da se parsiranje i </text:span><text:span text:style-name="T240">if</text:span><text:span text:style-name="T239"> i </text:span><text:span text:style-name="T240">while</text:span><text:span text:style-name="T239"> naredbi vrši u jednoj </text:span><text:span text:style-name="T240">for</text:span><text:span text:style-name="T239">-petlji, te sam izbacio provjere jesu li te naredbe već parsirane (što mislim da se ne može dogoditi ako se sve to radi u jednoj </text:span><text:span text:style-name="T240">for</text:span><text:span text:style-name="T239">-petlji). Time sam malo pojednostavio kod, a funkcionalnost bi trebala ostati ista.</text:span><text:span text:style-name="T21"> Tako da </text:span><text:span text:style-name="T129">parser.js</text:span><text:span text:style-name="T21"> sada ima 2</text:span><text:span text:style-name="T239">47</text:span><text:span text:style-name="T21"> redaka.</text:span></text:p>
      <text:p text:style-name="P90"><text:span text:style-name="T242">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243">Zbog toga me je kritizirao korisnik Reddita </text:span><text:span text:style-name="T244">Fofeu</text:span><text:span text:style-name="T244"><text:note text:id="ftn19" text:note-class="footnote"><text:note-citation>19</text:note-citation><text:note-body><text:p text:style-name="P67">https://www.reddit.com/r/ProgrammingLanguages/comments/iehbmj/comment/g2kevqm/?utm_source=share&amp;utm_medium=web2x&amp;context=3</text:p></text:note-body></text:note></text:span><text:span text:style-name="T243">, koji tvrdi da je doktor informatike koji specijalizira </text:span><text:span text:style-name="T245">teoriju compilera</text:span><text:span text:style-name="T243">. </text:span><text:span text:style-name="T246">On kaže da, osim što frameworksi za pisanje parsera skraćuju kôd parsera 5 ili 10 puta, također odbijaju parsirati nekonzistentne gramatike. </text:span><text:span text:style-name="T247">A, po njemu, trivijalno je nenamjerno smisliti nekonzistentnu gramatiku za programski jezik. </text:span><text:span text:style-name="T248">I kaže da mu se ne da proučiti gramatiku koju sam smislio da vidi je li konzistentna, jer je vjerojatnost da je amater poput mene uspio smisliti konzistentnu gramatiku koja je toliko komplicirana (950 redaka u čistom C++-u) zanemariva.</text:span></text:p>
      <text:p text:style-name="P91"><text:span text:style-name="T248">D</text:span><text:span text:style-name="T21">a sam PicoBlaze asemblerski kôd išao parsirati pomoću alata kao što je BISON (recimo da postoji BISON </text:span><text:span text:style-name="T215">kompatibilan s</text:span><text:span text:style-name="T21"> JavaScript</text:span><text:span text:style-name="T215">om</text:span><text:span text:style-name="T21">), kako bih mu mogao objasniti onaj problem s </text:span><text:span text:style-name="T129">enable</text:span><text:span text:style-name="T21"> i </text:span><text:span text:style-name="T129">disable</text:span><text:span text:style-name="T21">, da su te riječi nekada glagoli, a nekada prilozi, i da ih treba različito parsirati ovisno o tome? Otvorio sam to pitanje na forumu o izradi programskih jezika</text:span><text:span text:style-name="T21"><text:note text:id="ftn20" text:note-class="footnote"><text:note-citation>20</text:note-citation><text:note-body><text:p text:style-name="P67">https://languagedesign.stackexchange.com/q/1679/330</text:p></text:note-body></text:note></text:span><text:span text:style-name="T21">.</text:span></text:p>
      <text:p text:style-name="P92"><text:span text:style-name="T21">Kasnije je u parser za PicoBlaze dodana mogućnost korištenja ternarnog uvjetnog operatora </text:span><text:span text:style-name="T129">?:</text:span><text:span text:style-name="T21">. To sam radio algoritmom </text:span><text:span text:style-name="T7">scanning backwards</text:span><text:span text:style-name="T21">, koji se, kako su mi rekli na Discordu, ne smatra dobrim. Otvoreno je pitanje o tome na forumu o izradi programskih jezika</text:span><text:span text:style-name="T21"><text:note text:id="ftn21" text:note-class="footnote"><text:note-citation>21</text:note-citation><text:note-body><text:p text:style-name="P67">https://langdev.stackexchange.com/q/4071/330</text:p></text:note-body></text:note></text:span><text:span text:style-name="T21">. </text:span><text:span text:style-name="T249">Tako da datoteka </text:span><text:span text:style-name="T250">parser.js</text:span><text:span text:style-name="T249"> sada ima 360 redaka koda.</text:span></text:p>
      <text:p text:style-name="P93">Do verzije v5.4.5 u parseru je postojao bug u implementaciji trećeg koraka algoritma, što se tiče detekcije unarnih operatora. Recimo da netko napiše ovakav neispravan asemblerski program:</text:p>
      <text:p text:style-name="P94">address 0</text:p>
      <text:p text:style-name="P94">inst 5++</text:p>
      <text:p text:style-name="P93">Asembler se rušio ovom porukom o pogrešci:</text:p>
      <text:p text:style-name="P93"><text:soft-page-break/><draw:frame draw:style-name="fr4" draw:name="Image18" text:anchor-type="as-char" svg:width="4.6752in" svg:height="1.8083in" draw:z-index="25"><draw:image xlink:href="Pictures/1000000000000231000000D9E17DD36C.png" xlink:type="simple" xlink:show="embed" xlink:actuate="onLoad" draw:mime-type="image/png"/></draw:frame></text:p>
      <text:p text:style-name="P93">Naime, kada je parser provjeravao je li idući token nakon plusa ili minusa zarez ili znak za novi red, nije prije toga provjeravao je li taj plus ili minus možda posljednji token u asemblerskom programu, i zato je radio <text:span text:style-name="T46">out of bounds access</text:span>. Bogu hvala pa sam to radio u JavaScriptu, a ne, recimo, u C++-u, jer bi u C++-u takva greška bila sigurnosni rizik. <text:span text:style-name="T251">Svejedno, to je ispravljeno u verziji v5.4.6. </text:span><text:span text:style-name="T252">Do verzije v5.4.7 for-petlja za detektiranje unarnih operatora išla je prema naprijed, i zato se parser rušio kad treba parsirati, recimo, </text:span><text:span text:style-name="T253">inst - -5</text:span><text:span text:style-name="T252">, ali od verzije v5.4.7 ta je greška ispravljena tako što petlja za detekciju unarnih operatora ide prema nazad. Sada se </text:span><text:span text:style-name="T253">inst - -5 </text:span><text:span text:style-name="T252">parsira isto kao </text:span><text:span text:style-name="T253">inst 5</text:span><text:span text:style-name="T252">.</text:span></text:p>
      <text:list text:continue-numbering="true" text:style-name="WWNum1">
        <text:list-item>
          <text:p text:style-name="P95"><text:span text:style-name="T37">preprocessor.js</text:span><text:span text:style-name="T21"> – Prima strukturu koju pravi parser i određuje adrese labelsa (labelsi su oznake na koje je moguće skočiti naredbom </text:span><text:span text:style-name="T37">goto</text:span><text:span text:style-name="T21">, ili, kako se u assemblerskom jeziku zove ta naredba, </text:span><text:span text:style-name="T37">jump</text:span><text:span text:style-name="T21">).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7">int 0x3</text:span><text:span text:style-name="T21"> (u doba DOS-a služila za pozivanje debuggera) ima 8 bitova (u heksadekadskom formatu je </text:span><text:span text:style-name="T37">cc</text:span><text:span text:style-name="T21">), dok</text:span><text:span text:style-name="T37"> int 0x20</text:span><text:span text:style-name="T21"> (u doba prvih verzija DOS-a služila za zatvaranje programa) ima 16 bitova (u heksadekadskom formatu je </text:span><text:span text:style-name="T37">20cd</text:span><text:span text:style-name="T21">), a </text:span><text:span text:style-name="T37">mov rax,[3*rbx+7]</text:span><text:span text:style-name="T21"> ima 40 bitova (heksadekadski </text:span><text:span text:style-name="T37">8b485b440007</text:span><text:span text:style-name="T21">). </text:span><text:span text:style-name="T249">Dodatkom pretprocesorske naredbe print_string to se ponašanje moralo modificirati. Kad pretprocesor dođe do naredbe print_string, on poveća trenutnu adresu za duljinu prvog djeteta (stringa) minus dva puta dva. To je zato što se naredba print_string implementira tako da se ovakav kod:</text:span></text:p>
          <text:p text:style-name="P96"><text:span text:style-name="T254">print_string </text:span><text:span text:style-name="T255">“Hi!”, s9, UART_TX</text:span></text:p>
          <text:p text:style-name="P97">Zamijenjuje ovakvim kodom:</text:p>
          <text:p text:style-name="P98">load s9, “H”</text:p>
          <text:p text:style-name="P98">call UART_TX</text:p>
          <text:p text:style-name="P98">load s9, “I”</text:p>
          <text:p text:style-name="P98">call UART_TX</text:p>
          <text:p text:style-name="P98">load s9, “!”</text:p>
          <text:p text:style-name="P98">call UART_TX</text:p>
          <text:p text:style-name="P99"><text:span text:style-name="T236">Dakle, za svaki znak u stringu, osim za po</text:span><text:span text:style-name="T21">četne i završne navodnike, rade se dvije strojnokodske naredbe.</text:span></text:p>
          <text:p text:style-name="P95"><text:span text:style-name="T21">Potprogram </text:span><text:span text:style-name="T37">preprocessor.js</text:span><text:span text:style-name="T21"> također izvršava i sprema rezultate direktiva </text:span><text:span text:style-name="T37">constant</text:span><text:span text:style-name="T21"> i </text:span><text:span text:style-name="T37">namereg</text:span><text:span text:style-name="T21"> (za preimenovanje registara u smislene nazive) u </text:span><text:span text:style-name="T37">Map</text:span><text:span text:style-name="T21">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21">.</text:span><text:span text:style-name="T7"> </text:span><text:span text:style-name="T21">Potprogram </text:span><text:span text:style-name="T37">preprocessor.js</text:span><text:span text:style-name="T21"> ima 140 redaka.</text:span></text:p>
          <text:p text:style-name="P100"><text:span text:style-name="T256">Tri godine kasnije, dodao sam FlatAssemblerovu naredbu </text:span><text:span text:style-name="T257">display</text:span><text:span text:style-name="T256"> u pretprocesor svog asemblera za PicoBlaze. </text:span><text:span text:style-name="T258">Ta naredba za vrijeme asembliranja ispisuje stringove ili konstante na terminal, da možemo provjeriti jesu li konstante dobro izračunate. Također sam dodao </text:span><text:span text:style-name="T259">if</text:span><text:span text:style-name="T258">-grananja, </text:span><text:span text:style-name="T259">if</text:span><text:span text:style-name="T258">-</text:span><text:span text:style-name="T259">else</text:span><text:span text:style-name="T258">-grananja i </text:span><text:span text:style-name="T259">while</text:span><text:span text:style-name="T258">-petlje, slične kao što postoje u FlatAssembleru. Glavna razlika između tih stvari u FlatAssembleru i u mom asembleru za PicoBlaze je u što se </text:span><text:span text:style-name="T260">u</text:span><text:span text:style-name="T258"> </text:span><text:span text:style-name="T259">if</text:span><text:span text:style-name="T258">-grananjima i </text:span><text:span text:style-name="T259">while</text:span><text:span text:style-name="T258">-petljama u mom PicoBlaze asembleru </text:span><text:span text:style-name="T260">ne mogu nalaziti mnemonik</text:span><text:span text:style-name="T261">e</text:span><text:span text:style-name="T260"> ili naredba </text:span><text:span text:style-name="T262">address</text:span><text:span text:style-name="T260">, jer ne znam kako </text:span><text:soft-page-break/><text:span text:style-name="T260">bih, da to dopustim, izračunavao adrese labela. </text:span><text:span text:style-name="T261">U FlatAssembleru, recimo, mogu postojati programi kao što je ovaj </text:span><text:span text:style-name="T263">(</text:span><text:span text:style-name="T261">ne pazim na sintaksu, ali nadam se da će uspjeti shvatiti o čemu se radi):</text:span></text:p>
          <text:p text:style-name="P101">address 0</text:p>
          <text:p text:style-name="P101">firstLabel:</text:p>
          <text:p text:style-name="P102">if firstLabel=secondLabel</text:p>
          <text:p text:style-name="P103"><text:span text:style-name="T264"><text:s text:c="4"/>load </text:span><text:span text:style-name="T254">s0,s0</text:span></text:p>
          <text:p text:style-name="P101">endif</text:p>
          <text:p text:style-name="P101">secondLabel:</text:p>
          <text:p text:style-name="P104"><text:span text:style-name="T265">Na tako nešto, FlatAssembler upada u beskonačnu petlju, jer čim izračunaš adresu labelu </text:span><text:span text:style-name="T266">secondLabel</text:span><text:span text:style-name="T265">, ona se promijeni. Odlučio sam taj problem riješiti tako da se u </text:span><text:span text:style-name="T266">if</text:span><text:span text:style-name="T265">-grananjima i </text:span><text:span text:style-name="T266">while</text:span><text:span text:style-name="T265">-petljama mogu nalaziti samo pretprocesorske naredbe, </text:span><text:span text:style-name="T267">a ne i mnemonike</text:span><text:span text:style-name="T265">. Istina je da se neke funkcije </text:span><text:span text:style-name="T266">if</text:span><text:span text:style-name="T265">-grananja i </text:span><text:span text:style-name="T266">while</text:span><text:span text:style-name="T265">-petlja time gube, ali neke ostaju, a lagano je za implementirati. FlatAssemblerove makro-naredbe bile bi još korisnije nego </text:span><text:span text:style-name="T266">if</text:span><text:span text:style-name="T265">-grananja i </text:span><text:span text:style-name="T266">while</text:span><text:span text:style-name="T265">-petlje, ali nemam pojma kako ih implementirati.</text:span></text:p>
          <text:p text:style-name="P105"><text:span text:style-name="T265">Nedugo nakon što sam implementirao </text:span><text:span text:style-name="T266">display</text:span><text:span text:style-name="T265"> i </text:span><text:span text:style-name="T266">if</text:span><text:span text:style-name="T265"> i </text:span><text:span text:style-name="T266">while</text:span><text:span text:style-name="T265">, uočio sam jedan veoma neobičan bug u pretprocesoru. Naime, pretprocesorska naredba „</text:span><text:span text:style-name="T266">display a</text:span><text:span text:style-name="T265">” </text:span><text:span text:style-name="T268">(za prelazak u novi red, jer je ASCII kod znaka za novi red 10, a 10 je u heksadekadskom </text:span><text:span text:style-name="T269">a</text:span><text:span text:style-name="T268">) ne funkcionira ako je u vrijeme asembliranja UART isključen. </text:span><text:span text:style-name="T270">Nisam uspio točnije dijagnosticirati problem, i nemam pojma kako pretprocesor uopće može znati je li UART uključen ili isključen. Otvorio sam GitHub issue o tom problemu</text:span><text:span text:style-name="T270"><text:note text:id="ftn22" text:note-class="footnote"><text:note-citation>22</text:note-citation><text:note-body><text:p text:style-name="P67">https://github.com/FlatAssembler/PicoBlaze_Simulator_in_JS/issues/8</text:p></text:note-body></text:note></text:span><text:span text:style-name="T270">.</text:span></text:p>
          <text:p text:style-name="P106"><text:span text:style-name="T270">P</text:span><text:span text:style-name="T265">retprocesor, prije nego što krene procesirati program, definira dvije konstante: </text:span><text:span text:style-name="T266">PicoBlaze_Simulator_in_JS</text:span><text:span text:style-name="T265"> i </text:span><text:span text:style-name="T266">PicoBlaze_Simulator_for_Android</text:span><text:span text:style-name="T265">. Ukoliko pretprocesor misli da je pokrenut u internetskom pregledniku, </text:span><text:span text:style-name="T266">PicoBlaze_Simulator_in_JS</text:span><text:span text:style-name="T265"> postavlja u 1, a </text:span><text:span text:style-name="T266">PicoBlaze_Simulator_for_Android</text:span><text:span text:style-name="T265"> u 0. Ukoliko pretprocesor detektira da je pokrenut u mom programu </text:span><text:span text:style-name="T266">PicoBlaze_Simulator_for_Android</text:span><text:span text:style-name="T265"> (više o njemu na kraju ovog teksta), tako što je deklariran globalni objekt </text:span><text:span text:style-name="T266">PicoBlaze</text:span><text:span text:style-name="T265">, koji u </text:span><text:span text:style-name="T266">PicoBlaze_Simulator_for_Android</text:span><text:span text:style-name="T265"> služi kao sučelje pomoću kojeg komuniciraju potprogrami pisani u JavaScriptu s potprogramima pisanima u Javi (potprogrami pisani u Javi vide ga pod nazivom </text:span><text:span text:style-name="T266">WebAppInterface</text:span><text:span text:style-name="T265">), to je </text:span><text:span text:style-name="T271">vice versa</text:span><text:span text:style-name="T265">. Gotovo svi asembleri danas imaju pretprocesorske naredbe koje omogućuju asembliranom programu da detektira kojom se verzijom asemblera asemblira, uglavnom i naprednije nego ove što sam ugradio u svoj simulator PicoBlazea. </text:span><text:span text:style-name="T272">Tu mogućnost </text:span><text:span text:style-name="T273">assembler sniffinga</text:span><text:span text:style-name="T272"> objavio sam u verziji v2.8.3, i to je posljednje što sam napravio sâm. Nedugo nakon što sam objavio verziju v2.8.3, pridružio mi se </text:span><text:span text:style-name="T273">agustiza</text:span><text:span text:style-name="T272"> sa sveučilišta u Argentini.</text:span></text:p>
          <text:p text:style-name="P107"><text:span text:style-name="T274">K</text:span><text:span text:style-name="T249">asnije sam dodao u pretprocesor naredbe </text:span><text:span text:style-name="T250">base_decimal</text:span><text:span text:style-name="T249"> i </text:span><text:span text:style-name="T250">base_hexadecimal</text:span><text:span text:style-name="T249">. Naime, radi kompatibilnosti sa Xilinxovim asemblerom, numerički literali bez specificirane brojevne baze po defaultu se interpretiraju kao heksadekadske, što, po mom iskustvu, često dovodi do grešaka u programima. I zato sam </text:span><text:span text:style-name="T275">u verziji v5.0.0</text:span><text:span text:style-name="T249"> dodao naredbe kojima se to može mijenjati. Zbog načina na koji je asembler napravljen, ako se te naredbe stave u if-grananje ili while-petlju, može se dogoditi da pretprocesor </text:span><text:span text:style-name="T276">(koji interpretira naredbu </text:span><text:span text:style-name="T277">constant</text:span><text:span text:style-name="T276">)</text:span><text:span text:style-name="T249"> interpretira konstante kao dekadske, a asembler </text:span><text:span text:style-name="T276">(koji interpretira naredbu </text:span><text:span text:style-name="T277">inst</text:span><text:span text:style-name="T276">)</text:span><text:span text:style-name="T249"> kao heksadekadske. </text:span><text:span text:style-name="T275">Recimo, ovaj program:<text:line-break/></text:span><text:span text:style-name="Source_20_Text"><text:span text:style-name="T278">address 0</text:span></text:span></text:p>
        </text:list-item>
      </text:list>
      <text:p text:style-name="P108"><text:span text:style-name="Source_20_Text"><text:span text:style-name="T279"><text:tab/>if 2+2=4</text:span></text:span></text:p>
      <text:p text:style-name="P108"><text:span text:style-name="Source_20_Text"><text:span text:style-name="T279"><text:s text:c="4"/><text:tab/><text:tab/>base_decimal</text:span></text:span></text:p>
      <text:p text:style-name="P108"><text:span text:style-name="Source_20_Text"><text:span text:style-name="T279"><text:tab/>endif</text:span></text:span></text:p>
      <text:p text:style-name="P108"><text:span text:style-name="Source_20_Text"><text:span text:style-name="T279"><text:tab/>constant ten, 10</text:span></text:span></text:p>
      <text:p text:style-name="P108"><text:span text:style-name="Source_20_Text"><text:span text:style-name="T279"><text:tab/>inst ten</text:span></text:span></text:p>
      <text:p text:style-name="P109"><text:span text:style-name="Source_20_Text"><text:span text:style-name="T279"><text:tab/>inst 10</text:span></text:span></text:p>
      <text:p text:style-name="P109"><text:span text:style-name="Source_20_Text"><text:span text:style-name="T280"><text:tab/></text:span></text:span><text:span text:style-name="Source_20_Text"><text:span text:style-name="T275">Asemblira se u ovakav strojni kod:</text:span></text:span><text:span text:style-name="Source_20_Text"><text:span text:style-name="T280"><text:line-break/><text:tab/>0000a</text:span></text:span></text:p>
      <text:p text:style-name="P110"><text:span text:style-name="Source_20_Text"><text:span text:style-name="T38"><text:tab/>00010</text:span></text:span></text:p>
      <text:p text:style-name="P110"><text:span text:style-name="Source_20_Text"><text:span text:style-name="T280"><text:tab/></text:span></text:span><text:span text:style-name="Source_20_Text"><text:span text:style-name="T275">A ne u ono što korisnik vjerojatno očekuje:</text:span></text:span><text:span text:style-name="Source_20_Text"><text:span text:style-name="T280"><text:line-break/><text:tab/>0000a</text:span></text:span></text:p>
      <text:p text:style-name="P111"><text:soft-page-break/><text:span text:style-name="Source_20_Text"><text:span text:style-name="T279"><text:tab/>0000a</text:span></text:span><text:span text:style-name="Source_20_Text"><text:span text:style-name="T280"><text:line-break/><text:tab/></text:span></text:span><text:span text:style-name="T249">Nema očitog rješenja za taj problem. </text:span><text:span text:style-name="T275">Otvoreno je pitanje o tome na forumu o izradi programskih <text:tab/>jezika</text:span><text:span text:style-name="T275"><text:note text:id="ftn23" text:note-class="footnote"><text:note-citation>23</text:note-citation><text:note-body><text:p text:style-name="P67">https://langdev.stackexchange.com/q/4303/330</text:p></text:note-body></text:note></text:span><text:span text:style-name="T275">.</text:span></text:p>
      <text:list text:continue-numbering="true" text:style-name="WWNum1">
        <text:list-header>
          <text:p text:style-name="P112"><text:span text:style-name="T21">Compiler za moj programski jezik nema pretprocesor. Jedino u njemu što bi donekle podsjećalo na pretprocesor je to što driver, ako su prve dvije riječi u nizu koji vrati tokenizer „</text:span><text:span text:style-name="T129">#target WASI</text:span><text:span text:style-name="T21">” ili „</text:span><text:span text:style-name="T129">#targe</text:span><text:span text:style-name="T281">t</text:span><text:span text:style-name="T129"> browser</text:span><text:span text:style-name="T21">”, postavlja da globalna varijabla </text:span><text:span text:style-name="T129">compilation_target</text:span><text:span text:style-name="T21"> bude jednaka toj drugoj riječi, i onda izbriše te prve dvije riječi iz niza (prije nego što ga preda parseru). </text:span><text:span text:style-name="T282">Budući da tokenizer briše komentare, prije rečenice „</text:span><text:span text:style-name="T281">#target WASI</text:span><text:span text:style-name="T282">” ili „</text:span><text:span text:style-name="T281">#target browser</text:span><text:span text:style-name="T282">” mogu postojati komentari, ali ne mogu postojati nikakve deklaracije. Naime, postoje dvije veoma različite okoline u kojima se WebAssembly (koji ispisuje moj compiler) može pokretati, to su internetski preglednik (</text:span><text:span text:style-name="T283">browser</text:span><text:span text:style-name="T282">) i WASI (</text:span><text:span text:style-name="T283">WebAssembly System Interface</text:span><text:span text:style-name="T282">, </text:span><text:span text:style-name="T284">što je pokušaj da se napravi standard pomoću kojeg je moguće izrađivati command-line programe koji će se vrtjeti na više operacijskih sustava </text:span><text:span text:style-name="T285">koristeći WebAssembly</text:span><text:span text:style-name="T282">). Oni, između ostalog, zahtijevaju da se globalne varijable deklariraju na različit način. A svi programi koje ispisuje moj compiler koriste globalnu varijablu zvanu </text:span><text:span text:style-name="T281">$stack_pointer</text:span><text:span text:style-name="T282">. To je, dakle, bio </text:span><text:span text:style-name="T283">quick-and-dirty fix</text:span><text:span text:style-name="T282"> da se moj compiler može koristiti ako ciljamo WASI.</text:span></text:p>
        </text:list-header>
        <text:list-item>
          <text:p text:style-name="P68"><text:span text:style-name="T37">simulator.js</text:span><text:span text:style-name="T21"> – Taj se potprogram pokreće u zasebnoj dretvi kad pritisnemo tipku </text:span><text:span text:style-name="T7">play</text:span><text:span text:style-name="T21"> ili </text:span><text:span text:style-name="T7">fast forward</text:span><text:span text:style-name="T21">, a u istoj dretvi ako pritisnemo tipku </text:span><text:span text:style-name="T7">single step</text:span><text:span text:style-name="T21">. On čita strojni kod u heksadekadskom obliku koji je u globalni objekt </text:span><text:span text:style-name="T37">machineCode</text:span><text:span text:style-name="T21"> (deklariran u </text:span><text:span text:style-name="T37">PicoBlaze.html</text:span><text:span text:style-name="T21">) upisao potprogram </text:span><text:span text:style-name="T37">assembler.js</text:span><text:span text:style-name="T21">, te simulira PicoBlaze pišući i čitajući iz memorije (globalni objekt </text:span><text:span text:style-name="T37">memory</text:span><text:span text:style-name="T21"> tipa </text:span><text:span text:style-name="T37">Uint8Array</text:span><text:span text:style-name="T21"> deklariran u </text:span><text:span text:style-name="T37">PicoBlaze.html</text:span><text:span text:style-name="T21">), registara (niz, zvan</text:span><text:span text:style-name="T37"> registers</text:span><text:span text:style-name="T21">,</text:span><text:span text:style-name="T37"> </text:span><text:span text:style-name="T21">od dva globalna objekta tipa <text:s/></text:span><text:span text:style-name="T37">Uint8Array</text:span><text:span text:style-name="T21"> deklarirana u <text:s/></text:span><text:span text:style-name="T37">PicoBlaze.html</text:span><text:span text:style-name="T21">, te globalna varijabla </text:span><text:span text:style-name="T37">PC</text:span><text:span text:style-name="T21">, </text:span><text:span text:style-name="T33">program counter</text:span><text:span text:style-name="T31">, koja pokazuje na naredbu u memoriji koja se trenutno izvršava</text:span><text:span text:style-name="T21">) i zastavica (gloablnih nizova </text:span><text:span text:style-name="T37">flagC</text:span><text:span text:style-name="T21">, </text:span><text:span text:style-name="T37">flagZ</text:span><text:span text:style-name="T21"> te globalnih varijabli </text:span><text:span text:style-name="T37">flagIE</text:span><text:span text:style-name="T21"> i </text:span><text:span text:style-name="T37">regbank</text:span><text:span text:style-name="T21">), pišući u izlaze (globalni objekt </text:span><text:span text:style-name="T37">output</text:span><text:span text:style-name="T21">), čitajući, koristeći DOM, ulaze iz one tablice s 256 HTML-ovih </text:span><text:span text:style-name="T37">input</text:span><text:span text:style-name="T21">-a, te upravljajući stogom </text:span><text:span text:style-name="T37">callStack</text:span><text:span text:style-name="T21">. Naknadno je dodano da za svaku naredbu provjerava je li na njoj breakpoint </text:span><text:span text:style-name="T286">(to je moguće tako što globalni objekt </text:span><text:span text:style-name="T287">machineCode</text:span><text:span text:style-name="T286">, osim heksadekadskih stringova koji predstavljaju naredbe u strojnom kodu, sadrži i redni broj linije asemblerskog koda odakle naredbe dolaze, pa potprogram </text:span><text:span text:style-name="T287">simulator.js</text:span><text:span text:style-name="T286"> može provjeriti nalazi li se redni broj linije asemblerskog koda odakle dolazi trenutna naredba strojnog koda u globalnom nizu </text:span><text:span text:style-name="T287">breakpoints</text:span><text:span text:style-name="T286">)</text:span><text:span text:style-name="T21">. Potprogram </text:span><text:span text:style-name="T37">simulator.js</text:span><text:span text:style-name="T21">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21">,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13"><text:span text:style-name="T21">Pri pisanju </text:span><text:span text:style-name="T129">simulator.js</text:span><text:span text:style-name="T21"> naletio sam na problem da je on daleko sporiji od drugih simulatora PicoBlazea, o čemu sam pisao pred kraj ovog teksta. Također sam naletio na problem da ne znam kako se zastavice (flags) na PicoBlazeu ponašaju kada se prom</text:span><text:span text:style-name="T288">i</text:span><text:span text:style-name="T21">jeni </text:span><text:span text:style-name="T7">regbank</text:span><text:span text:style-name="T21">, da li zadržavaju svoj sadržaj ili postoje zasebne zastavice za svaki </text:span><text:span text:style-name="T7">regbank </text:span><text:span text:style-name="T21">(kao na računalu Z80, koji je po mnogo čemu sličan PicoBlazeu, ali o njemu ima daleko više informacija na internetu). Odlučio sam u </text:span><text:span text:style-name="T129">simulator.js</text:span><text:span text:style-name="T21"> uprogramirati da za svaki </text:span><text:span text:style-name="T7">regbank</text:span><text:span text:style-name="T21"> postoje zasebne zastavice </text:span><text:span text:style-name="T288">(kao na Z80)</text:span><text:span text:style-name="T21">, </text:span><text:span text:style-name="T289">a ispod tablice sa zastavicima napisati napomenu „</text:span><text:span text:style-name="T290">I have good reasons to think the emulation of flags is unrealistic, especially when it comes to REGBANKs.</text:span><text:span text:style-name="T289">”</text:span><text:span text:style-name="T21">. </text:span><text:span text:style-name="T291">Također sam naletio na problem da sam i u </text:span><text:span text:style-name="T292">assembler.js</text:span><text:span text:style-name="T291"> i </text:span><text:span text:style-name="T293">u</text:span><text:span text:style-name="T291"> </text:span><text:span text:style-name="T292">simulator.js</text:span><text:span text:style-name="T291"> </text:span><text:span text:style-name="T294">bio </text:span><text:span text:style-name="T291">uprogramirao krivi </text:span><text:span text:style-name="T295">opcode</text:span><text:span text:style-name="T291"> </text:span><text:span text:style-name="T296">(</text:span><text:span text:style-name="T294">O</text:span><text:span text:style-name="T296">no što se u asemblerskom jeziku zove mnemonika, u strojnom jeziku zove se </text:span><text:span text:style-name="T297">opcode</text:span><text:span text:style-name="T296">. </text:span><text:span text:style-name="T294">Riječ </text:span><text:span text:style-name="T297">opcode</text:span><text:span text:style-name="T294"> dolazi od </text:span><text:span text:style-name="T298">op</text:span><text:span text:style-name="T297">eration </text:span><text:span text:style-name="T298">code</text:span><text:span text:style-name="T294">.</text:span><text:span text:style-name="T296">)</text:span><text:span text:style-name="T291"> za mnemoniku </text:span><text:span text:style-name="T292">star</text:span><text:span text:style-name="T291"> (</text:span><text:span text:style-name="T299">st</text:span><text:span text:style-name="T295">ore </text:span><text:span text:style-name="T299">ar</text:span><text:span text:style-name="T295">gument</text:span><text:span text:style-name="T291">, stavi podatak u registar u drugoj </text:span><text:span text:style-name="T295">regbanki</text:span><text:span text:style-name="T291">, </text:span><text:span text:style-name="T300">naime, zamišljeno je da glavni program koristi jednu regbanku, a funkcije koriste drugu regbanku, i da se argumenti koje šaljemo funkcijama spremaju u drugu regbanku</text:span><text:span text:style-name="T291">), </text:span><text:span text:style-name="T301">ali to sam brzo dijagnosticirao i ispravio kad sam primjer </text:span><text:span text:style-name="T302">Binary to Decimal</text:span><text:span text:style-name="T301"> pokrenuo na pravom PicoBlazeu </text:span><text:span text:style-name="T303">(usporedio sam heksadekadsku datoteku koju ispisuje moj asembler i heksadekadsku datoteku koju ispisuje Xilinxov asembler)</text:span><text:span text:style-name="T301">.</text:span></text:p>
          <text:p text:style-name="P114"><text:soft-page-break/><text:span text:style-name="T301">K</text:span><text:span text:style-name="T21">orisnik GitHuba </text:span><text:span text:style-name="T7">agustiza</text:span><text:span text:style-name="T21"> koristio je moj simulator na sveučilištu u Argentini te je uočio da sam ja pogrešno implementirao </text:span><text:span text:style-name="T7">bit-shifting</text:span><text:span text:style-name="T21"> operaciju </text:span><text:span text:style-name="T129">sra</text:span><text:span text:style-name="T21">, te mi je 21. kolovoza 2023. napravio </text:span><text:span text:style-name="T7">pull request</text:span><text:span text:style-name="T21"> s ispravkom tog buga</text:span><text:span text:style-name="T21"><text:note text:id="ftn24" text:note-class="footnote"><text:note-citation>24</text:note-citation><text:note-body><text:p text:style-name="P67">https://github.com/FlatAssembler/PicoBlaze_Simulator_in_JS/pull/10</text:p></text:note-body></text:note></text:span><text:span text:style-name="T21">, koji sam prihvatio.</text:span></text:p>
        </text:list-item>
        <text:list-item>
          <text:p text:style-name="P68"><text:span text:style-name="T37">tokenizer.js</text:span><text:span text:style-name="T21"> – Tokenizer je dio compilera koji kaže drugim dijelovima compilera gdje završava koja riječ, a gdje počinje druga, u programskom jeziku. Riječi u programskom jeziku zovu se tokeni (engleski </text:span><text:span text:style-name="T7">token</text:span><text:span text:style-name="T21"> izvan svijeta informatike znači </text:span><text:span text:style-name="T7">oznaka</text:span><text:span text:style-name="T21">).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21">, </text:span><text:span text:style-name="T7">katakana</text:span><text:span text:style-name="T21"> i </text:span><text:span text:style-name="T7">kandži</text:span><text:span text:style-name="T21">. </text:span><text:span text:style-name="T7">Kandži</text:span><text:span text:style-name="T21"> su kineski znakovi i koriste se za pisanje korijena riječi </text:span><text:span text:style-name="T304">(i izvorno japanskih riječi i ranih posuđenica iz kineskog)</text:span><text:span text:style-name="T21">. </text:span><text:span text:style-name="T7">Katakana</text:span><text:span text:style-name="T21"> je slogovno pismo koje se </text:span><text:span text:style-name="T304">na japanskom jeziku</text:span><text:span text:style-name="T21"> koristi za pisanje korijena stranih riječi ili onomatopeja. </text:span><text:span text:style-name="T304">Drugim riječima, čim naučite katakanu, možete, čim vidite neki tekst na japanskom jeziku, prepoznati koje su riječi posuđenice i po njima odrediti o čemu je tekst. To nije slučaj na, recimo, korejskom jeziku</text:span><text:span text:style-name="T21">. </text:span><text:span text:style-name="T305">U Južnoj Koreji se i gramatički afiksi i strane riječi pišu hangulom, a u Sjevernoj Koreji se čak i korijeni riječi pišu hangulom (jer je u Sjevernoj Koreji </text:span><text:span text:style-name="T306">u sklopu lingvističkog purizma</text:span><text:span text:style-name="T305"> zabranjeno korejski jezik pisati kineskim znakovima). Makar hangul bio lakši za naučiti ljudima naviknutim na alfabete nego što je katakana, da bismo </text:span><text:span text:style-name="T307">u tekstu</text:span><text:span text:style-name="T305"> na korejskom jeziku prepoznali posuđenice, moramo dekodirati čitav tekst, a ne samo posebno označene riječi </text:span><text:span text:style-name="T308">(kao što su na japanskom jeziku posuđenice posebno označene tako što su pisane katakanom)</text:span><text:span text:style-name="T305">.</text:span><text:span text:style-name="T21"> </text:span><text:span text:style-name="T7">Hiragana</text:span><text:span text:style-name="T21"> je slogovno pismo koji se koristi za pisanje gramatičkih afiksa (prefiksa i sufiksa) </text:span><text:span text:style-name="T304">na japanskom jeziku</text:span><text:span text:style-name="T21">.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09">Tokenizer, osim toga, briše komentare.</text:span><text:span text:style-name="T21"> Potprogram </text:span><text:span text:style-name="T37">tokenizer.js</text:span><text:span text:style-name="T21"> ima 95 linija. Tokenizer za moj programski jezik</text:span><text:span text:style-name="T218"><text:note text:id="ftn25" text:note-class="footnote"><text:note-citation>25</text:note-citation><text:note-body><text:p text:style-name="P40">https://github.com/FlatAssembler/AECforWebAssembly/raw/master/tokenizer.cpp</text:p></text:note-body></text:note></text:span><text:span text:style-name="T21">,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21">),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7">\”</text:span><text:span text:style-name="T21">...), dok tokenizer za PicoBlazeov asembler ne mora. U compileru za moj programski jezik tokenizer zamjenjuje tokene poput </text:span><text:span text:style-name="T37">'a'</text:span><text:span text:style-name="T21"> odgovarajućim ASCII vrijednostima (što možda i nije bila dobra ideja, jer poruke o pogreškama tipa</text:span><text:span text:style-name="T7"> unexpected token </text:span><text:span text:style-name="T21">zbog toga mogu biti nejasne), u asembleru za PicoBlaze to radi potprogram </text:span><text:span text:style-name="T37">TreeNode.js</text:span><text:span text:style-name="T21">.</text:span></text:p>
          <text:p text:style-name="P115"><text:span text:style-name="T21">Kada sam pisao primjer PicoBlaze asemblerskog programa zvan „</text:span><text:span text:style-name="T7">Regbanks-Flags Test</text:span><text:span text:style-name="T21">”, naletio sam na idući problem. Programi kao što je ovaj:</text:span></text:p>
          <text:p text:style-name="P116">address 0</text:p>
          <text:p text:style-name="P116">load s9, " "</text:p>
          <text:p text:style-name="P117"><text:span text:style-name="T310">Prva naredba znači „</text:span><text:span text:style-name="T311">Počni pisati strojni kod od adrese 0.</text:span><text:span text:style-name="T310">” (i svaki PicoBlaze asemblerski program mora počinjati takvom naredbom), a druga naredba znaći „</text:span><text:span text:style-name="T311">U registar </text:span><text:span text:style-name="T312">s9</text:span><text:span text:style-name="T311"> učitaj ASCII vrijednost razmaka.</text:span><text:span text:style-name="T310">”. Kad sam svom PicoBlaze simulatoru zadao da to asemblira, dobio sam ovakvu poruku o pogrešci: „</text:span><text:span text:style-name="Emphasis"><text:span text:style-name="T313">Line </text:span></text:span><text:span text:style-name="Emphasis"><text:span text:style-name="T314">#2</text:span></text:span><text:span text:style-name="Emphasis"><text:span text:style-name="T313">: The AST node "load" should have exactly three child nodes (a comma is also a child node).</text:span></text:span><text:span text:style-name="T310">”. To sam na brzinu riješio tako što sam umjesto druge naredbe napisao:</text:span></text:p>
          <text:p text:style-name="P116">load s9, 20 ;Space</text:p>
          <text:p text:style-name="P118">Naime, 20 je heksadekadski ASCII kod od razmaka. Pretpostav<text:span text:style-name="T315">io sam odmah</text:span> da se programi kao što je onaj koji sam napisao gore ne daju asemblirati zbog nekog buga u tokenizeru, ali nisam točnije dijagnosticirao problem. <text:span text:style-name="T315">Tek sam sutradan uspio točnije dijagnosticirati i riješiti problem. Trebalo mi je malo vremena da se prisjetim kako program koji sam napisao tri godine ranije funkcionira.</text:span></text:p>
          <text:p text:style-name="P119">Kasnije, kad sam implementirao ternarni uvjetni operator <text:span text:style-name="T38">?:</text:span> u svoj PicoBlaze asembler, zadao sam tokenizeru da dvotočke interpretira kao zasebne tokene, a da samo u slučaju da iza njih slijedi znak za novi red ili ako su oni drugi po redu tokeni u liniji asemblerskog koda, spoji ih s prethodnim tokenom. Dakle, u ovom simulatoru PicoBlazea, tokenizer prati koji je znak dvotočka dio labela, a <text:soft-page-break/>koji je dio ternarnog uvjetnog operatora. Općeniti konsenzus na forumu o izradi programskih jezika je da to tako ne treba raditi, nego da parser to treba znati, a ne tokenizer<text:note text:id="ftn26" text:note-class="footnote"><text:note-citation>26</text:note-citation><text:note-body><text:p text:style-name="P67">https://langdev.stackexchange.com/q/4068/330</text:p></text:note-body></text:note>.</text:p>
        </text:list-item>
        <text:list-item>
          <text:p text:style-name="P120">db.php <text:span text:style-name="T219">– to je back-end koji se vrti na serveru i koji gleda je li pozvan HTTP metodom POST ili GET. Ako je pozvan metodom GET, dohvaća program poslan argumentom </text:span><text:span text:style-name="T221">id</text:span><text:span text:style-name="T219"> iz baze podataka koja se vrti na SourceForgeovim MySQL serverima i šalje ga front-endu. Ako je pozvan metodom POST, stavlja program koji mu je poslan argumentom </text:span><text:span text:style-name="T221">code</text:span><text:span text:style-name="T219"> u bazu podataka. Prvu je verziju napisao Abidin Durdu, back-end developer iz Turske. </text:span><text:span text:style-name="T316">Čim smo ga probali zavrtjeti na SourceForgeu, pojavio se problem da je Abidin Durdu zamislio da se lozinka čita iz </text:span><text:span text:style-name="T317">.env</text:span><text:span text:style-name="T316"> datoteke naredbom </text:span><text:span text:style-name="T317">getenv</text:span><text:span text:style-name="T316">, ali to na SourceForgeu nije funkcioniralo. Zato smo odlučili da </text:span><text:span text:style-name="T317">.env</text:span><text:span text:style-name="T316"> datoteka sadrži samo string „</text:span><text:span text:style-name="T317">password=</text:span><text:span text:style-name="T318">lozinka</text:span><text:span text:style-name="T317">\r\n</text:span><text:span text:style-name="T316">”, te da se čita s </text:span><text:span text:style-name="T317">file_get_contents</text:span><text:span text:style-name="T316">.</text:span><text:span text:style-name="T219"> </text:span><text:span text:style-name="T319">Kasnije se pojavio problem da ta datoteka postavlja HTTP status code na 200 čak i kada se je dogodila pogreška (recimo, da program s traženim id-jem ne postoji), što je uzrokovalo pogreške u cachingu. Naime, CloudFlare je cachao te poruke o pogreškama kao da su programi, i, prema tome, ako pogledaš prvo postoji li program s nekim id-jem, utvrdiš da ne postoji, i onda ga uploadaš, on će i dalje još dugo vremena tvrditi da ne postoji. No to sam ispravio tako što sam u razne dijelove programa postavio naredbe kao </text:span><text:span text:style-name="T320">http_response_code(404);</text:span><text:span text:style-name="T319">. </text:span><text:span text:style-name="T316">Nepotrebno za reći, dato</text:span><text:span text:style-name="T321">t</text:span><text:span text:style-name="T316">eke </text:span><text:span text:style-name="T317">db.php</text:span><text:span text:style-name="T316"> nema na GitHub Pagesu, nego samo na SourceForgeu. </text:span><text:span text:style-name="T322">U verziji v5.9.2 napisana je i PHP skripta za brisanje programa iz baze podataka (koja zahtijeva lozinku da bi se pokrenula) zvana </text:span><text:span text:style-name="T323">deleteTheProgram.php</text:span><text:span text:style-name="T322"> i PHP kod koji je zajednički tim dvama skriptama (za čitanje lozinki iz </text:span><text:span text:style-name="T323">.env</text:span><text:span text:style-name="T322"> datoteke i slično) izdvojen je iz njih i stavljen u datoteku </text:span><text:span text:style-name="T323">db_helper.php</text:span><text:span text:style-name="T322">.</text:span></text:p>
        </text:list-item>
        <text:list-item>
          <text:p text:style-name="P121">viewer.js<text:span text:style-name="T219"> – to je JavaScript datoteka koja gleda u URL kojim je stranica pozvana pomoću naredbe </text:span>const urlParams = new URLSearchParams(window.location.search);<text:span text:style-name="T219">, te, ukoliko URL sadrži parametar </text:span><text:span text:style-name="T221">id</text:span><text:span text:style-name="T219">, naredbom </text:span><text:span text:style-name="T221">fetch</text:span><text:span text:style-name="T219"> dohvaća s back-enda asemblerski program s navedenim </text:span><text:span text:style-name="T221">id</text:span><text:span text:style-name="T219">-jem iz baze podataka. </text:span><text:span text:style-name="T324">Prvu verziju ovog potprograma napisao je Abidin Durdu. </text:span><text:span text:style-name="T325">Učitava se s HTML atributom </text:span><text:span text:style-name="T326">defer</text:span><text:span text:style-name="T325">. </text:span><text:span text:style-name="T316">Naravno, datoteke </text:span><text:span text:style-name="T317">viewer.js</text:span><text:span text:style-name="T316"> nema na GitHub Pagesu, nego samo na SourceForgeu.</text:span></text:p>
        </text:list-item>
        <text:list-item>
          <text:p text:style-name="P122"><text:span text:style-name="T219">sharer.js – to je JavaScript datoteka koja se isto učitava s </text:span><text:span text:style-name="T221">defer</text:span><text:span text:style-name="T219">, i isto ju je napisao Abidin Durdu, i ona se poziva kada se klikne gumb </text:span><text:span text:style-name="T221">Upload</text:span><text:span text:style-name="T219"> na sredini između </text:span><text:span text:style-name="T221">Higlight Assembly</text:span><text:span text:style-name="T219"> i </text:span><text:span text:style-name="T221">Assemble</text:span><text:span text:style-name="T219">. On šalje naredbom </text:span><text:span text:style-name="T221">fetch</text:span><text:span text:style-name="T219"> asemblerski program na back-end da ga pohrani u bazu podataka.</text:span></text:p>
          <text:p text:style-name="P122"><text:span text:style-name="T219">Naletjeli smo na dva problema. Prvi je bio taj što je Abidin Durdu pokušao URL uploadanog programa prikazati korisniku pomoću JavaScriptine naredbe </text:span><text:span text:style-name="T221">prompt</text:span><text:span text:style-name="T219">, ali to je pravilo probleme u nekim preglednicima (najviše WebPositiveu). Zato sam ja napravio da se oni prikazuju preko ovakvog dijaloškog okvira:</text:span></text:p>
          <text:p text:style-name="P123"><draw:frame text:anchor-type="as-char" draw:z-index="18" draw:name="Image with transparency 1" draw:style-name="gr1" draw:text-style-name="P124" svg:width="5.3232in" svg:height="1.0441in"><draw:image xlink:href="Pictures/10000001000003C2000000B43CDF79D8.png" xlink:type="simple" xlink:show="embed" xlink:actuate="onLoad" draw:mime-type="image/png"><text:p/></draw:image></draw:frame></text:p>
          <text:p text:style-name="P122"><text:span text:style-name="T219">Dolje lijevo je gumb za kopiranje tog URL-a koji, na žalost, ne funkcionira u Firefoxu 52, i nema očitog načina da ga se natjera da profunkcionira tamo. </text:span><text:span text:style-name="T327">U tom pregledniku korisnici o tome budu obaviješteni alertom.</text:span></text:p>
          <text:p text:style-name="P122"><text:span text:style-name="T219">A drugi problem je bio taj što JavaScript kao da ne reagira kad server vrati grešku 500, kao da se ponaša kao da je server vratio poruku o uspjehu 200. </text:span><text:span text:style-name="T328">Otvorio sam GitHub issue o tome</text:span><text:span text:style-name="T328"><text:note text:id="ftn27" text:note-class="footnote"><text:note-citation>27</text:note-citation><text:note-body><text:p text:style-name="P67">https://github.com/FlatAssembler/PicoBlaze_Simulator_in_JS/issues/36</text:p></text:note-body></text:note></text:span><text:span text:style-name="T328">.</text:span><text:span text:style-name="T219"> Nisam uspio točnije dijagnosticirati problem, ali uspio sam naći privremeno rješenje: jednostavno provjeri počinje li serverov odgovor sa stringom </text:span><text:span text:style-name="T329">?</text:span>id=<text:span text:style-name="T219">. Poruke o pogrešci ne počinju tako, ali tako počinje ispravan odgovor servera.</text:span></text:p>
          <text:p text:style-name="P125">Datoteke <text:span text:style-name="T38">sharer.js</text:span>, naravno, kao ni datoteke <text:span text:style-name="T38">viewer.js</text:span>, nema na GitHub Pagesu, nego samo na SourceForgeu.</text:p>
        </text:list-item>
      </text:list>
      <text:p text:style-name="P126"><text:span text:style-name="T21">Osim tih datoteka, u GitHub repozitoriju nalaze se slike napravljene u GIMP-u (Linuxov Paint) i Inkscapeu (Linuxov Publisher) te primjeri programa za PicoBlaze koje je moguće dohvatiti klikajući na </text:span><text:span text:style-name="T7">examplese</text:span><text:span text:style-name="T21">. Slike koje predstavljaju </text:span><text:span text:style-name="T7">play</text:span><text:span text:style-name="T21">, </text:span><text:span text:style-name="T7">pause</text:span><text:span text:style-name="T21">, </text:span><text:span text:style-name="T7">stop</text:span><text:span text:style-name="T21">, </text:span><text:span text:style-name="T7">fast forward</text:span><text:span text:style-name="T21"> i </text:span><text:span text:style-name="T7">single step</text:span><text:span text:style-name="T21"> su u SVG formatu i uređivane u Inkscapeu. Ikona za </text:span><text:span text:style-name="T7">Assembler Test</text:span><text:span text:style-name="T21"> u GIF je formatu i uređivana u GIMP-u. Ikone za primjer </text:span><text:span text:style-name="T7">Hexadecimal Counter</text:span><text:span text:style-name="T21"> te ikona koja predstavlja točku prekida (</text:span><text:span text:style-name="T7">breakpoint</text:span><text:span text:style-name="T21">) isto su uređivane u GIMP-u, ali spremljene su u </text:span><text:soft-page-break/><text:span text:style-name="T21">PNG formatu, jer ih PNG format bolje sažima nego GIF format. Pozadina je fotografija PicoBlaze računala koju je profesor Ivan Aleksi uključio u svoju prezentaciju, posvijetljena u GIMP-u i spremljena kao GIF.</text:span></text:p>
      <text:p text:style-name="P127"><text:span text:style-name="T21">22. kolovoza 2023. godine korisnik GitHuba </text:span><text:span text:style-name="T7">agustiza</text:span><text:span text:style-name="T21"> napravio je </text:span><text:span text:style-name="T7">pull request</text:span><text:span text:style-name="T21"> u kojem se nalaze upute JEST-u (JavaScriptski framework koji služi za automatska testiranja) kako da automatski testira tokenizer</text:span><text:span text:style-name="T21"><text:note text:id="ftn28" text:note-class="footnote"><text:note-citation>28</text:note-citation><text:note-body><text:p text:style-name="P67">https://github.com/FlatAssembler/PicoBlaze_Simulator_in_JS/pull/11</text:p></text:note-body></text:note></text:span><text:span text:style-name="T21">, koji sam ja prihvatio. </text:span><text:span text:style-name="T330">Taj </text:span><text:span text:style-name="T331">agustiza</text:span><text:span text:style-name="T330"> mi je napisao</text:span><text:span text:style-name="T21"> da misli da bi automatske testove bilo mnogo lakše raditi da su moji potprogrami JavaScriptski moduli, a ne da se uključuju sa </text:span><text:span text:style-name="T129">&lt;script src="..."&gt;</text:span><text:span text:style-name="T21">, a ja sam mu napisao da bih onda slomio kompatibilnost s Firefoxom 52 (jer je prva verzija Firefoxa koja podržava module Firefox 60), a da mi je važno da moj simulator PicoBlazea funkcionira u njemu. </text:span><text:span text:style-name="T332">Agustiza</text:span><text:span text:style-name="T333"> je zadao BabelJS-u da prepiše (</text:span><text:span text:style-name="T332">rewrite</text:span><text:span text:style-name="T333">) moje JavaScriptske potprograme u module u kojima je svaka funkcija </text:span><text:span text:style-name="T332">export</text:span><text:span text:style-name="T333">ana (nisam do tada znao ni da je to moguće) </text:span><text:span text:style-name="T334">prije nego što ih uključi naredbom </text:span><text:span text:style-name="T335">require</text:span><text:span text:style-name="T334"> u NodeJS programe za testiranje</text:span><text:span text:style-name="T333">.</text:span><text:span text:style-name="T21"> </text:span><text:span text:style-name="T336">Kasnije smo dodali automatsko testiranje parsera, evaluacije aritmetičkih izraza od strane potprograma </text:span><text:span text:style-name="T337">TreeNode.js</text:span><text:span text:style-name="T336">, te malo automatskog testiranja </text:span><text:span text:style-name="T337">simulator.js</text:span><text:span text:style-name="T336">-a. </text:span><text:span text:style-name="T187">Onda sam, nakon što sam diplomirao, dodao malo testova jezgre asemblera, te jedan integracijski test: test koji asemblira i pokreće asemblerski kod koji rješava Eight Queens Puzzle i uspoređuje njegov ispis s onime što treba ispisati. Taj se integracijski test vrti oko 3 minute na mom računalu </text:span><text:span text:style-name="T338">(u NodeJS-u, kad nema problema s layout trashingom, inače se u browseru vrti nekoliko sati zbog layout trashinga)</text:span><text:span text:style-name="T187">.</text:span><text:span text:style-name="T336"> Međutim, </text:span><text:span text:style-name="T339">test coverage</text:span><text:span text:style-name="T336"> još je uvijek </text:span><text:span text:style-name="T187">relativno</text:span><text:span text:style-name="T336"> nizak, i, ako ćete doprinositi ovom projektu, nemojte se oslanjati isključivo na te automatske testove, već radite i ručno testiranje.</text:span></text:p>
      <text:p text:style-name="P128"><text:span text:style-name="T21">U compileru za moj programski jezik još postoji, kao i u compilerima za većinu programskih jezika, semantički analizer</text:span><text:span text:style-name="T21"><text:note text:id="ftn29" text:note-class="footnote"><text:note-citation>29</text:note-citation><text:note-body><text:p text:style-name="P67">https://github.com/FlatAssembler/AECforWebAssembly/raw/master/semanticAnalyzer.cpp</text:p></text:note-body></text:note></text:span><text:span text:style-name="T21">. </text:span><text:span text:style-name="T340">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341">More people have been to Russia than I have.</text:span><text:span text:style-name="T340">”, „</text:span><text:span text:style-name="T341">Više je ljudi bilo u Rusiji nego što sam ja bio.</text:span><text:span text:style-name="T340">”.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341">Bezbojne zelene ideje spavaju bijesno.</text:span><text:span text:style-name="T340">”,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341">Omne homo habens asinum videt illum.</text:span><text:span text:style-name="T340">”, nju je teško gramatički analizirati, ali, po njemu, svatko tko govori latinski složit će se da je to gramatički ispravna rečenica i da znači „</text:span><text:span text:style-name="T341">Ne posjeduješ magarca ako ga ne vidiš.</text:span><text:span text:style-name="T340">”. Govornici engleskog jezika ne slažu se što znači „</text:span><text:span text:style-name="T341">More people have been to Russia than I have.</text:span><text:span text:style-name="T340">”, ustvari, velika većina ljudi, kada razmisli, slaže se da ona ne znači ništa. </text:span><text:span text:style-name="T342">Ne znam</text:span><text:span text:style-name="T343"> mogu li r</text:span><text:span text:style-name="T344">ečenice kao što </text:span><text:span text:style-name="T345">je</text:span><text:span text:style-name="T344"> „</text:span><text:span text:style-name="T346">Omne homo habens asinum videt illum.</text:span><text:span text:style-name="T344">” postojati u programskim jezicima</text:span><text:span text:style-name="T344"><text:note text:id="ftn30" text:note-class="footnote"><text:note-citation>30</text:note-citation><text:note-body><text:p text:style-name="P129">Korisnik StackExchangea <text:span text:style-name="T46">kaya3</text:span><text:span text:style-name="T347"> misli da se re</text:span><text:span text:style-name="T348">čenice kao što je „</text:span><text:span text:style-name="T349">Omne homo habens asinum videt illum.</text:span><text:span text:style-name="T348">” mogu napraviti u Rustu i u drugim programskim jezicima koji podržavaju </text:span><text:span text:style-name="T349">pattern-matching</text:span><text:span text:style-name="T348">: </text:span><text:span text:style-name="T350">https://languagedesign.stackexchange.com/a/1463/330</text:span></text:p></text:note-body></text:note></text:span><text:span text:style-name="T344">, ali rečenice kao što su „</text:span><text:span text:style-name="T346">More people have been to Russia than I have.</text:span><text:span text:style-name="T344">” </text:span><text:span text:style-name="T343">sigurno</text:span><text:span text:style-name="T344"> mogu.</text:span><text:span text:style-name="T340"> </text:span><text:span text:style-name="T344">Ipak, m</text:span><text:span text:style-name="T351">islim da semantički analizer nije potreban za asemblerski jezik, jer mislim da je </text:span><text:span text:style-name="T352">na</text:span><text:span text:style-name="T351"> asemblerskom jeziku nemoguće konstruirati rečenicu </text:span><text:span text:style-name="T353">kao što je</text:span><text:span text:style-name="T351"> „</text:span><text:span text:style-name="T354">More people have been to Russia than I have.</text:span><text:span text:style-name="T351">”, </text:span><text:span text:style-name="T344">iako su takve rečenice moguće u višim programskim jezicima</text:span><text:span text:style-name="T351">.</text:span></text:p>
      <text:p text:style-name="P130"><text:span text:style-name="T351">A</text:span><text:span text:style-name="T342">ko radite neki viši programski jezik (a ne asembler), nikad ne možete biti sigurni da će se vaš compiler ponašati smisleno u svim mogućim situacijama. </text:span><text:span text:style-name="T355">Dati ću vam ideju o tome jednom nedavnom anegdotom iz svog života. P</text:span><text:span text:style-name="T342">itao sam na internetskom forumu na koje sve probleme možeš naletjeti kad implementiraš ternarni uvjetni operator </text:span><text:span text:style-name="T356">?:</text:span><text:span text:style-name="T356"><text:note text:id="ftn31" text:note-class="footnote"><text:note-citation>31</text:note-citation><text:note-body><text:p text:style-name="P67">https://languagedesign.stackexchange.com/q/1469/330</text:p></text:note-body></text:note></text:span><text:span text:style-name="T342">.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56">?:</text:span><text:span text:style-name="T342"> u PHP-u skraćeno pišu </text:span><text:span text:style-name="T357">else-if</text:span><text:span text:style-name="T342"> izrazi)</text:span><text:span text:style-name="T342"><text:note text:id="ftn32" text:note-class="footnote"><text:note-citation>32</text:note-citation><text:note-body><text:p text:style-name="P67">https://wiki.php.net/rfc/ternary_associativity</text:p></text:note-body></text:note></text:span><text:span text:style-name="T342">. Moj compiler koji prevodi moj programski jezik na x86 asembler</text:span><text:span text:style-name="T358">ski jezik</text:span><text:span text:style-name="T342"> (koji sam napisao u 4. razredu gimnazije, nije pretjerano kvalitetan projekt, </text:span><text:span text:style-name="T358">pisan je u JavaScriptu i može se pokrenuti u </text:span><text:soft-page-break/><text:span text:style-name="T358">internetskom pregledniku</text:span><text:span text:style-name="T358"><text:note text:id="ftn33" text:note-class="footnote"><text:note-citation>33</text:note-citation><text:note-body><text:p text:style-name="P67">https://flatassembler.github.io/compiler.html</text:p></text:note-body></text:note></text:span><text:span text:style-name="T342">) krivo prevodi taj operator na asembler</text:span><text:span text:style-name="T358">ski jezik</text:span><text:span text:style-name="T342">. </text:span><text:span text:style-name="T359">Naime, on prevodi drugi i treći operand prije nego što prev</text:span><text:span text:style-name="T360">e</text:span><text:span text:style-name="T359">d</text:span><text:span text:style-name="T360">e</text:span><text:span text:style-name="T359"> prvi operand, a to, kako me je upozorio </text:span><text:span text:style-name="T361">rici</text:span><text:span text:style-name="T361"><text:note text:id="ftn34" text:note-class="footnote"><text:note-citation>34</text:note-citation><text:note-body><text:p text:style-name="P67">https://stackoverflow.com/a/62104607/8902065</text:p></text:note-body></text:note></text:span><text:span text:style-name="T359">, može dovesti do greške kao što je dijeljenje s nulom. Naime, netko bi se mogao pokušati zaštititi od dijeljenja s nulom tako što napiše „</text:span><text:span text:style-name="Source_20_Text"><text:span text:style-name="T362">d = 0 ? 0 : n / d</text:span></text:span><text:span text:style-name="T359">” (ako je varijabla </text:span><text:span text:style-name="T362">d</text:span><text:span text:style-name="T359"> jednaka nuli; </text:span><text:span text:style-name="T362">=</text:span><text:span text:style-name="T359"> u mom programskom jeziku znači jednakost, a ne pridruživanje kao </text:span><text:span text:style-name="T358">što znači</text:span><text:span text:style-name="T359"> u C-u), a to neće funkcionirati u dijalektu mog programskog jezika koji se prevodi na x86 </text:span><text:span text:style-name="T363">jer</text:span><text:span text:style-name="T359"> se „</text:span><text:span text:style-name="T362">n / d</text:span><text:span text:style-name="T359">” </text:span><text:span text:style-name="T358">(treći operand)</text:span><text:span text:style-name="T359"> izračunava prije nego </text:span><text:span text:style-name="T364">što se izračunava</text:span><text:span text:style-name="T359"> „</text:span><text:span text:style-name="T362">d = 0</text:span><text:span text:style-name="T359">” </text:span><text:span text:style-name="T358">(prvi operand)</text:span><text:span text:style-name="T359">. </text:span><text:span text:style-name="T358">Pa mi je </text:span><text:span text:style-name="T365">kaya3</text:span><text:span text:style-name="T358"> odgovorio da je jedna od stvari na koju moramo paziti kad implementiramo </text:span><text:span text:style-name="T366">?:</text:span><text:span text:style-name="T358"> da se naš compiler ponaša smisleno ako netko zabunom pokuša kao drugi i treći operand staviti strukture različitog tipa </text:span><text:span text:style-name="T367">(Za moj programski jezik, smisleno bi bilo da semantički analizer to ne propusti do jezgre compilera.)</text:span><text:span text:style-name="T358">. Hm, ne sjećam se da sam na to mislio kad sam pisao svoj compiler koji prevodi moj programski jezik na WebAssembly </text:span><text:span text:style-name="T368">(Za onaj moj compiler koji ga prevodi na x86 to nije bitno, jer on ne podržava strukture.)</text:span><text:span text:style-name="T358">. Idem isprobati kako će moj compiler reagirati na to</text:span><text:span text:style-name="T358"><text:note text:id="ftn35" text:note-class="footnote"><text:note-citation>35</text:note-citation><text:note-body><text:p text:style-name="P131">Program kojim sam to isprobao dostupan je na mom GitHub profilu: <text:span text:style-name="T38">https://github.com/FlatAssembler/AECforWebAssembly/issues/19#issue-1751055396</text:span></text:p></text:note-body></text:note></text:span><text:span text:style-name="T358">. </text:span><text:span text:style-name="T369">On je ispisivao ovakvu poruku o pogrešci:</text:span></text:p>
      <text:p text:style-name="P132"><text:span text:style-name="Source_20_Text"><text:span text:style-name="T370">Line 10, Column 29, Internal compiler error: Some part of the compiler attempted to compile an array with size less than 1, which doesn't make sense. Throwing an exception!</text:span></text:span></text:p>
      <text:p text:style-name="P133"><text:span text:style-name="Source_20_Text"><text:span text:style-name="T369">A u programu koji sam mu zadao da compilira nigdje nema </text:span></text:span><text:span text:style-name="Source_20_Text"><text:span text:style-name="T371">arraysova</text:span></text:span><text:span text:style-name="Source_20_Text"><text:span text:style-name="T369">. Stvarno apsurdna poruka o pogrešci, zar ne? </text:span></text:span><text:span text:style-name="Source_20_Text"><text:span text:style-name="T372">Spadal</text:span></text:span><text:span text:style-name="Source_20_Text"><text:span text:style-name="T360">a</text:span></text:span><text:span text:style-name="Source_20_Text"><text:span text:style-name="T372"> bi u kategoriju </text:span></text:span><text:span text:style-name="Source_20_Text"><text:span text:style-name="T373">not even wrong</text:span></text:span><text:span text:style-name="Source_20_Text"><text:span text:style-name="T372">, ne možeš smisliti kako bi neka greška u compileru dovela do te poruke. Trebalo mi je nekoliko sati da shvatim što se </text:span></text:span><text:span text:style-name="Source_20_Text"><text:span text:style-name="T374">zapravo</text:span></text:span><text:span text:style-name="Source_20_Text"><text:span text:style-name="T372"> u mom compileru događa. Što i nije iznenađujuće s obzirom na to da sam taj compiler pisao tri godine ranije, kad sam bio druga godina. </text:span></text:span><text:span text:style-name="Source_20_Text"><text:span text:style-name="T375">Vjerojatno bi mi trebalo </text:span></text:span><text:span text:style-name="Source_20_Text"><text:span text:style-name="T376">manje vremena </text:span></text:span><text:span text:style-name="Source_20_Text"><text:span text:style-name="T377">(a ne nekoliko sati)</text:span></text:span><text:span text:style-name="Source_20_Text"><text:span text:style-name="T376"> </text:span></text:span><text:span text:style-name="Source_20_Text"><text:span text:style-name="T378">da otkrijem što se u mom compileru događa</text:span></text:span><text:span text:style-name="Source_20_Text"><text:span text:style-name="T375"> da znam koristiti debugger. U biti, taj kôd kojim sam testirao kako će moj compiler reagirati na to da netko stavi strukture različitog tipa kao drugi i treći operand operatora </text:span></text:span><text:span text:style-name="Source_20_Text"><text:span text:style-name="T379">?:</text:span></text:span><text:span text:style-name="Source_20_Text"><text:span text:style-name="T375"> </text:span></text:span><text:span text:style-name="Source_20_Text"><text:span text:style-name="T380">triggerao</text:span></text:span><text:span text:style-name="Source_20_Text"><text:span text:style-name="T375"> je dva buga u mom compileru, jedan u semantičkom analizeru, a jedan u jezgri compilera. </text:span></text:span><text:span text:style-name="Source_20_Text"><text:span text:style-name="T381">Onaj u jezgri compilera </text:span></text:span><text:span text:style-name="Source_20_Text"><text:span text:style-name="T382">triggerao</text:span></text:span><text:span text:style-name="Source_20_Text"><text:span text:style-name="T381"> </text:span></text:span><text:span text:style-name="Source_20_Text"><text:span text:style-name="T383">se </text:span></text:span><text:span text:style-name="Source_20_Text"><text:span text:style-name="T381">samo ako su strukture prazne. </text:span></text:span><text:span text:style-name="Source_20_Text"><text:span text:style-name="T367">I tko zna koliko takvih situacija, u kojima se moj compiler neće ponašati smisleno, još ima, kojih nisam svjestan. </text:span></text:span><text:span text:style-name="Source_20_Text"><text:span text:style-name="T384">Pa, ipak, viši programski jezici razlog su zašto računala mogu sve ono što mogu danas. Da postoje samo strojni jezici i asemblerski jezici, internet gotovo sigurno ne bi postojao.</text:span></text:span></text:p>
      <text:p text:style-name="P134">U nekim programskim jezicima još mogu postojati i rečenice kao što je „<text:span text:style-name="T46">Time flies like an arrow.</text:span>” (Je li <text:span text:style-name="T46">flies</text:span> ovdje glagol ili imenica? Je li <text:span text:style-name="T46">like</text:span> ovdje glagol ili veznik? <text:span text:style-name="T385">O tome ovisi kako ćemo parsirati tu rečenicu.</text:span>). Za takve programske jezike compileri između tokenizera i parsera imaju leksički analizer, koji parseru naznačuje koja je riječ koje vrste. Takve su rečenice moguće u C-u i C++-u, i to je poznato kao <text:span text:style-name="T46">typedef problem</text:span>. O<text:span text:style-name="T386">n je pojava da, </text:span><text:span text:style-name="T387">izvan konteksta</text:span><text:span text:style-name="T386">, </text:span><text:span text:style-name="T388">prvi*drugi;</text:span><text:span text:style-name="T386"> (točka-zarez je dio izraza) može značiti i „</text:span><text:span text:style-name="T389">Deklariraj pokazivač koji se zove 'drugi' koji će pokazivati na instancu klase ili strukture koja se zove 'prvi'.</text:span><text:span text:style-name="T386">”, ali može značiti i „</text:span><text:span text:style-name="T389">Uzmi vrijednosti varijabli koje se zovu 'prvi' i 'drugi', pomnoži ih, stavi rezultat na sistemski stog i onda ga zanemari.</text:span><text:span text:style-name="T386">”. Drugo značenje je, naravno, besmisleno (zanemarimo li da se operator množenja </text:span><text:span text:style-name="T390">*</text:span><text:span text:style-name="T386"> u C++-u može preopteretiti u nešto sa side-effectsima), ali je gramatički moguće. </text:span><text:span text:style-name="T391">Rečenice tipa „</text:span><text:span text:style-name="T392">Time flies like an arrow.</text:span><text:span text:style-name="T391">” nisu moguće niti na </text:span><text:span text:style-name="T393">PicoBlazeovom</text:span><text:span text:style-name="T391"> asemblerskom jeziku </text:span><text:span text:style-name="T393">(osim </text:span><text:span text:style-name="T394">što one</text:span><text:span text:style-name="T393"> riječi </text:span><text:span text:style-name="T395">enable</text:span><text:span text:style-name="T393"> i </text:span><text:span text:style-name="T395">disable</text:span><text:span text:style-name="T393"> mogu biti i glagoli i prilozi, ali to se trivijalno riješi u parseru)</text:span><text:span text:style-name="T391"> niti u mom programskom jeziku </text:span><text:span text:style-name="T387">(barem se nadam da je tako)</text:span><text:span text:style-name="T391">, zato ni u PicoBlaze Simulator ni u compiler za svoj programski jezik nisam ugradio leksički analizer.</text:span></text:p>
      <text:p text:style-name="P135"/>
      <text:p text:style-name="P136">Primjeri programa za PicoBlaze</text:p>
      <text:p text:style-name="P137"><text:span text:style-name="T21">Web-aplikacija nudi </text:span><text:span text:style-name="T396">dvanaest</text:span><text:span text:style-name="T21"> primjera programa za PicoBlaze. Oni se nalaze, kao i njihov popis u JSON formatu, na autorovom GitHub profilu, te ih potprogram </text:span><text:span text:style-name="T37">PicoBlaze.html</text:span><text:span text:style-name="T21"> dohvaća koristeći JavaScriptinu naredbu </text:span><text:span text:style-name="T37">fetch</text:span><text:span text:style-name="T21">. Prvi se primjer zove </text:span><text:span text:style-name="T7">Fibonacci Sequence</text:span><text:span text:style-name="T21">. On ispisuje Fibonaccijeve brojeve koji stanu u jedan byte (koliko su veliki PicoBlazeovi registri, svih 32), dakle, manje od 256. One koje se mogu prikazati u BCD (</text:span><text:span text:style-name="T7">binary coded decimal</text:span><text:span text:style-name="T21">,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7">return</text:span><text:span text:style-name="T21">, što ne bi prošlo na pravom PicoBlazeu. Da bi ispisao broj u novi red, on ispisuje na port sa sljedećom adresom, što na pravom PicoBlazeu isto ne bi prošlo. Ima 116 redaka, uključujući brojne komentare.</text:span></text:p>
      <text:p text:style-name="P137"/>
      <text:p text:style-name="P137"><draw:frame draw:style-name="fr2" draw:name="Frame2" text:anchor-type="char" svg:width="1.2535in" draw:z-index="6"><draw:text-box fo:min-height="1.9445in"><text:p text:style-name="P138"><draw:frame draw:style-name="fr3" draw:name="Image6" text:anchor-type="paragraph" svg:width="1.2535in" style:rel-width="100%" svg:height="1.9445in" style:rel-height="scale" draw:z-index="7"><draw:image xlink:href="Pictures/1000000000000124000001C5B3A25485.png" xlink:type="simple" xlink:show="embed" xlink:actuate="onLoad" draw:mime-type="image/png"/></draw:frame>Slika <text:sequence text:ref-name="refSlika2" text:name="Slika" text:formula="ooow:Slika+1" style:num-format="1">3</text:sequence>: Dio izlaza programa “<text:span text:style-name="T397">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137"><text:span text:style-name="T21">Program </text:span><text:span text:style-name="T7">Gray Code</text:span><text:span text:style-name="T21">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21">, (00)</text:span><text:span text:style-name="T6">10</text:span><text:span text:style-name="T21">, (00)1</text:span><text:span text:style-name="T6">1</text:span><text:span text:style-name="T21">, (0)</text:span><text:span text:style-name="T6">100</text:span><text:span text:style-name="T21">,</text:span><text:span text:style-name="T6"> </text:span><text:span text:style-name="T21">(0)10</text:span><text:span text:style-name="T6">1</text:span><text:span text:style-name="T21">, (0)1</text:span><text:span text:style-name="T6">10</text:span><text:span text:style-name="T21">, (0)11</text:span><text:span text:style-name="T6">1</text:span><text:span text:style-name="T21">, </text:span><text:span text:style-name="T6">1000</text:span><text:span text:style-name="T21">, 100</text:span><text:span text:style-name="T6">1</text:span><text:span text:style-name="T21">, 10</text:span><text:span text:style-name="T6">10</text:span><text:span text:style-name="T21">. U Grayevom kodu ti brojevi su: (000)0, (000)</text:span><text:span text:style-name="T6">1</text:span><text:span text:style-name="T21">, (00)</text:span><text:span text:style-name="T6">1</text:span><text:span text:style-name="T21">1, (00)1</text:span><text:span text:style-name="T6">0</text:span><text:span text:style-name="T21">, (0)</text:span><text:span text:style-name="T6">1</text:span><text:span text:style-name="T21">10, (0)11</text:span><text:span text:style-name="T6">1</text:span><text:span text:style-name="T21">, (0)1</text:span><text:span text:style-name="T6">0</text:span><text:span text:style-name="T21">1, (0)10</text:span><text:span text:style-name="T6">0</text:span><text:span text:style-name="T21">, </text:span><text:span text:style-name="T6">1</text:span><text:span text:style-name="T21">100, 110</text:span><text:span text:style-name="T6">1</text:span><text:span text:style-name="T21">, 11</text:span><text:span text:style-name="T6">1</text:span><text:span text:style-name="T21">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21"> koristi algoritam opisan na engleskoj Wikipediji, te se vrti u beskonačnoj petlji čitajući s ulaza. Ima 25 redaka. Program </text:span><text:span text:style-name="T7">Assembler Test</text:span><text:span text:style-name="T21"> je besmislen program koji koristi sve naredbe koje podržava assembler za PicoBlaze, da bude lakše testirati assembler. </text:span><text:span text:style-name="T398">Ako se pokrene u simulatoru, vrti se u beskonačnoj petlji.</text:span><text:span text:style-name="T21"> Ima 83 reda.</text:span></text:p>
      <text:p text:style-name="P139"><draw:frame draw:style-name="fr2" draw:name="Frame1" text:anchor-type="char" svg:width="2.5854in" draw:z-index="4"><draw:text-box fo:min-height="2.1146in"><text:p text:style-name="P140"><draw:frame draw:style-name="fr3" draw:name="Image5" text:anchor-type="paragraph" svg:width="2.5854in" style:rel-width="100%" svg:height="2.1146in" style:rel-height="scale" draw:z-index="5"><draw:image xlink:href="Pictures/1000000000000267000001F70F2E2F09.png" xlink:type="simple" xlink:show="embed" xlink:actuate="onLoad" draw:mime-type="image/png"/></draw:frame><text:span text:style-name="T399">Slika</text:span> <text:sequence text:ref-name="refText0" text:name="Text" text:formula="ooow:Text+1" style:num-format="1">1</text:sequence>: Program "Assembler Test" besmislen je program koji se dobije uz moj simulator PicoBlazea, <text:span text:style-name="T400">njemu</text:span> je <text:span text:style-name="T400">jedini</text:span> cilj ispoljiti greške u asembleru ukoliko one postoje.</text:p></draw:text-box></draw:frame><text:soft-page-break/></text:p>
      <text:p text:style-name="P141"><text:span text:style-name="T21">Naknadno su dodani primjeri </text:span><text:span text:style-name="T7">Binary to Decimal</text:span><text:span text:style-name="T21"> i </text:span><text:span text:style-name="T7">Hexadecimal Counter</text:span><text:span text:style-name="T31">. </text:span><text:span text:style-name="T33">Binary to Decimal</text:span><text:span text:style-name="T31">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401">Binary to Decimal</text:span><text:span text:style-name="T402"> ima 54 retka. Isprobao sam ga na pravom PicoBlazeu i radio je. On koristi regbankse i zastavice, ali ne oslanja se na neku pretpostavku o tome kako se zastavice ponašaju kad se promijeni regbank, tako da to nije dokaz da </text:span><text:span text:style-name="T403">je</text:span><text:span text:style-name="T402"> emulacija zastavica </text:span><text:span text:style-name="T403">u mom simulatoru</text:span><text:span text:style-name="T402"> realistična </text:span><text:span text:style-name="T403">što se tiče</text:span><text:span text:style-name="T402"> regbank</text:span><text:span text:style-name="T403">sa</text:span><text:span text:style-name="T402">. </text:span><text:span text:style-name="T404">2025. godine napisao sam i program u 64-bitnom x86 inline assembleru koji radi to isto, i on se zove </text:span><text:span text:style-name="T405">bin2dec.cpp</text:span><text:span text:style-name="T404">. To bi zapravo bilo lakše napraviti u 32-bitnom x86 asembleru jer x86 procesori u 32-bitnom načinu rada podržavaju instrukcije za binary-coded-decimal koje su u one dane učestalo koristili compileri za COBOL, ali one nisu dostupne u 64-bitnom načinu rada, jer se danas COBOL rijetko koristi.</text:span></text:p>
      <text:p text:style-name="P141"><draw:frame draw:style-name="fr2" draw:name="Frame4" text:anchor-type="char" svg:width="2.5425in" draw:z-index="10"><draw:text-box fo:min-height="1.4055in"><text:p text:style-name="P142"><draw:frame draw:style-name="fr3" draw:name="Image8" text:anchor-type="paragraph" svg:width="2.5425in" style:rel-width="100%" svg:height="1.4055in" style:rel-height="scale" draw:z-index="11"><draw:image xlink:href="Pictures/1000000000000267000001546B259EA8.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143"><text:span text:style-name="T33">Hexadecimal Counter </text:span><text:span text:style-name="T31">besmislen je program koji pali i gasi LED-ice te prikazuje heksadecimalne brojeve na 7-segmentnim pokaznicima. Nakon svih tih primjera dodan je i primjer </text:span><text:span text:style-name="T33">Decimal to Binary</text:span><text:span text:style-name="T31">, koji pretvara dekadske brojeve u binarne, a dekadski brojevi se u njega upisuju koristeći UART, a isto tako se iz UART-a čitaju binarni brojevi koji su rezultati. </text:span><text:span text:style-name="T406">Decimal to Binary</text:span><text:span text:style-name="T407"> najkompliciraniji je PicoBlaze program koji </text:span><text:span text:style-name="T408">do tada bio</text:span><text:span text:style-name="T407"> napravio, ima 283 retka.</text:span><text:span text:style-name="T31"> </text:span><text:span text:style-name="T409">Decimal to Binary</text:span><text:span text:style-name="T410"> je sada drugi po redu s lijeva </text:span><text:span text:style-name="T407">u popisu primjera </text:span><text:span text:style-name="T411">u simulatoru </text:span><text:span text:style-name="T412">(da ne prestrašim početnike, koji će najvjerojatnije prvo kliknuti prvi </text:span><text:span text:style-name="T413">primjer</text:span><text:span text:style-name="T412"> s lijeva)</text:span><text:span text:style-name="T410">.</text:span></text:p>
      <text:p text:style-name="P144"/>
      <text:p text:style-name="P144"><draw:frame draw:style-name="fr2" draw:name="Frame3" text:anchor-type="char" svg:width="2.5965in" draw:z-index="8"><draw:text-box fo:min-height="1.5402in"><text:p text:style-name="P138"><draw:frame draw:style-name="fr3" draw:name="Image7" text:anchor-type="paragraph" svg:width="2.5965in" style:rel-width="100%" svg:height="1.5402in" style:rel-height="scale" draw:z-index="9"><draw:image xlink:href="Pictures/10000000000002690000016E8B18D3DC.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45">Program <text:span text:style-name="T46">Decimal to Binary</text:span>, na žalost, za sada nisam uspio pokrenuti na pravom PicoBlazeu. Kad sam pokušao, nije radio, a nisam imao vremena dijagnosticirati problem, čak ni to je li problem u mom programu ili je li problem u tome kako sam postavio PicoBlaze. <text:span text:style-name="T414">Tako da trebate taj program kao primjer korištenja UART-a na PicoBlazeu uzeti </text:span><text:span text:style-name="T415">cum grano salis</text:span><text:span text:style-name="T414">. </text:span><text:span text:style-name="T416">Dodao sam upozorenje o tome na početak tog programa </text:span><text:span text:style-name="T417">i otvorio pitanje o tome na nekoliko internetskih foruma, ali do sada nisam naletio na nekog stručnjaka za PicoBlaze na </text:span><text:span text:style-name="T418">nekom</text:span><text:span text:style-name="T417"> internetskom forumu </text:span><text:span text:style-name="T419">(a nije pomoglo to što moderatori nisu baš bili oduševljeni mojim pitanjem, s programom od skoro 300 redaka u kojem ne znam ni otprilike gdje bi se nalazila greška)</text:span><text:span text:style-name="T417">. </text:span><text:span text:style-name="T420">Kao što sam napisao dok sam opisivao </text:span><text:span text:style-name="T421">simulator.js</text:span><text:span text:style-name="T420">, imam dobar razlog za vjerovati da je emulacija regbanksova u mom simulatoru PicoBlazea nerealistična, ali program </text:span><text:span text:style-name="T422">Decimal to Binary</text:span><text:span text:style-name="T420"> ne koristi regbankse, tako da nije u tome problem. </text:span><text:span text:style-name="T423">Korisnik StackExchangea </text:span><text:span text:style-name="T424">Sep Roland</text:span><text:span text:style-name="T424"><text:note text:id="ftn36" text:note-class="footnote"><text:note-citation>36</text:note-citation><text:note-body><text:p text:style-name="P67">https://codereview.stackexchange.com/questions/253951/converting-decimal-to-binary-in-assembly/253978#253978</text:p></text:note-body></text:note></text:span><text:span text:style-name="T423"> ima neke negativne komentare na moj primjer programa </text:span><text:span text:style-name="T424">Decimal to Binary</text:span><text:span text:style-name="T423"> koji nisu vezani za to radi li taj program na pravom PicoBlazeu. Jedan od njegovih pri</text:span><text:span text:style-name="T425">govora je</text:span><text:span text:style-name="T423"> da </text:span><text:span text:style-name="T426">Decimal to Binary</text:span><text:span text:style-name="T423"> ima mnogo nepotrebnih provjera ispravnosti. Kako on kaže, „</text:span><text:span text:style-name="T427">Your ‘basic sanity checks’ are more of ‘insanity’ checks.</text:span><text:span text:style-name="T423">”, „</text:span><text:span text:style-name="T424">Tvoje provjere ispravnosti više su provjere ludosti.</text:span><text:span text:style-name="T423">”. On tvrdi da sve te provjere ispravnosti ne samo da usporavaju program i čine ga teško čitljivim ljudima, nego da možda i povećavaju rizik od pogreške </text:span><text:span text:style-name="T428">(Što ako taj kôd koji provjerava je li se dogodila greška zapravo pogrešan, i prekine izvođenje programa iako se zapravo greška koju on traži nije dogodila?)</text:span><text:span text:style-name="T423">. </text:span><text:span text:style-name="T425">Slično mi je i netko na Redditu rekao za moj compiler koji prevodi AEC na WebAssembly: „</text:span><text:span text:style-name="T426">Ti kažeš da taj tvoj compiler ima 5'500 redaka, ali oko 50% toga jesu iste ili slične provjere i poruke o pogrešci nakon kojih slijedi naredba </text:span><text:span text:style-name="T429">exit(1)</text:span><text:span text:style-name="T426">, a u ostatku je hrpa bacanja iznimki. Mrzio bih raditi u timu s nekim tko piše takve programe.</text:span><text:span text:style-name="T425">”.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430">vector</text:span><text:span text:style-name="T425"> bacala iznimku. Međutim, nije, nego je program radio ispravno na Linuxu i Windowsima, a na FreeBSD-u je izazivao </text:span><text:span text:style-name="T426">segmentation fault</text:span><text:span text:style-name="T426"><text:note text:id="ftn37" text:note-class="footnote"><text:note-citation>37</text:note-citation><text:note-body><text:p text:style-name="P67">https://github.com/FlatAssembler/AECforWebAssembly/issues/3</text:p></text:note-body></text:note></text:span><text:span text:style-name="T425">. Da sam dodao još koju naoko-besmislenu provjeru u parser </text:span><text:span text:style-name="T431">za moj programski jezik</text:span><text:span text:style-name="T425">, t</text:span><text:span text:style-name="T432">o </text:span><text:span text:style-name="T425">mi se ne bi dogodilo. </text:span><text:span text:style-name="T432">I mislim da nije moguće da se pogreška zbog koje </text:span><text:span text:style-name="T433">Decimal to Binary</text:span><text:span text:style-name="T432"> ne radi na pravom PicoBlazeu nalazi u tim </text:span><text:span text:style-name="T433">sanity checkingsima</text:span><text:span text:style-name="T432">, jer </text:span><text:span text:style-name="T433">sanity checkingsi</text:span><text:span text:style-name="T432"> u </text:span><text:span text:style-name="T433">Decimal to Binary</text:span><text:span text:style-name="T432">, </text:span><text:span text:style-name="T434">ukoliko detektiraju pogrešku, pozivaju proceduru abort koja ispisuje „</text:span><text:span text:style-name="T435">ERROR!</text:span><text:span text:style-name="T434">” prije nego što upadne u beskonačnu petlju. Da je greška u nekom od tih </text:span><text:span text:style-name="T435">sanity checkingsa</text:span><text:span text:style-name="T434">, ispisao bi se „</text:span><text:span text:style-name="T435">ERROR!</text:span><text:span text:style-name="T434">”, ne bi bilo da PicoBlaze ne reagira ni na što na </text:span><text:span text:style-name="T436">UART</text:span><text:span text:style-name="T434"> terminalu (kao što je bilo kad sam pokušao pokrenuti </text:span><text:span text:style-name="T435">Decimal to Binary</text:span><text:span text:style-name="T434"> na pravom PicoBlazeu).</text:span></text:p>
      <text:p text:style-name="P146">Oko tri godine poslije toga, napisao sam primjer <text:span text:style-name="T46">Regbanks-Flags Test</text:span>. To je program koji provjerava kako se zastavice na PicoBlazeu uistinu ponašaju kad se promijeni <text:span text:style-name="T46">regbank</text:span>. Ima 211 redaka, a jezgra mu je ovo:</text:p>
      <text:p text:style-name="P147"><text:span text:style-name="Source_20_Text"><text:span text:style-name="T38">regbank a</text:span></text:span></text:p>
      <text:p text:style-name="Preformatted_20_Text"><text:span text:style-name="Source_20_Text"><text:span text:style-name="T279">load s0, 0</text:span></text:span></text:p>
      <text:p text:style-name="Preformatted_20_Text"><text:span text:style-name="Source_20_Text"><text:span text:style-name="T279">sub <text:s/>s0, 0</text:span></text:span></text:p>
      <text:p text:style-name="Preformatted_20_Text"><text:span text:style-name="Source_20_Text"><text:span text:style-name="T279">regbank b</text:span></text:span></text:p>
      <text:p text:style-name="Preformatted_20_Text"><text:span text:style-name="Source_20_Text"><text:span text:style-name="T279">load s0, 1</text:span></text:span></text:p>
      <text:p text:style-name="Preformatted_20_Text"><text:span text:style-name="Source_20_Text"><text:span text:style-name="T279">sub <text:s/>s0, 0</text:span></text:span></text:p>
      <text:p text:style-name="Preformatted_20_Text"><text:span text:style-name="Source_20_Text"><text:span text:style-name="T279">regbank a</text:span></text:span></text:p>
      <text:p text:style-name="Preformatted_20_Text"><text:span text:style-name="Source_20_Text"><text:span text:style-name="T279">jump z , success</text:span></text:span></text:p>
      <text:p text:style-name="P148"><text:soft-page-break/><text:span text:style-name="Source_20_Text"><text:span text:style-name="T279">jump nz, failure</text:span></text:span></text:p>
      <text:p text:style-name="P149"><text:span text:style-name="T437">N</text:span><text:span text:style-name="T254">aredba „</text:span><text:span text:style-name="T129">regbank a</text:span><text:span text:style-name="T254">” znači „</text:span><text:span text:style-name="T438">Postavi regbanku A kao trenutnu regbanku.</text:span><text:span text:style-name="T254">” (</text:span><text:span text:style-name="T129">regbank</text:span><text:span text:style-name="T254"> je ovdje mnemonika, glagol, a ne imenica). Naredba „</text:span><text:span text:style-name="T129">load s0, 0</text:span><text:span text:style-name="T254">” znači „</text:span><text:span text:style-name="T438">Učitaj u registar </text:span><text:span text:style-name="T439">s0</text:span><text:span text:style-name="T438">, u trenutnoj regbanki, broj 0.</text:span><text:span text:style-name="T254">”. U dijalektima asemblera koji ciljaju na ugrađene sustave (</text:span><text:span text:style-name="T438">embedded systems</text:span><text:span text:style-name="T254">) za učitavanje vrijednosti u registar obično se koristi mnemonika </text:span><text:span text:style-name="T438">load</text:span><text:span text:style-name="T254"> (engleska riječ za </text:span><text:span text:style-name="T438">učitati</text:span><text:span text:style-name="T254">), a u asemblerskim dijalektima koji ciljaju PC-e i mobitele obično se koristi mnemonika </text:span><text:span text:style-name="T438">mov</text:span><text:span text:style-name="T254"> (od latinskog </text:span><text:span text:style-name="T438">movere</text:span><text:span text:style-name="T254">, </text:span><text:span text:style-name="T438">premjestiti</text:span><text:span text:style-name="T254">). Naredba „</text:span><text:span text:style-name="T129">sub s0, 0</text:span><text:span text:style-name="T254">” znači „</text:span><text:span text:style-name="T438">Oduzmi vrijednost 0 od registra </text:span><text:span text:style-name="T439">s0</text:span><text:span text:style-name="T438">.</text:span><text:span text:style-name="T254">”, mnemonika </text:span><text:span text:style-name="T129">sub</text:span><text:span text:style-name="T254"> dolazi od latinske riječi za </text:span><text:span text:style-name="T438">oduzeti</text:span><text:span text:style-name="T254">, </text:span><text:span text:style-name="T438">subtrahere</text:span><text:span text:style-name="T254">, od </text:span><text:span text:style-name="T438">sub</text:span><text:span text:style-name="T254"> (ispod) i </text:span><text:span text:style-name="T438">trahere</text:span><text:span text:style-name="T254"> (vući). Ako se nakon izvršenja te naredbe u registru nalazi vrijednost nula (kao u ovom slučaju), zastavica </text:span><text:span text:style-name="T129">z</text:span><text:span text:style-name="T254"> u trenutnoj regbanki postavlja se u jedinicu. Naredba „</text:span><text:span text:style-name="T129">regbank b</text:span><text:span text:style-name="T254">”, naravno, znači „</text:span><text:span text:style-name="T438">Postavi regbanku B kao trenutnu regbanku.</text:span><text:span text:style-name="T254">”. Zatim se u registar </text:span><text:span text:style-name="T129">s0</text:span><text:span text:style-name="T254"> učitava vrijednost 1, pa, kad se ponovno izvrti naredba „</text:span><text:span text:style-name="T129">sub s0, 0</text:span><text:span text:style-name="T254">”, zastavica </text:span><text:span text:style-name="T129">z</text:span><text:span text:style-name="T254"> postavlja se u nulu (a ne u jedinicu, kao zadnji put). Zatim se vraćamo u regbanku A i ispitujemo je li zastavica </text:span><text:span text:style-name="T129">z</text:span><text:span text:style-name="T254"> postavljena u jedinicu ili u nulu.</text:span></text:p>
      <text:p text:style-name="P150"><text:span text:style-name="T437">N</text:span><text:span text:style-name="T254">a koji će label skočiti </text:span><text:span text:style-name="T440">(</text:span><text:span text:style-name="T441">jump</text:span><text:span text:style-name="T440">)</text:span><text:span text:style-name="T254"> nakon što se izvrti taj dio programa? Ako sam ja u pravu, i u PicoBlazeu postoje zasebne zastavice (</text:span><text:span text:style-name="T438">flags</text:span><text:span text:style-name="T254">) za svaki regbank </text:span><text:span text:style-name="T442">(kao na Z80)</text:span><text:span text:style-name="T254">, skočit će na label </text:span><text:span text:style-name="T129">success</text:span><text:span text:style-name="T254">. </text:span><text:span text:style-name="T442">Ako je profesor Ivan Aleksi u pravu, i u oba rebanksa na PicoBlazeu koriste se iste zastavice, skočit će na label </text:span><text:span text:style-name="T443">failure</text:span><text:span text:style-name="T442">. U mom simulatoru, naravno, skače na </text:span><text:span text:style-name="T443">success</text:span><text:span text:style-name="T442">. </text:span><text:span text:style-name="T444">Program </text:span><text:span text:style-name="T445">Regbanks-Flags Test</text:span><text:span text:style-name="T444"> ispisuje svoje rezultate na UART, a, u slučaju da to ne upali, označava ih i LED-icama. </text:span><text:span text:style-name="T446">Kada idući put budem imao pristup PicoBlazeu, isprobat ću taj program na njemu. </text:span><text:span text:style-name="T447">Većina ljudi koji su mi se javili na internetskim forumima misli da je profesor Ivan Aleksi u pravu, ali nitko nije dao uvjerljiv dokaz (recimo, snimku zaslona UART terminala PicoBlazea kad se na njemu pokrene taj moj program </text:span><text:span text:style-name="T448">Regbanks-Flags Test</text:span><text:span text:style-name="T447">).</text:span><text:span text:style-name="T446"> Program </text:span><text:span text:style-name="T449">Regbanks-Flags Test</text:span><text:span text:style-name="T446"> dodan je na kraj, kao 7. primjer.</text:span></text:p>
      <text:p text:style-name="P151"><text:span text:style-name="T446">N</text:span><text:span text:style-name="T254">ekoliko tjedana nakon što sam napisao </text:span><text:span text:style-name="T438">Regbanks-Flags Test</text:span><text:span text:style-name="T254">, znatno sam unaprijedio pretprocesor svog asemblera za PicoBlaze, pa sam napisao primjer </text:span><text:span text:style-name="T438">Preprocessor Test</text:span><text:span text:style-name="T254">. Program </text:span><text:span text:style-name="T438">Preprocessor Test</text:span><text:span text:style-name="T254"> za vrijeme asembliranja koristeći </text:span><text:span text:style-name="T129">if</text:span><text:span text:style-name="T254">-</text:span><text:span text:style-name="T129">else</text:span><text:span text:style-name="T254">-grananja i </text:span><text:span text:style-name="T129">while</text:span><text:span text:style-name="T254">-petlji izračunava brojeve u Fibonaccijevom nizu manje od 100 i ispisuje ih na terminal koristeći novododanu naredbu </text:span><text:span text:style-name="T129">display</text:span><text:span text:style-name="T254"> (koju sam preuzeo iz FlatAssemblera). </text:span><text:span text:style-name="T450">Program </text:span><text:span text:style-name="T451">Preprocessor Test</text:span><text:span text:style-name="T450"> ne sadrži mnemonike </text:span><text:span text:style-name="T452">i ne prevodi se ni u kakav strojni kod. </text:span><text:span text:style-name="T453">On je dodan na kraj, kao 8. primjer.</text:span></text:p>
      <text:p text:style-name="P151"/>
      <text:p text:style-name="P151"><draw:frame draw:style-name="fr2" draw:name="Frame7" text:anchor-type="char" svg:width="5.1665in" draw:z-index="14"><draw:text-box fo:min-height="2.5917in"><text:p text:style-name="Slika"><draw:frame draw:style-name="fr3" draw:name="Image11" text:anchor-type="paragraph" svg:width="5.1665in" style:rel-width="100%" svg:height="2.5917in" style:rel-height="scale" draw:z-index="15"><draw:image xlink:href="Pictures/100000010000026C0000013717B330A5.png" xlink:type="simple" xlink:show="embed" xlink:actuate="onLoad" draw:mime-type="image/png"/></draw:frame>Slika <text:sequence text:ref-name="refSlika5" text:name="Slika" text:formula="ooow:Slika+1" style:num-format="1">6</text:sequence>: Stanje terminala nakon asembliranja primjera <text:span text:style-name="T46">Preprocessor Test</text:span></text:p></draw:text-box></draw:frame></text:p>
      <text:p text:style-name="P152"><text:span text:style-name="T454">N</text:span><text:span text:style-name="T21">akon što sam diplomirao (obranio završni rad), dodao sam još tri primjera asemblerskih programa: </text:span><text:span text:style-name="T7">Binary to Octal</text:span><text:span text:style-name="T21">, </text:span><text:span text:style-name="T7">Permutations Algorithm</text:span><text:span text:style-name="T21">, i </text:span><text:span text:style-name="T455">N Queens Puzzle</text:span><text:span text:style-name="T456">. Program Binary to Octal pretvara binarne brojeve u oktalne, te ispisuje oktalne brojeve na sedam-segmentnim displejima, koristeći algoritam koji se uči na Digitalnoj elektronici: grupiraj </text:span><text:span text:style-name="T457">binarne znamenke u grupe po tri počevši od posljednje, i prevedi svaku grupu na oktalni posebno. To, makar zvučalo trivijalno, nije trivijalno za izvesti. Evo kako sam to napravio:</text:span></text:p>
      <text:p text:style-name="P153">;So, here goes the core of the algorithm.</text:p>
      <text:p text:style-name="P153">;It's supposed to take s0 as the input,</text:p>
      <text:p text:style-name="P153">;the binary digits 00ABCDEF, and store</text:p>
      <text:p text:style-name="P153">;into sa the result 0ABC0DEF.</text:p>
      <text:p text:style-name="P153">load sa, 0</text:p>
      <text:p text:style-name="P153"><text:soft-page-break/>load s3, 0</text:p>
      <text:p text:style-name="P153">beginning_of_the_loop:</text:p>
      <text:p text:style-name="P153"><text:s text:c="2"/>compare s3, 2 * 3 + 1 ;Six binary digits</text:p>
      <text:p text:style-name="P153"><text:s text:c="24"/>;plus one step with</text:p>
      <text:p text:style-name="P153"><text:s text:c="24"/>;the special case.</text:p>
      <text:p text:style-name="P153"><text:s text:c="2"/>jump nc, end_of_the_loop</text:p>
      <text:p text:style-name="P153"><text:s text:c="2"/>compare s3, 3</text:p>
      <text:p text:style-name="P153"><text:s text:c="2"/>jump nz, not_the_special_case</text:p>
      <text:p text:style-name="P153"><text:s text:c="4"/>;The fourth time, do nothing except</text:p>
      <text:p text:style-name="P153"><text:s text:c="4"/>;shifting sa to the right and</text:p>
      <text:p text:style-name="P153"><text:s text:c="4"/>;increasing the counter.</text:p>
      <text:p text:style-name="P153"><text:s text:c="4"/>sr0 sa</text:p>
      <text:p text:style-name="P153"><text:s text:c="4"/>add s3, 1</text:p>
      <text:p text:style-name="P153"><text:s text:c="4"/>jump beginning_of_the_loop</text:p>
      <text:p text:style-name="P153"><text:s text:c="2"/>not_the_special_case:</text:p>
      <text:p text:style-name="P153"><text:s text:c="4"/>sr0 s0</text:p>
      <text:p text:style-name="P153"><text:s text:c="4"/>sra sa</text:p>
      <text:p text:style-name="P153"><text:s text:c="4"/>add s3, 1</text:p>
      <text:p text:style-name="P153"><text:s text:c="2"/>jump beginning_of_the_loop</text:p>
      <text:p text:style-name="P153">end_of_the_loop:</text:p>
      <text:p text:style-name="P153">sr0 sa</text:p>
      <text:p text:style-name="P154"><text:span text:style-name="T254">Program Permutations Algorithm čita niz znakova s UART-a te abecednim redom na UART ispisuje permutacije tog niza znakova. Kao algoritam sortiranja koristio sam Bubble Sort, a za permutacije sam koristio stog umjesto rekurzije. </text:span><text:span text:style-name="T458">I to je najkompliciraniji program koji sam napisao na PicoBlaze asembleru, </text:span><text:span text:style-name="T459">ima 395 redaka</text:span><text:span text:style-name="T458">.</text:span></text:p>
      <text:p text:style-name="P155"><draw:frame draw:style-name="fr6" draw:name="Frame9" text:anchor-type="as-char" svg:width="5.1508in" draw:z-index="26"><draw:text-box fo:min-height="2.5583in"><text:p text:style-name="Slika"><draw:frame draw:style-name="fr3" draw:name="Image17" text:anchor-type="paragraph" svg:width="5.1508in" style:rel-width="100%" svg:height="2.5583in" style:rel-height="scale" draw:z-index="27"><draw:image xlink:href="Pictures/100000010000026A0000013358F79FCA.png" xlink:type="simple" xlink:show="embed" xlink:actuate="onLoad" draw:mime-type="image/png"/></draw:frame>Slika <text:sequence text:ref-name="refSlika6" text:name="Slika" text:formula="ooow:Slika+1" style:num-format="1">7</text:sequence>: Primjer izvršavanja programa "Permutations Algorithm"</text:p></draw:text-box></draw:frame></text:p>
      <text:p text:style-name="P156"><text:span text:style-name="T457">N Queens Puzzle koristi DFS algoritam implementiran pomoću stoga da ispisuje sve načine na koji se 8 kraljica može postaviti na šahovsku ploču bez da se prekrši pravilo da nijedne dvije kraljice ne mogu biti u istom retku, stupcu, ili dijagonali. </text:span><text:span text:style-name="T460">On je dodan na kraj flexboxa. Jako je spor, vrti se nekoliko sati na mom računalu dok ne pronađe svih 92 rješenja. </text:span><text:span text:style-name="T461">Ima 335 redaka koda.</text:span></text:p>
      <text:p text:style-name="P157"><text:span text:style-name="T461">P</text:span><text:span text:style-name="T21">rogrami N Queens Puzzle i Permutations Algorithm ne koriste nikakav algoritam pretvaranja binarnih brojeva u dekadske, nego dekadske znamenke drži u radnoj memoriji. Na početku programa sve znamenke postavi u nulu:</text:span></text:p>
      <text:p text:style-name="P158">;Let's set all the digits of the ordinal number of permutations to "0"</text:p>
      <text:p text:style-name="P158">regbank b</text:p>
      <text:p text:style-name="P158">load s0, digits_of_the_ordinal_number</text:p>
      <text:p text:style-name="P158">load s2, digits_of_the_ordinal_number ;End of the digits of the ordinal number.</text:p>
      <text:p text:style-name="P158">reset_ordinal_numbers_loop:</text:p>
      <text:p text:style-name="P158"><text:s text:c="2"/>compare s0, bottom_of_the_stack</text:p>
      <text:p text:style-name="P158"><text:s text:c="2"/>jump nc, end_of_the_reset_ordinal_numbers_loop</text:p>
      <text:p text:style-name="P158"><text:s text:c="2"/>load s1, "0"</text:p>
      <text:p text:style-name="P158"><text:soft-page-break/><text:s text:c="2"/>store s1, (s0)</text:p>
      <text:p text:style-name="P158"><text:s text:c="2"/>add s0, 1</text:p>
      <text:p text:style-name="P158"><text:s text:c="2"/>jump reset_ordinal_numbers_loop</text:p>
      <text:p text:style-name="P158">end_of_the_reset_ordinal_numbers_loop:</text:p>
      <text:p text:style-name="P158">regbank a</text:p>
      <text:p text:style-name="P159">I onda, kada nađe novo rješenje, radi ovo:</text:p>
      <text:p text:style-name="P158"><text:s text:c="4"/>regbank b</text:p>
      <text:p text:style-name="P158"><text:s text:c="4"/>call print_the_ordinal_number_message</text:p>
      <text:p text:style-name="P158"><text:s text:c="4"/>load s1, digits_of_the_ordinal_number</text:p>
      <text:p text:style-name="P158"><text:s text:c="4"/>increasing_the_ordinal_number_loop:</text:p>
      <text:p text:style-name="P158"><text:s text:c="6"/>fetch s0, (s1)</text:p>
      <text:p text:style-name="P158"><text:s text:c="6"/>add s0, 1</text:p>
      <text:p text:style-name="P158"><text:s text:c="6"/>store s0, (s1)</text:p>
      <text:p text:style-name="P158"><text:s text:c="6"/>compare s0, "9" + 1</text:p>
      <text:p text:style-name="P158"><text:s text:c="6"/>jump nz, end_of_increasing_the_ordinal_number_loop</text:p>
      <text:p text:style-name="P158"><text:s text:c="6"/>load s0, "0"</text:p>
      <text:p text:style-name="P158"><text:s text:c="6"/>store s0, (s1)</text:p>
      <text:p text:style-name="P158"><text:s text:c="6"/>add s1, 1</text:p>
      <text:p text:style-name="P158"><text:s text:c="6"/>jump increasing_the_ordinal_number_loop</text:p>
      <text:p text:style-name="P158"><text:s text:c="4"/>end_of_increasing_the_ordinal_number_loop:</text:p>
      <text:p text:style-name="P158"><text:s text:c="4"/>compare s1, s2</text:p>
      <text:p text:style-name="P158"><text:s text:c="4"/>jump c, not_a_new_digit</text:p>
      <text:p text:style-name="P158"><text:s text:c="6"/>load s2, s1</text:p>
      <text:p text:style-name="P158"><text:s text:c="4"/>not_a_new_digit:</text:p>
      <text:p text:style-name="P158"><text:s text:c="4"/>load s1, s2</text:p>
      <text:p text:style-name="P158"><text:s text:c="4"/>printing_the_ordinal_number:</text:p>
      <text:p text:style-name="P158"><text:s text:c="6"/>fetch s9, (s1)</text:p>
      <text:p text:style-name="P158"><text:s text:c="6"/>call UART_TX</text:p>
      <text:p text:style-name="P158"><text:s text:c="6"/>sub s1, 1</text:p>
      <text:p text:style-name="P158"><text:s text:c="6"/>compare s1, digits_of_the_ordinal_number</text:p>
      <text:p text:style-name="P158"><text:s text:c="6"/>jump nc, printing_the_ordinal_number</text:p>
      <text:p text:style-name="P158"><text:s text:c="4"/>end_of_printing_the_ordinal_number:</text:p>
      <text:p text:style-name="P158"><text:s text:c="4"/>load s9, a'x</text:p>
      <text:p text:style-name="P158"><text:s text:c="4"/>call UART_TX</text:p>
      <text:p text:style-name="P158"><text:s text:c="4"/>regbank a</text:p>
      <text:p text:style-name="P159">Taj sam algoritam smislio jer broj permutacija lako može biti veći od 256 (najveći broj koji se može prikazati jednim byteom), a pretvaranje višebajtnih binarnih brojeva u dekadski je noćna mora.</text:p>
      <text:p text:style-name="P160">Isprobao sam N Queens Puzzle u simulatoru OpbSim pisanom u programskom jeziku Nim, i radio je tamo:</text:p>
      <text:p text:style-name="P160"><draw:frame draw:style-name="fr7" draw:name="Image19" text:anchor-type="as-char" svg:width="6.6929in" svg:height="3.4409in" draw:z-index="28"><draw:image xlink:href="Pictures/10000000000005CA000002FAFBFB53BA.jpg" xlink:type="simple" xlink:show="embed" xlink:actuate="onLoad" draw:mime-type="image/jpeg"/></draw:frame></text:p>
      <text:p text:style-name="P160"><text:soft-page-break/>Mali je problem bio što je OpbSim po defaultu postavljao veličinu RAM-a na 64 byteova, a to nije bilo dovoljno da se moj program izvrši, pa je upadao u beskonačnu petlju. Ali kad sam mu zadao da koristi 256 byteova (kao i emulator izrađen za ovaj rad u JavaScriptu), radio je kako treba, i to daleko brže nego emulator izrađen za ovaj rad. Emulatoru izrađenom za ovaj rad treba oko 3 sata u Firefoxu 52 (internetskom pregledniku u kojem se najbrže vrti) da izvrti N Queens Puzzle, a OpbSimu to uspijeva za oko pola sekunde.</text:p>
      <text:p text:style-name="P161">U verziji v5.9.2 dodan je i primjer programa koji crta fraktal zvan Trokut Sierpinskog:</text:p>
      <text:p text:style-name="P161"><draw:frame draw:style-name="fr1" draw:name="Image20" text:anchor-type="as-char" svg:width="5.15in" svg:height="3.1335in" draw:z-index="29"><draw:image xlink:href="Pictures/100000000000026A0000017842F2DD0B.png" xlink:type="simple" xlink:show="embed" xlink:actuate="onLoad" draw:mime-type="image/png"/></draw:frame></text:p>
      <text:p text:style-name="P162"><text:span text:style-name="T454">Nakon tih </text:span><text:span text:style-name="T187">1</text:span><text:span text:style-name="T396">2</text:span><text:span text:style-name="T454">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462">To sam dodao jer m</text:span><text:span text:style-name="T463">islim da bi danas svaki programer trebao znati osnove x86 asemblerskog koda </text:span><text:span text:style-name="T464">(asemblerski kod računala na kojem radi i za kojeg pravi programe)</text:span><text:span text:style-name="T462">, </text:span><text:span text:style-name="T465">da znati PicoBlaze asemblerski kôd nije zamjena za to</text:span><text:span text:style-name="T463">.</text:span><text:span text:style-name="T454"> Analogni sat pisan onim dijalektom mog programskog jezika koji cilja WebAssembly može se pokrenuti u </text:span><text:span text:style-name="T466">modernom</text:span><text:span text:style-name="T454"> internetskom pregledniku</text:span><text:span text:style-name="T454"><text:note text:id="ftn38" text:note-class="footnote"><text:note-citation>38</text:note-citation><text:note-body><text:p text:style-name="P67">https://flatassembler.github.io/analogClock.html</text:p></text:note-body></text:note></text:span><text:span text:style-name="T454">, ali pokrenuti onaj drugi je znatno kompliciranije, </text:span><text:span text:style-name="T462">i zato sam linkao na upute </text:span><text:span text:style-name="T467">kako to napraviti na Linuxu (a upute kako to napraviti na Windowsima nalaze se u ZIP arhivi)</text:span><text:span text:style-name="T454">. Compiler za moj programski jezik koji cilja na x86 ispisuje asemblerski kôd kompatibilan s i486, ali se onaj analogni sat zbog naredbi koje koristim u umetnutom asemblerskom kodu </text:span><text:span text:style-name="T468">(</text:span><text:span text:style-name="T469">movzx</text:span><text:span text:style-name="T468">...)</text:span><text:span text:style-name="T454"> ne može pokrenuti na i486, nego samo na i586 i novijima (dakle, recimo, može u DosBoxu, danas najčešće korištenom simulatoru DOS-a). </text:span><text:span text:style-name="T468">Kad sam pisao program </text:span><text:span text:style-name="T469">roseForDOS.aec</text:span><text:span text:style-name="T468">, pazio sam da u umetnuti asembler ne ubacim ni jednu instrukciju nekompatibilnu s i486, tako da </text:span><text:span text:style-name="T470">bi</text:span><text:span text:style-name="T468"> se </text:span><text:span text:style-name="T469">roseForDOS.aec</text:span><text:span text:style-name="T468"> iz te ZIP arhive </text:span><text:span text:style-name="T470">trebao moći</text:span><text:span text:style-name="T468"> pokrenuti na i486 </text:span><text:span text:style-name="T470">(iako nisam isprobao)</text:span><text:span text:style-name="T468">.</text:span><text:span text:style-name="T454">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2">Prince of Persia</text:span><text:span text:style-name="T454">,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471">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62"/>
      <text:p text:style-name="P162"><draw:frame draw:style-name="fr2" draw:name="Frame8" text:anchor-type="char" svg:width="5.3508in" draw:z-index="16"><draw:text-box fo:min-height="3.6in"><text:p text:style-name="Slika"><draw:frame draw:style-name="fr3" draw:name="Image12" text:anchor-type="paragraph" svg:width="5.3508in" style:rel-width="100%" svg:height="3.6in" style:rel-height="scale" draw:z-index="17"><draw:image xlink:href="Pictures/1000000100000282000001B028C7C944.png" xlink:type="simple" xlink:show="embed" xlink:actuate="onLoad" draw:mime-type="image/png"/></draw:frame>Slika <text:sequence text:ref-name="refSlika7" text:name="Slika" text:formula="ooow:Slika+1" style:num-format="1">8</text:sequence>: Analogni sat pisan u programskom jeziku AEC pokrenut u DosBoxu</text:p></draw:text-box></draw:frame><text:soft-page-break/></text:p>
      <text:p text:style-name="P163">I, nakon ta dva linka, u flexboxu s primjerima, slijede link na GitHub i Reddit gdje me se može kontaktirati u vezi s tim PicoBlaze Simulatorom (recimo, ako imamo novi primjer koji želimo dodati). Naime, na Redditu sam otvorio subreddit o PicoBlazeu.</text:p>
      <text:p text:style-name="P163">Tako da u flexboxu s primjerima ima ukupno <text:span text:style-name="T472">1</text:span><text:span text:style-name="T473">4</text:span> divova: <text:span text:style-name="T473">dv</text:span><text:span text:style-name="T472">anaest</text:span> primjera PicoBlaze programa i dva diva s linkovima. <text:span text:style-name="T474">U slučaju da netko taj moj PicoBlaze simulator pokuša pokrenuti u internetskom pregledniku u kojem se JavaScript ne uspije izvrtjeti, u tom flexboxu nalazi se poruka o tome i link na web-stranicu TOR Browsera. </text:span><text:span text:style-name="T475">TOR Browser, naime, koristi SpiderMonkey compiler za JavaScript, koji je poznat po tome da najbolje optimizira kod, znatno bolje nego V8 (koj</text:span><text:span text:style-name="T476">i</text:span><text:span text:style-name="T475"> koristi Chrome), a važno mi je da se JavaScript u mom PicoBlaze simulatoru dobro optimizira, jer se pri simulaciji mnogo puta izvršava isti JavaScript. </text:span><text:span text:style-name="T472">Ustvari, browser koji sam isprobao da najbrže vrti JavaScript u PicoBlaze simulatoru jest upravo Firefox 52, on ga vrti oko dvostruko brže nego Firefox 120. Otvorio sam pitanje na Redditu o tome (zašto stariji Firefox izgleda da brže vrti JavaScript nego noviji)</text:span><text:span text:style-name="T472"><text:note text:id="ftn39" text:note-class="footnote"><text:note-citation>39</text:note-citation><text:note-body><text:p text:style-name="P67">https://www.reddit.com/r/firefox/comments/18icm8l/why_does_firefox_52_seem_to_run_javascript_faster/?utm_source=share&amp;utm_medium=web2x&amp;context=3</text:p></text:note-body></text:note></text:span><text:span text:style-name="T472">.</text:span></text:p>
      <text:p text:style-name="P135"/>
      <text:p text:style-name="P136">Mane simuliranja PicoBlazea u JavaScriptu</text:p>
      <text:p text:style-name="P126"><text:span text:style-name="T21">Naravno, taj simulator PicoBlazea što sam ga napravio u JavaScriptu ima i svoje nedostatke naspram </text:span><text:span text:style-name="T7">fully-featured</text:span><text:span text:style-name="T21">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477">Korisnik foruma </text:span><text:span text:style-name="T478">atheistforums.org</text:span><text:span text:style-name="T479"> </text:span><text:span text:style-name="T480">zvan</text:span><text:span text:style-name="T481"> </text:span><text:span text:style-name="T479">bennyboy</text:span><text:span text:style-name="T477"> predložio mi je da pregledam primjere dobrog web-dizajna na web-stranici CSS frameworka Bootstrap, da me možda to inspirira da napravim dobar dizajn za svoj PicoBlaze Simulator koji je lagan za implementirati na webu</text:span><text:span text:style-name="T477"><text:note text:id="ftn40" text:note-class="footnote"><text:note-citation>40</text:note-citation><text:note-body><text:p text:style-name="P67">https://atheistforums.org/thread-61911-post-2113649.html#pid2113649</text:p></text:note-body></text:note></text:span><text:span text:style-name="T477">.</text:span><text:span text:style-name="T21">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text:span><text:soft-page-break/><text:span text:style-name="T21">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18"><text:note text:id="ftn41" text:note-class="footnote"><text:note-citation>41</text:note-citation><text:note-body><text:p text:style-name="P40">https://www.reddit.com/r/asm/comments/jyfrxy/how_to_implement_breakpoints_in_a_simulator/gd5ysu7/?utm_source=reddit&amp;utm_medium=web2x&amp;context=3</text:p></text:note-body></text:note></text:span><text:span text:style-name="T21">.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21"> instalacije naprednijih simulatora.</text:span></text:p>
      <text:p text:style-name="P164"><text:span text:style-name="T21">Korisnik foruma </text:span><text:span text:style-name="T129">atheistforums.org</text:span><text:span text:style-name="T21"> zvan </text:span><text:span text:style-name="T7">bennyboy</text:span><text:span text:style-name="T21"> ima dvije ideje kako ubrzati moj program. On misli da potprogram </text:span><text:span text:style-name="T129">assembler.js</text:span><text:span text:style-name="T21"> znatno usporava to što se za svaki čvor u apstraktnom sintaksnom stablu mnogo puta provjerava je li riječ o registru, te da bih to trebao provjeriti samo jednom i rezultat te provjere pridružiti </text:span><text:span text:style-name="T7">boolean</text:span><text:span text:style-name="T21"> varijabli</text:span><text:span text:style-name="T21"><text:note text:id="ftn42" text:note-class="footnote"><text:note-citation>42</text:note-citation><text:note-body><text:p text:style-name="P67">https://atheistforums.org/thread-61911-post-2112572.html#pid2112572</text:p></text:note-body></text:note></text:span><text:span text:style-name="T21">. On također misli da bih u </text:span><text:span text:style-name="T129">simulator.js</text:span><text:span text:style-name="T21"> trebao više koristiti </text:span><text:span text:style-name="T7">switch-case</text:span><text:span text:style-name="T21">, a manje </text:span><text:span text:style-name="T7">if-else</text:span><text:span text:style-name="T21">, jer se </text:span><text:span text:style-name="T7">switch-case</text:span><text:span text:style-name="T21"> compilira u optimiziraniji asemblerski kod (barem </text:span><text:span text:style-name="T7">bennyboy</text:span><text:span text:style-name="T21"> i </text:span><text:span text:style-name="T7">HappySkeptic</text:span><text:span text:style-name="T21"> tako misle</text:span><text:span text:style-name="T482">;</text:span><text:span text:style-name="T21"> </text:span><text:span text:style-name="T482">M</text:span><text:span text:style-name="T21">eni to, </text:span><text:span text:style-name="T482">kao nekome tko je napravio compiler za svoj programski jezik,</text:span><text:span text:style-name="T21"> nema previše smisla)</text:span><text:span text:style-name="T21"><text:note text:id="ftn43" text:note-class="footnote"><text:note-citation>43</text:note-citation><text:note-body><text:p text:style-name="P67">https://atheistforums.org/thread-61911-post-2112817.html#pid2112817</text:p></text:note-body></text:note></text:span><text:span text:style-name="T21">. </text:span><text:span text:style-name="T482">Bilo bi zanimljivo dati si truda i provjeriti te teze. </text:span><text:span text:style-name="T481">HappySkeptic</text:span><text:span text:style-name="T480"> je pokušao analizirati performanse mog PicoBlaze simulatora dok se vrti program </text:span><text:span text:style-name="T481">Decimal to Binary</text:span><text:span text:style-name="T480"> pomoću Chromeovih alata za programiranje i došao je do zaključka da on provodi više od 99% </text:span><text:span text:style-name="T483">svog</text:span><text:span text:style-name="T480"> vremena crtajući SVG dijagrame</text:span><text:span text:style-name="T480"><text:note text:id="ftn44" text:note-class="footnote"><text:note-citation>44</text:note-citation><text:note-body><text:p text:style-name="P67">https://atheistforums.org/thread-61911-post-2113176.html#pid2113176</text:p></text:note-body></text:note></text:span><text:span text:style-name="T480"> </text:span><text:span text:style-name="T483">(koji su, naravno, za program </text:span><text:span text:style-name="T484">Decimal to Binary</text:span><text:span text:style-name="T483"> beskorisni, jer program </text:span><text:span text:style-name="T484">Decimal to Binary</text:span><text:span text:style-name="T483"> koristi UART za komunikaciju s korisnikom, a ne prekidače, LED-ice ili 7-segmentne pokaznike, koji se prikazuju SVG-ovima)</text:span><text:span text:style-name="T480">. </text:span><text:span text:style-name="T485">U tom bi se slučaju moj simulator PicoBlazea, barem za programe kao što je </text:span><text:span text:style-name="T486">Decimal to Binary</text:span><text:span text:style-name="T485">, mogao znatno ubrzati tako da omogućimo korisniku da </text:span><text:span text:style-name="T486">disable</text:span><text:span text:style-name="T485">a SVG-ove, kao što se sada može </text:span><text:span text:style-name="T486">disable</text:span><text:span text:style-name="T485">ati UART.</text:span><text:span text:style-name="T480"> </text:span><text:span text:style-name="T485">No,</text:span><text:span text:style-name="T480"> </text:span><text:span text:style-name="T485">m</text:span><text:span text:style-name="T487">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488">što se vrti</text:span><text:span text:style-name="T487"> u Chromeu.</text:span></text:p>
      <text:p text:style-name="P164"><text:span text:style-name="T489">30. kolovoza </text:span><text:span text:style-name="T490">2023. godine korisnik GitHuba </text:span><text:span text:style-name="T491">agustiza</text:span><text:span text:style-name="T490"> dijagnosticirao je problem kao </text:span><text:span text:style-name="T491">layout trashing</text:span><text:span text:style-name="T490">. Kako on objašnjava, kad moj program upiše novu vrijednost registra u tablicu, tablica neprimjetno promijeni veličinu za nekoliko piksela... ali dovoljno da se poremeti layout i da browser moja cijelu web-stranicu renderirati iznova. Koristeći napredni CSS (neke naredbe za koje ja ni čuo nisam) navodno je uspio ubrzati svoju verziju tog mog programa 12 puta. Naime, na njegovom računalu u Chromeu u mojoj verziji programa primjer </text:span><text:span text:style-name="T491">Fibonacci Sequence </text:span><text:span text:style-name="T490">izvrti se za oko 60 sekundi, a u njegovoj verziji 5 sekundi. </text:span><text:span text:style-name="T492">U planu je</text:span><text:span text:style-name="T490"> spojiti njegovu i moju verziju tog mog programa. </text:span><text:span text:style-name="T493">For the time being</text:span><text:span text:style-name="T492">, dodan je checkbox kojim korisnik može onemogućiti da se tablica s registrima i zastavicama osvježava na svaku instrukciju. Time ga se može ubrzati oko 2 puta (ne baš 12 puta, ali nešto ubrzanja bolje je nego nimalo).</text:span></text:p>
      <text:p text:style-name="P165"><text:span text:style-name="T482">B</text:span><text:span text:style-name="T21">udući da je moj simulator PicoBlazea neprihvatljivo spor ako se pokrene na mobilnom telefonu, razmišljao sam o tome da pokušam napraviti Android aplikaciju gdje će simulator biti pisan u Javi </text:span><text:span text:style-name="T494">(</text:span><text:span text:style-name="T495">dakle, da ponovno napišem </text:span><text:span text:style-name="T496">simulator.js</text:span><text:span text:style-name="T495">, ali ne u JavaScriptu, nego u Javi</text:span><text:span text:style-name="T494">)</text:span><text:span text:style-name="T21">. Java isto nije idealan jezik za pisanje simulatora (sakupljanje smeća...), ali neki uspješni simulatori ipak jesu pisani u Javi (jDosbox...), jer je Java ipak brža nego JavaScript </text:span><text:span text:style-name="T494">(</text:span><text:span text:style-name="T495">statičko tipiranje...</text:span><text:span text:style-name="T494">)</text:span><text:span text:style-name="T21">.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495">(</text:span><text:span text:style-name="T496">assembler.js</text:span><text:span text:style-name="T495">, </text:span><text:span text:style-name="T496">parser.js</text:span><text:span text:style-name="T495">, </text:span><text:span text:style-name="T496">preprocessor.js</text:span><text:span text:style-name="T495">, </text:span><text:span text:style-name="T496">tokenizer.js</text:span><text:span text:style-name="T495"> i </text:span><text:span text:style-name="T496">TreeNode.js</text:span><text:span text:style-name="T495">)</text:span><text:span text:style-name="T21"> i </text:span><text:span text:style-name="T495">program pisan u</text:span><text:span text:style-name="T21">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495">pa sam odustao od te ideje</text:span><text:span text:style-name="T21">. </text:span><text:span text:style-name="T495">Ako netko želi nastaviti taj moj rad, dostupan je na mom GitHub profilu</text:span><text:span text:style-name="T495"><text:note text:id="ftn45" text:note-class="footnote"><text:note-citation>45</text:note-citation><text:note-body><text:p text:style-name="P67">https://github.com/FlatAssembler/PicoBlaze_Simulator_for_Android</text:p></text:note-body></text:note></text:span><text:span text:style-name="T495">. </text:span><text:span text:style-name="T497">Mnogi na internetskim forumima kažu da, kad se s razvoja desktop ili mobilnih aplikacija prebaciš na razvoj web-aplikacija, kao da si se vratio dva desetljeća u prošlost. </text:span><text:span text:style-name="T498">Meni se ne čini da je tako. </text:span><text:span text:style-name="T499">Napraviti korisničko </text:span><text:soft-page-break/><text:span text:style-name="T499">sučelje od gumbova i labela uistinu je lakše kad ciljaš mobitel nego kad ciljaš web: kad ciljaš mobitel, to možeš napraviti bez kodiranja. Popuniti tablicu podacima (kao što moj PicoBlaze Simulator puni tablicu podacima iz globalnog objekta </text:span><text:span text:style-name="T500">machineCode</text:span><text:span text:style-name="T499">, strojnim kodom u heksadekadskom obliku i linijama asemblerskog koda odakle dolaze naredbe) već </text:span><text:span text:style-name="T501">je</text:span><text:span text:style-name="T499"> podjednako teško na mobitelu i na webu. </text:span><text:span text:style-name="T502">A dohvatiti nešto s interneta ili parsirati JSON daleko je lakše na webu nego na mobitelu.</text:span></text:p>
      <text:p text:style-name="P135"/>
      <text:p text:style-name="P136">Zahvale</text:p>
      <text:p text:style-name="P166">Posebno zahvaljujem profesoru Ivanu Aleksiju što me potakao da ovo napravim i što je sakupio informacije na internetu potrebne za to. <text:span text:style-name="T503">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66">Zahvaljujem i programerima koji su napravili internetski servis LGTM, statički analizer za JavaScript koji me je upozorio na neke greške koje sam napravio. JavaScript je relativno loš programski jezik i takvi su alati korisni.</text:p>
      <text:p text:style-name="P167">Također se zahvaljujem korisniku GitHuba zvanom <text:span text:style-name="T46">agustiza</text:span> što je otkrio i ispravio bug u jezgri simulatora, te što izrađuje automatske testove da olakša posao budućim doprinositeljima ovom projektu. <text:span text:style-name="T504">Zahvaljujem se i Abidinu Durduu abdrd-u što je napravio back-end.</text:span></text:p>
      <text:p text:style-name="P168"><text:span text:style-name="T505">I zahvaljujem GitHubu što hosta moju web-stranicu </text:span><text:span text:style-name="T506">(uključujući i PicoBlaze Simulator)</text:span><text:span text:style-name="T505">, i još me nije zabranio zbog govora mržnje. </text:span><text:span text:style-name="T507">Prije je moju web-stranicu hostala ciparska tvrtka 000webhost, pa su me zabranili zbog govora mržnje. </text:span><text:span text:style-name="T506">Za slučaj da me i GitHub zabrani, ovaj PicoBlaze Simulator hosta se i na SourceForgeu</text:span><text:span text:style-name="T506"><text:note text:id="ftn46" text:note-class="footnote"><text:note-citation>46</text:note-citation><text:note-body><text:p text:style-name="P169">https://picoblaze-simulator.sourceforge.io/</text:p></text:note-body></text:note></text:span><text:span text:style-name="T506">, ali na SourceForgeu ne </text:span><text:span text:style-name="T508">p</text:span><text:span text:style-name="T506">ostam ništa kontroverzno zbog čega bi me imali razloga zabraniti. </text:span><text:span text:style-name="T509">Ako me GitHub zabrani, onih </text:span><text:span text:style-name="T510">osam</text:span><text:span text:style-name="T509"> primjera neće biti dostupno ni na SourceForgeu, jer ih i PicoBlaze Simulator koji se vrti na SourceForgeu dohvaća s mog GitHub profila. Ali mislim da će to biti lagano srediti u tom slučaju.</text:span></text:p>
      <text:p text:style-name="P170">SourceForge mi, za razliku od GitHuba, dopušta da na njihovim serverima vrtim PHP. <text:span text:style-name="T504">I Abidin Durdu je napravio back-end koji omogućuje korisnicima da dijele vlastite PicoBlaze asemblerske programe, na čemu mu najviše zahvaljujem.</text:span></text:p>
      <text:p text:style-name="P171"><text:span text:style-name="T511">Abstract: </text:span><text:span text:style-name="T512">The author of the text was frustrated by the shortcomings of existing</text:span><text:span text:style-name="T349"> </text:span><text:span text:style-name="T513">simulators of the small computer called</text:span><text:span text:style-name="T349"> </text:span><text:span text:style-name="T512">PicoBlaze, </text:span><text:span text:style-name="T513">so he</text:span><text:span text:style-name="T512"> created a different PicoBlaze simulator in the JavaScript programming language. This simulator can be run in modern Internet browsers</text:span><text:span text:style-name="T512"><text:note text:id="ftn47" text:note-class="footnote"><text:note-citation>47</text:note-citation><text:note-body><text:p text:style-name="P172">https://flatassembler.github.io/PicoBlaze/PicoBlaze.html</text:p></text:note-body></text:note></text:span><text:span text:style-name="T512"> (the author thinks that the oldest Internet browser in which the simulator works properly is Firefox 52, the last version of Firefox that can</text:span><text:span text:style-name="T349"> </text:span><text:span text:style-name="T513">be</text:span><text:span text:style-name="T349"> </text:span><text:span text:style-name="T512">run on Windows XP, </text:span><text:span text:style-name="T514">and it is also the version of Firefox that comes with Solaris 11.4, which is the latest version of Solaris today</text:span><text:span text:style-name="T512">). The text </text:span><text:span text:style-name="T513">explains</text:span><text:span text:style-name="T512"> the details of how the author made his simulator and what the advantages and disadvantages</text:span><text:span text:style-name="T349"> </text:span><text:span text:style-name="T513">are</text:span><text:span text:style-name="T349"> </text:span><text:span text:style-name="T512">of that simulator compared to</text:span><text:span text:style-name="T349"> </text:span><text:span text:style-name="T515">the</text:span><text:span text:style-name="T349"> </text:span><text:span text:style-name="T512">existing simulators.</text:span><text:span text:style-name="T349"> </text:span><text:span text:style-name="T516">The author is also comparing the parts of the simulator with similar parts of other programs he has made earlier (mostly a compiler that compiles his programming language to WebAssembly).</text:span><text:span text:style-name="T349"> </text:span><text:span text:style-name="T512">No frameworks were used, the code was written mainly in VIM (for minor changes) and Eclipse (for major changes), GIMP and Inkscape were used for image editing, programming tools</text:span><text:span text:style-name="T349"> </text:span><text:span text:style-name="T515">that come with Firefox</text:span><text:span text:style-name="T349"> </text:span><text:span text:style-name="T512">were used for</text:span><text:span text:style-name="T349"> </text:span><text:span text:style-name="T515">debugging the program,</text:span><text:span text:style-name="T349"> </text:span><text:span text:style-name="T512">and the</text:span><text:span text:style-name="T349"> </text:span><text:span text:style-name="T517">(no longer available)</text:span><text:span text:style-name="T349"> </text:span><text:span text:style-name="T512">LGTM internet service </text:span><text:span text:style-name="T515">was also used to search for errors</text:span><text:span text:style-name="T512">. Prettier (for HTML and CSS) and ClangFormat (for JavaScript) were used to format the code. </text:span><text:span text:style-name="T518">The last version I </text:span><text:span text:style-name="T519">made entirely by myself is v2.8.3. Not long after I released v2.8.3, I got a contributor who claims to be using my project at a university in Argentina, </text:span><text:span text:style-name="T520">called Agustin Izaguirre</text:span><text:span text:style-name="T519">. </text:span><text:span text:style-name="T520">Later I also got a contributor called Abidin Durdu from Turkey, who made a back-end using PHP and MySQL. </text:span><text:span text:style-name="T521">Later on I received contributions from a GitHub user Gb-JS, who is from Yorubaland in Nigeria.</text:span></text:p>
      <text:p text:style-name="P173">Životopis</text:p>
      <text:p text:style-name="P174"><text:span text:style-name="T2">Ja sam Teo Samaržija, rođen sam 1999. u Osijeku. Osnovnu školu sam završio u Donjem Miholjcu (Osnovna škola August Harambašić), a u srednju školu išao sam</text:span><text:bookmark text:name="_GoBack"/><text:span text:style-name="T2"> u Opću gimnaziju u Donjem Miholjcu (1. razred, dio 2. razreda, kraj 3. razreda i 4. razred), te u Opću gimnaziju u Našicama (kraj 2. razreda i početak 3. razreda).</text:span></text:p>
      <text:p text:style-name="P175"><text:span text:style-name="T2">Često sam sudjelovao na informatičkim natjecanjima. U 6. razredu osnovne osvojio sam 3. mjesto na županijskom natjecanju</text:span><text:span text:style-name="T2"><text:note text:id="ftn48" text:note-class="footnote"><text:note-citation>48</text:note-citation><text:note-body><text:p text:style-name="Footnote">https://informatika.azoo.hr/natjecanje/dogadjaj/175/rezultati</text:p></text:note-body></text:note></text:span><text:span text:style-name="T2">, u 7. razredu 4. mjesto na državnom natjecanju</text:span><text:span text:style-name="T2"><text:note text:id="ftn49" text:note-class="footnote"><text:note-citation>49</text:note-citation><text:note-body><text:p text:style-name="Footnote">https://informatika.azoo.hr/natjecanje/dogadjaj/235/rezultati</text:p></text:note-body></text:note></text:span><text:span text:style-name="T2">, u 8. razredu 6. mjesto na državnom natjecanju</text:span><text:span text:style-name="T2"><text:note text:id="ftn50" text:note-class="footnote"><text:note-citation>50</text:note-citation><text:note-body><text:p text:style-name="Footnote">https://informatika.azoo.hr/natjecanje/dogadjaj/288/rezultati</text:p></text:note-body></text:note></text:span><text:span text:style-name="T2"> (sve je to organizirao Infokup), u srednjoj školi sam se, kad sam bio 3. razred, natjecao na HONI-ju, te sam osvojio 15. mjesto</text:span><text:span text:style-name="T2"><text:note text:id="ftn51" text:note-class="footnote"><text:note-citation>51</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 2019. godine sam, kao student prve godine, sudjelovao na STEM Games natjecanju iz programiranja, na kojem je moja ekipa osvojila 7. mjesto</text:span><text:span text:style-name="T2"><text:note text:id="ftn52" text:note-class="footnote"><text:note-citation>52</text:note-citation><text:note-body><text:p text:style-name="Footnote">https://stemgames.hr/wp-content/uploads/2019/05/SG-Rezultati-2019-znanje-T.pdf</text:p></text:note-body></text:note></text:span><text:span text:style-name="T2">. Osim na natjecanjima iz informatike, sudjelovao sam, kad sam bio 2. razred srednje škole, i na AZOO-vom državnom natjecanju iz latinskog jezika, gdje sam osvojio 7. mjesto</text:span><text:span text:style-name="T2"><text:note text:id="ftn53" text:note-class="footnote"><text:note-citation>53</text:note-citation><text:note-body><text:p text:style-name="Footnote">https://www.azoo.hr/images/rezultati_klas_jezici_lat_gimnazije2016.pdf</text:p></text:note-body></text:note></text:span><text:span text:style-name="T2">.</text:span></text:p>
      <text:p text:style-name="P176"><text:span text:style-name="T522">Kad sam bio gimnazijalac, i</text:span><text:span text:style-name="T2">zdavačka kuća Panon izdala mi je knjigu pod naslovom </text:span><text:span text:style-name="T523">Jezici za gimnazijalce</text:span><text:span text:style-name="T523"><text:note text:id="ftn54" text:note-class="footnote"><text:note-citation>54</text:note-citation><text:note-body><text:p text:style-name="Footnote">http://www.glas-slavonije.hr/365330/3/Gimnazijalac-Teo-napisao--i-objavio-knjigu-o-jeziku</text:p></text:note-body></text:note></text:span><text:span text:style-name="T523">.</text:span><text:span text:style-name="T348"> </text:span><text:span text:style-name="T524">Knjiga</text:span><text:span text:style-name="T525"> Jezici za gimnazijalce</text:span><text:span text:style-name="T524"> ima dva dijela, prvi je o povijesnoj lingvistici, a drugi o vezi programskih i prirodnih jezika. </text:span><text:span text:style-name="T526">Naravno, sada i o jednom i o drugom znam mnogo više nego što sam znao kad sam pisao tu knjigu.</text:span><text:span text:style-name="T349"> </text:span><text:span text:style-name="T527">Ka</text:span><text:span text:style-name="T528">d sam bio</text:span><text:span text:style-name="T529"> student prve godine,</text:span><text:span text:style-name="T2"> sudjelovao </text:span><text:span text:style-name="T527">sam</text:span><text:span text:style-name="T2"> na konferenciji </text:span><text:span text:style-name="T523">Kopački Rit, Jučer, Danas, Sutra</text:span><text:span text:style-name="T2"> s prezentacijom </text:span><text:span text:style-name="T523">Toponimija Baranje u svjetlu novih promišljanja</text:span><text:span text:style-name="T523"><text:note text:id="ftn55" text:note-class="footnote"><text:note-citation>55</text:note-citation><text:note-body><text:p text:style-name="Footnote">https://bib.irb.hr/datoteka/957836.Kopacki.pdf</text:p></text:note-body></text:note></text:span><text:span text:style-name="T2">. 2022. godine napisao sam tekst </text:span><text:span text:style-name="T530">Etimologija Karašica</text:span><text:span text:style-name="T531">,</text:span><text:span text:style-name="T2"> o ideji da je to k-r što se ponavlja u nazivima rijeka u Hrvatskoj (Krka, Korana, Kravarščica, Krbavica, Krapina, dvije Karašice) </text:span><text:span text:style-name="T532">bila</text:span><text:span text:style-name="T2"> </text:span><text:span text:style-name="T532">ilirska riječ za</text:span><text:span text:style-name="T2"> </text:span><text:span text:style-name="T349">teći</text:span><text:span text:style-name="T348"> </text:span><text:span text:style-name="T524">(da je ilirska riječ za </text:span><text:span text:style-name="T525">teći</text:span><text:span text:style-name="T524"> bila </text:span><text:span text:style-name="T525">*karr</text:span><text:span text:style-name="T533">~kurr</text:span><text:span text:style-name="T534">, </text:span><text:span text:style-name="T524">recimo, da </text:span><text:span text:style-name="T535">ime</text:span><text:span text:style-name="T525"> </text:span><text:span text:style-name="T536">Karašica</text:span><text:span text:style-name="T524"> dolazi od ne</text:span><text:span text:style-name="T535">potvrđenog ilirskog imena koje se može rekonstruirati</text:span><text:span text:style-name="T524"> ili </text:span><text:span text:style-name="T535">kao</text:span><text:span text:style-name="T524"> </text:span><text:span text:style-name="T525">*Kurrurrissia</text:span><text:span text:style-name="T524"> ili </text:span><text:span text:style-name="T535">kao</text:span><text:span text:style-name="T524"> </text:span><text:span text:style-name="T525">*Kurrirrissia</text:span><text:span text:style-name="T524">, a </text:span><text:span text:style-name="T535">ime</text:span><text:span text:style-name="T524"> </text:span><text:span text:style-name="T525">Krapina</text:span><text:span text:style-name="T524"> </text:span><text:span text:style-name="T535">od </text:span><text:span text:style-name="T537">*Karpona</text:span><text:span text:style-name="T538"> ili, manje vjerojatno, od nečeg kao</text:span><text:span text:style-name="T524"> </text:span><text:span text:style-name="T525">*Kurrippuppona</text:span><text:span text:style-name="T524">, i tako dalje)</text:span><text:span text:style-name="T348">, on je objavljen u Valpovačkom godišnjaku </text:span><text:span text:style-name="T538">(što je spomenuto u Glasu Slavonije</text:span><text:span text:style-name="T348"><text:note text:id="ftn56" text:note-class="footnote"><text:note-citation>56</text:note-citation><text:note-body><text:p text:style-name="Footnote"><text:a xlink:type="simple" xlink:href="http://www.glas-slavonije.hr/vijest.aspx?id=498689" text:style-name="Internet_20_link" text:visited-style-name="Visited_20_Internet_20_Link"><text:span text:style-name="Internet_20_link"><text:span text:style-name="T539">http://www.glas-slavonije.hr/vijest.aspx?id=498689</text:span></text:span></text:a></text:p></text:note-body></text:note></text:span><text:span text:style-name="T538">)</text:span><text:span text:style-name="T348">, na mojoj web-stranici</text:span><text:span text:style-name="T348"><text:note text:id="ftn57" text:note-class="footnote"><text:note-citation>57</text:note-citation><text:note-body><text:p text:style-name="P177">https://flatassembler.github.io/Karasica.doc</text:p></text:note-body></text:note></text:span><text:span text:style-name="T348">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178">Govorim hrvatski (izvorni govornik), engleski (vjerojatno C1 razina), latinski (vjerojatno B2 razina<text:note text:id="ftn58" text:note-class="footnote"><text:note-citation>58</text:note-citation><text:note-body><text:p text:style-name="P179">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180">2023. godine diplomirao sam računarstvo na FERIT-u i time stekao titulu sveučilišnog prvostupnika inženjera računarstva.</text:p>
      <text:p text:style-name="P181"><text:soft-page-break/><draw:frame draw:style-name="fr1" draw:name="Image4" text:anchor-type="as-char" svg:width="1.8575in" svg:height="0.4783in" draw:z-index="3"><draw:image xlink:href="Pictures/10000000000001A00000006B03319F8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loext:hyphenation-keep-line="false"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2-07T16:35:25.817789300</dc:date>
    <meta:editing-duration>P1DT13H15M42S</meta:editing-duration>
    <meta:editing-cycles>358</meta:editing-cycles>
    <meta:generator>LibreOffice/25.8.3.2$Windows_X86_64 LibreOffice_project/8ca8d55c161d602844f5428fa4b58097424e324e</meta:generator>
    <meta:document-statistic meta:table-count="2" meta:image-count="20" meta:object-count="0" meta:page-count="39" meta:paragraph-count="443" meta:word-count="19888" meta:character-count="132029" meta:non-whitespace-character-count="112049"/>
  </office:meta>
</office:document-meta>
</file>